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2570*"/>
    </style:style>
    <style:style style:name="Table55.C" style:family="table-column">
      <style:table-column-properties style:column-width="0.3083in" style:rel-column-width="2852*"/>
    </style:style>
    <style:style style:name="Table55.D" style:family="table-column">
      <style:table-column-properties style:column-width="6.2194in" style:rel-column-width="575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D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style:vertical-align="middle" fo:padding="0.0382in" fo:border-left="0.0007in solid #000000" fo:border-right="0.0007in solid #000000" fo:border-top="none" fo:border-bottom="0.0007in solid #000000"/>
    </style:style>
    <style:style style:name="Table92" style:family="table">
      <style:table-properties style:width="7.0896in" fo:margin-left="-0.0063in" fo:margin-right="-0.0028in" table:align="margins"/>
    </style:style>
    <style:style style:name="Table92.A" style:family="table-column">
      <style:table-column-properties style:column-width="0.2139in" style:rel-column-width="1977*"/>
    </style:style>
    <style:style style:name="Table92.B" style:family="table-column">
      <style:table-column-properties style:column-width="0.2069in" style:rel-column-width="1912*"/>
    </style:style>
    <style:style style:name="Table92.C" style:family="table-column">
      <style:table-column-properties style:column-width="0.2278in" style:rel-column-width="2105*"/>
    </style:style>
    <style:style style:name="Table92.D" style:family="table-column">
      <style:table-column-properties style:column-width="0.1792in" style:rel-column-width="1656*"/>
    </style:style>
    <style:style style:name="Table92.E" style:family="table-column">
      <style:table-column-properties style:column-width="2.3521in" style:rel-column-width="21742*"/>
    </style:style>
    <style:style style:name="Table92.F" style:family="table-column">
      <style:table-column-properties style:column-width="3.9097in" style:rel-column-width="36143*"/>
    </style:style>
    <style:style style:name="Table92.1" style:family="table-row">
      <style:table-row-properties style:keep-together="false" fo:keep-together="always"/>
    </style:style>
    <style:style style:name="Table92.A1" style:family="table-cell">
      <style:table-cell-properties fo:padding="0.0382in" fo:border-left="0.0007in solid #000000" fo:border-right="none" fo:border-top="0.0007in solid #000000" fo:border-bottom="0.0007in solid #000000"/>
    </style:style>
    <style:style style:name="Table92.F1" style:family="table-cell">
      <style:table-cell-properties fo:padding="0.0382in" fo:border="0.0007in solid #000000"/>
    </style:style>
    <style:style style:name="Table92.A2" style:family="table-cell">
      <style:table-cell-properties fo:padding="0.0382in" fo:border-left="0.0007in solid #000000" fo:border-right="none" fo:border-top="none" fo:border-bottom="0.0007in solid #000000"/>
    </style:style>
    <style:style style:name="Table92.F2" style:family="table-cell">
      <style:table-cell-properties style:vertical-align="middle" fo:padding="0.0382in" fo:border-left="0.0007in solid #000000" fo:border-right="0.0007in solid #000000" fo:border-top="none" fo:border-bottom="0.0007in solid #000000"/>
    </style:style>
    <style:style style:name="Table92.A28" style:family="table-cell">
      <style:table-cell-properties fo:padding="0.0382in" fo:border-left="0.0007in solid #000000" fo:border-right="none" fo:border-top="none" fo:border-bottom="none"/>
    </style:style>
    <style:style style:name="Table92.F28" style:family="table-cell">
      <style:table-cell-properties style:vertical-align="middle" fo:padding="0.0382in" fo:border-left="0.0007in solid #000000" fo:border-right="0.0007in solid #000000" fo:border-top="none" fo:border-bottom="none"/>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style>
    <style:style style:name="Table99.A" style:family="table-column">
      <style:table-column-properties style:column-width="1.7653in" style:rel-column-width="16338*"/>
    </style:style>
    <style:style style:name="Table99.B" style:family="table-column">
      <style:table-column-properties style:column-width="1.5944in" style:rel-column-width="14757*"/>
    </style:style>
    <style:style style:name="Table99.C" style:family="table-column">
      <style:table-column-properties style:column-width="3.7208in" style:rel-column-width="34440*"/>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C2" style:family="table-cell">
      <style:table-cell-properties fo:padding="0.0382in" fo:border-left="0.0007in solid #000000" fo:border-right="0.0007in solid #000000" fo:border-top="none" fo:border-bottom="0.0007in solid #000000"/>
    </style:style>
    <style:style style:name="Table99.A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99.C12" style:family="table-cell">
      <style:table-cell-properties style:vertical-align="middle"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itle">
      <style:text-properties fo:font-size="60pt" style:font-size-asian="60pt" style:font-size-complex="60pt"/>
    </style:style>
    <style:style style:name="P8" style:family="paragraph" style:parent-style-name="Footnote">
      <style:paragraph-properties fo:text-align="start"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text-properties fo:font-weight="bold" style:font-weight-asian="bold" style:font-weight-complex="bold"/>
    </style:style>
    <style:style style:name="P14" style:family="paragraph" style:parent-style-name="Table_20_Contents">
      <style:paragraph-properties fo:text-align="start"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text-properties fo:font-weight="normal" style:font-weight-asian="normal" style:font-weight-complex="normal"/>
    </style:style>
    <style:style style:name="P17" style:family="paragraph" style:parent-style-name="Table_20_Contents">
      <style:paragraph-properties fo:text-align="justify" style:justify-single-word="false"/>
      <style:text-properties fo:font-weight="normal" style:font-weight-asian="normal" style:font-weight-complex="normal"/>
    </style:style>
    <style:style style:name="P18" style:family="paragraph" style:parent-style-name="Table_20_Contents">
      <style:paragraph-properties fo:text-align="center" style:justify-single-word="false"/>
      <style:text-properties style:font-name="Courier New" fo:font-weight="bold" style:font-weight-asian="bold" style:font-weight-complex="bold"/>
    </style:style>
    <style:style style:name="P19" style:family="paragraph" style:parent-style-name="Table_20_Contents">
      <style:paragraph-properties fo:text-align="center" style:justify-single-word="false"/>
      <style:text-properties style:font-name="Courier New" fo:font-size="12pt" style:font-size-asian="12pt" style:font-size-complex="12pt"/>
    </style:style>
    <style:style style:name="P20" style:family="paragraph" style:parent-style-name="Table_20_Contents">
      <style:text-properties style:font-name="Courier New" fo:font-size="10pt" style:font-size-asian="10pt" style:font-size-complex="10pt"/>
    </style:style>
    <style:style style:name="P21" style:family="paragraph" style:parent-style-name="Table_20_Contents">
      <style:paragraph-properties fo:text-align="justify" style:justify-single-word="false"/>
      <style:text-properties style:font-name="Courier New" fo:font-size="10pt" style:font-size-asian="10pt" style:font-size-complex="10pt"/>
    </style:style>
    <style:style style:name="P22" style:family="paragraph" style:parent-style-name="Table_20_Contents">
      <style:paragraph-properties fo:text-align="center" style:justify-single-word="false"/>
      <style:text-properties style:font-name="Courier New"/>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25"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26"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27" style:family="paragraph" style:parent-style-name="Table_20_Contents">
      <style:text-properties fo:color="#808080" fo:font-size="10pt" style:font-size-asian="10pt" style:font-size-complex="10pt"/>
    </style:style>
    <style:style style:name="P28" style:family="paragraph" style:parent-style-name="Table_20_Contents">
      <style:text-properties fo:color="#808080" fo:font-size="6pt" style:font-size-asian="6pt" style:font-size-complex="6pt"/>
    </style:style>
    <style:style style:name="P29" style:family="paragraph" style:parent-style-name="Table_20_Contents">
      <style:text-properties fo:font-size="10pt" style:font-size-asian="10pt" style:font-size-complex="10pt"/>
    </style:style>
    <style:style style:name="P30" style:family="paragraph" style:parent-style-name="Table_20_Contents">
      <style:paragraph-properties fo:text-align="start" style:justify-single-word="false"/>
      <style:text-properties fo:font-size="10pt" style:font-size-asian="10pt" style:font-size-complex="10pt"/>
    </style:style>
    <style:style style:name="P31" style:family="paragraph" style:parent-style-name="Table_20_Contents">
      <style:paragraph-properties fo:text-align="center" style:justify-single-word="false"/>
      <style:text-properties style:font-name="Arial Black" fo:font-size="10pt" style:font-size-asian="10pt" style:font-size-complex="10pt"/>
    </style:style>
    <style:style style:name="P32" style:family="paragraph" style:parent-style-name="Table_20_Contents">
      <style:paragraph-properties fo:text-align="center" style:justify-single-word="false"/>
      <style:text-properties style:font-name="Arial Black" fo:font-size="6pt" style:font-size-asian="6pt" style:font-size-complex="6pt"/>
    </style:style>
    <style:style style:name="P33" style:family="paragraph" style:parent-style-name="Table_20_Contents">
      <style:text-properties fo:font-size="12pt" fo:font-weight="bold" style:font-size-asian="12pt" style:font-weight-asian="bold" style:font-size-complex="12pt" style:font-weight-complex="bold"/>
    </style:style>
    <style:style style:name="P3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39"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paragraph-properties fo:text-align="center" style:justify-single-word="false"/>
      <style:text-properties fo:font-style="italic" style:font-style-asian="italic" style:font-style-complex="italic"/>
    </style:style>
    <style:style style:name="P44" style:family="paragraph" style:parent-style-name="Table_20_Contents">
      <style:text-properties fo:font-size="6pt" style:font-size-asian="6pt" style:font-size-complex="6pt"/>
    </style:style>
    <style:style style:name="P45" style:family="paragraph" style:parent-style-name="Code">
      <style:text-properties fo:font-size="12pt" fo:font-weight="bold" style:font-size-asian="12pt" style:font-weight-asian="bold" style:font-size-complex="12pt" style:font-weight-complex="bold"/>
    </style:style>
    <style:style style:name="P46" style:family="paragraph" style:parent-style-name="Code">
      <style:paragraph-properties fo:text-align="justify" style:justify-single-word="false"/>
    </style:style>
    <style:style style:name="P47" style:family="paragraph" style:parent-style-name="Code">
      <style:text-properties style:font-name="Times New Roman" fo:font-size="14pt" style:font-name-asian="SimSun" style:font-size-asian="14pt" style:font-name-complex="Mangal" style:font-size-complex="14pt"/>
    </style:style>
    <style:style style:name="P48" style:family="paragraph" style:parent-style-name="Code">
      <style:text-properties style:text-underline-style="solid" style:text-underline-width="auto" style:text-underline-color="font-color" fo:font-weight="bold" style:font-weight-asian="bold" style:font-weight-complex="bold"/>
    </style:style>
    <style:style style:name="P49" style:family="paragraph" style:parent-style-name="Text_20_body">
      <style:paragraph-properties fo:break-before="page"/>
    </style:style>
    <style:style style:name="P50" style:family="paragraph" style:parent-style-name="Heading_20_1">
      <style:paragraph-properties fo:text-align="justify" style:justify-single-word="false"/>
    </style:style>
    <style:style style:name="P51" style:family="paragraph" style:parent-style-name="Heading_20_1">
      <style:paragraph-properties fo:break-before="page"/>
    </style:style>
    <style:style style:name="P52" style:family="paragraph" style:parent-style-name="Contents_20_Heading">
      <style:paragraph-properties fo:break-before="page"/>
    </style:style>
    <style:style style:name="P53" style:family="paragraph" style:parent-style-name="Contents_20_1">
      <style:paragraph-properties>
        <style:tab-stops>
          <style:tab-stop style:position="7.0602in" style:type="right" style:leader-style="dotted" style:leader-text="."/>
        </style:tab-stops>
      </style:paragraph-properties>
    </style:style>
    <style:style style:name="P54" style:family="paragraph" style:parent-style-name="Contents_20_2">
      <style:paragraph-properties>
        <style:tab-stops>
          <style:tab-stop style:position="6.8839in" style:type="right"/>
        </style:tab-stops>
      </style:paragraph-properties>
    </style:style>
    <style:style style:name="P55"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56"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57" style:family="paragraph" style:parent-style-name="Table_20_Contents">
      <style:text-properties style:use-window-font-color="true" fo:font-size="6pt" style:font-size-asian="6pt" style:font-size-complex="6pt"/>
    </style:style>
    <style:style style:name="P58" style:family="paragraph" style:parent-style-name="Index_20_1">
      <style:paragraph-properties>
        <style:tab-stops>
          <style:tab-stop style:position="7.0807in" style:type="right"/>
        </style:tab-stops>
      </style:paragraph-properties>
    </style:style>
    <style:style style:name="P59" style:family="paragraph" style:parent-style-name="Index_20_Separator">
      <style:paragraph-properties>
        <style:tab-stops/>
      </style:paragraph-properties>
    </style:style>
    <style:style style:name="P60" style:family="paragraph" style:parent-style-name="Text_20_body" style:master-page-name="Standard">
      <style:paragraph-properties style:page-number="auto"/>
    </style:style>
    <style:style style:name="P61" style:family="paragraph" style:parent-style-name="Text_20_body" style:list-style-name="L1"/>
    <style:style style:name="P62" style:family="paragraph" style:parent-style-name="Text_20_body" style:list-style-name="L2"/>
    <style:style style:name="P63" style:family="paragraph" style:parent-style-name="Text_20_body">
      <style:paragraph-properties fo:text-align="justify" style:justify-single-word="false"/>
    </style:style>
    <style:style style:name="P64" style:family="paragraph" style:parent-style-name="Text_20_body" style:list-style-name="L3">
      <style:paragraph-properties fo:text-align="justify" style:justify-single-word="false"/>
    </style:style>
    <style:style style:name="P65" style:family="paragraph" style:parent-style-name="Text_20_body" style:list-style-name="L5">
      <style:paragraph-properties fo:text-align="justify" style:justify-single-word="false"/>
    </style:style>
    <style:style style:name="P66" style:family="paragraph" style:parent-style-name="Text_20_body" style:list-style-name="L1">
      <style:paragraph-properties fo:text-align="justify" style:justify-single-word="false"/>
    </style:style>
    <style:style style:name="P67" style:family="paragraph" style:parent-style-name="Text_20_body" style:list-style-name="L8">
      <style:paragraph-properties fo:text-align="justify" style:justify-single-word="false"/>
    </style:style>
    <style:style style:name="P68" style:family="paragraph" style:parent-style-name="Text_20_body" style:list-style-name="L10">
      <style:paragraph-properties fo:text-align="justify" style:justify-single-word="false"/>
    </style:style>
    <style:style style:name="P69" style:family="paragraph" style:parent-style-name="Text_20_body" style:list-style-name="L11">
      <style:paragraph-properties fo:text-align="justify" style:justify-single-word="false"/>
    </style:style>
    <style:style style:name="P70" style:family="paragraph" style:parent-style-name="Text_20_body" style:list-style-name="L13">
      <style:paragraph-properties fo:text-align="justify" style:justify-single-word="false"/>
    </style:style>
    <style:style style:name="P71" style:family="paragraph" style:parent-style-name="Text_20_body" style:list-style-name="L14">
      <style:paragraph-properties fo:text-align="justify" style:justify-single-word="false"/>
    </style:style>
    <style:style style:name="P72" style:family="paragraph" style:parent-style-name="Text_20_body" style:list-style-name="L15">
      <style:paragraph-properties fo:text-align="justify" style:justify-single-word="false"/>
    </style:style>
    <style:style style:name="P73" style:family="paragraph" style:parent-style-name="Text_20_body" style:list-style-name="L16">
      <style:paragraph-properties fo:text-align="justify" style:justify-single-word="false"/>
    </style:style>
    <style:style style:name="P74" style:family="paragraph" style:parent-style-name="Text_20_body" style:list-style-name="L17">
      <style:paragraph-properties fo:text-align="justify" style:justify-single-word="false"/>
    </style:style>
    <style:style style:name="P75" style:family="paragraph" style:parent-style-name="Text_20_body" style:list-style-name="L18">
      <style:paragraph-properties fo:text-align="justify" style:justify-single-word="false"/>
    </style:style>
    <style:style style:name="P76" style:family="paragraph" style:parent-style-name="Text_20_body" style:list-style-name="L19">
      <style:paragraph-properties fo:text-align="justify" style:justify-single-word="false"/>
    </style:style>
    <style:style style:name="P77" style:family="paragraph" style:parent-style-name="Text_20_body" style:list-style-name="L4"/>
    <style:style style:name="P78" style:family="paragraph" style:parent-style-name="Text_20_body" style:list-style-name="L5"/>
    <style:style style:name="P79" style:family="paragraph" style:parent-style-name="Text_20_body" style:list-style-name="L6"/>
    <style:style style:name="P80" style:family="paragraph" style:parent-style-name="Text_20_body" style:list-style-name="L7"/>
    <style:style style:name="P81" style:family="paragraph" style:parent-style-name="Text_20_body" style:list-style-name="L9"/>
    <style:style style:name="P82"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Text_20_body"/>
      <text:p text:style-name="Text_20_body"/>
      <text:p text:style-name="Text_20_body"/>
      <text:p text:style-name="P7">The fOOrth User's Guide</text:p>
      <text:p text:style-name="Subtitle">An RPN, object oriented language that is not FORTH.</text:p>
      <text:p text:style-name="Subtitle">by Peter Camilleri </text:p>
      <text:p text:style-name="Text_20_body"/>
      <text:p text:style-name="P2">Last Update: April 5, 2015</text:p>
      <text:p text:style-name="P2">Covering fOOrth version 0.0.3</text:p>
      <text:p text:style-name="P2">Status: Unpublished.</text:p>
      <text:p text:style-name="Text_20_body"/>
      <text:p text:style-name="Text_20_body"/>
      <text:p text:style-name="Text_20_body"/>
      <text:p text:style-name="P49"/>
      <text:p text:style-name="P5"/>
      <text:p text:style-name="P5"/>
      <text:p text:style-name="P4">This page is left blank.</text:p>
      <text:p text:style-name="P4">For the sak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4"><text:s/>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52">Table of Contents</text:p>
          </text:index-title>
          <text:p text:style-name="P53">The MIT License (MIT).<text:tab/>5</text:p>
          <text:p text:style-name="P53">Introduction<text:tab/>6</text:p>
          <text:p text:style-name="P54">About the name fOOrth<text:tab/>6</text:p>
          <text:p text:style-name="P54">How fOOrth came to be<text:tab/>6</text:p>
          <text:p text:style-name="P54">Goals and Principles<text:tab/>7</text:p>
          <text:p text:style-name="P54">Report Card<text:tab/>8</text:p>
          <text:p text:style-name="P54">Special Note of Thanks<text:tab/>9</text:p>
          <text:p text:style-name="P53">Installation<text:tab/>10</text:p>
          <text:p text:style-name="P54">Ruby<text:tab/>10</text:p>
          <text:p text:style-name="P54">fOOrth<text:tab/>10</text:p>
          <text:p text:style-name="P54">Running fOOrth<text:tab/>11</text:p>
          <text:p text:style-name="P54">Source Archive<text:tab/>11</text:p>
          <text:p text:style-name="P53">First Steps<text:tab/>12</text:p>
          <text:p text:style-name="P53">The Syntax and Style of fOOrth<text:tab/>14</text:p>
          <text:p text:style-name="P54">Syntax<text:tab/>14</text:p>
          <text:p text:style-name="P54">Spaces<text:tab/>14</text:p>
          <text:p text:style-name="P54">Comments<text:tab/>14</text:p>
          <text:p text:style-name="P54">String Literals<text:tab/>14</text:p>
          <text:p text:style-name="P54">Numeric Literals<text:tab/>15</text:p>
          <text:p text:style-name="P53">A fOOrth Calculator<text:tab/>16</text:p>
          <text:p text:style-name="P54">The Basics<text:tab/>16</text:p>
          <text:p text:style-name="P54">Stack Manipulation<text:tab/>17</text:p>
          <text:p text:style-name="P54">Programming<text:tab/>19</text:p>
          <text:p text:style-name="P54">Control Structures<text:tab/>20</text:p>
          <text:p text:style-name="P54">Data Memory<text:tab/>24</text:p>
          <text:p text:style-name="P53">Data Storage in fOOrth<text:tab/>25</text:p>
          <text:p text:style-name="P54">Typing<text:tab/>25</text:p>
          <text:p text:style-name="P54">Declarations<text:tab/>25</text:p>
          <text:p text:style-name="P54">Scoping<text:tab/>25</text:p>
          <text:p text:style-name="P54">Referencing<text:tab/>26</text:p>
          <text:p text:style-name="P54">Mutation<text:tab/>27</text:p>
          <text:p text:style-name="P53">Cloning Data<text:tab/>29</text:p>
          <text:p text:style-name="P54">Deep vs Shallow Copy<text:tab/>29</text:p>
          <text:p text:style-name="P54">Permissive Copying<text:tab/>31</text:p>
          <text:p text:style-name="P53">The Class Tree<text:tab/>32</text:p>
          <text:p text:style-name="P54">A Brief Overview<text:tab/>32</text:p>
          <text:p text:style-name="P53">Method Mapping<text:tab/>34</text:p>
          <text:p text:style-name="P53">Routing<text:tab/>35</text:p>
          <text:p text:style-name="P54">Routing Internals<text:tab/>36</text:p>
          <text:p text:style-name="P53">Handling Exceptions<text:tab/>38</text:p>
          <text:p text:style-name="P54">The Nature of Exceptions in fOOrth<text:tab/>38</text:p>
          <text:p text:style-name="P54">Handling Errors<text:tab/>38</text:p>
          <text:p text:style-name="P54">Generating Errors<text:tab/>40</text:p>
          <text:p text:style-name="P54">fOOrth Native Exception Codes:<text:tab/>40</text:p>
          <text:p text:style-name="P54">Ruby Mapped Exception Codes<text:tab/>41</text:p>
          <text:p text:style-name="P53">Array<text:tab/>46</text:p>
          <text:p text:style-name="P54">Array Literals<text:tab/>46</text:p>
          <text:p text:style-name="P54">Class Methods<text:tab/>47</text:p>
          <text:p text:style-name="P54">Instance Methods<text:tab/>48</text:p>
          <text:p text:style-name="P54">See Also<text:tab/>56</text:p>
          <text:p text:style-name="P53">Class<text:tab/>57</text:p>
          <text:p text:style-name="P54">Instance Methods<text:tab/>57</text:p>
          <text:p text:style-name="P54">Commands<text:tab/>60</text:p>
          <text:p text:style-name="P54">See Also<text:tab/>61</text:p>
          <text:p text:style-name="P53">Complex<text:tab/>62</text:p>
          <text:p text:style-name="P54">Complex Literals<text:tab/>62</text:p>
          <text:p text:style-name="P54">Instance Methods<text:tab/>63</text:p>
          <text:p text:style-name="P54">Instance Stubs<text:tab/>63</text:p>
          <text:p text:style-name="P54">See Also<text:tab/>64</text:p>
          <text:p text:style-name="P53">FalseClass<text:tab/>65</text:p>
          <text:p text:style-name="P54">Instance Methods<text:tab/>65</text:p>
          <text:p text:style-name="P54">See Also<text:tab/>65</text:p>
          <text:p text:style-name="P53">Float<text:tab/>67</text:p>
          <text:p text:style-name="P54">Float Literals<text:tab/>67</text:p>
          <text:p text:style-name="P54">See Also<text:tab/>67</text:p>
          <text:p text:style-name="P53">Hash<text:tab/>68</text:p>
          <text:p text:style-name="P54">Hash Literals<text:tab/>68</text:p>
          <text:p text:style-name="P54">Instance Methods<text:tab/>68</text:p>
          <text:p text:style-name="P54">See Also<text:tab/>68</text:p>
          <text:p text:style-name="P53">InStream<text:tab/>69</text:p>
          <text:p text:style-name="P54">Class Methods<text:tab/>69</text:p>
          <text:p text:style-name="P54">Instance Methods<text:tab/>69</text:p>
          <text:p text:style-name="P54">Class Stubs<text:tab/>69</text:p>
          <text:p text:style-name="P54">See Also<text:tab/>69</text:p>
          <text:p text:style-name="P53">Integer<text:tab/>70</text:p>
          <text:p text:style-name="P54">Integer Literals<text:tab/>70</text:p>
          <text:p text:style-name="P54">Instance Methods<text:tab/>70</text:p>
          <text:p text:style-name="P54">See Also<text:tab/>71</text:p>
          <text:p text:style-name="P53">MaxNumeric<text:tab/>72</text:p>
          <text:p text:style-name="P54">MaxNumeric Literals<text:tab/>72</text:p>
          <text:p text:style-name="P54">Instance Methods<text:tab/>72</text:p>
          <text:p text:style-name="P53">MinNumeric<text:tab/>73</text:p>
          <text:p text:style-name="P54">Min Numeric Literals<text:tab/>73</text:p>
          <text:p text:style-name="P54">Instance Methods<text:tab/>73</text:p>
          <text:p text:style-name="P53"><text:soft-page-break/>NilClass<text:tab/>74</text:p>
          <text:p text:style-name="P54">Instance Methods<text:tab/>74</text:p>
          <text:p text:style-name="P54">See Also<text:tab/>74</text:p>
          <text:p text:style-name="P53">Numeric<text:tab/>75</text:p>
          <text:p text:style-name="P54">Instance Methods<text:tab/>75</text:p>
          <text:p text:style-name="P54">See Also<text:tab/>77</text:p>
          <text:p text:style-name="P53">Object<text:tab/>78</text:p>
          <text:p text:style-name="P54">Instance Methods<text:tab/>78</text:p>
          <text:p text:style-name="P54">See Also<text:tab/>87</text:p>
          <text:p text:style-name="P53">OutStream<text:tab/>88</text:p>
          <text:p text:style-name="P54">Class Methods<text:tab/>88</text:p>
          <text:p text:style-name="P54">Instance Methods<text:tab/>88</text:p>
          <text:p text:style-name="P54">Class Stubs<text:tab/>88</text:p>
          <text:p text:style-name="P54">See Also<text:tab/>89</text:p>
          <text:p text:style-name="P53">Procedure<text:tab/>90</text:p>
          <text:p text:style-name="P54">Procedure Literals<text:tab/>90</text:p>
          <text:p text:style-name="P54">Instance Methods<text:tab/>90</text:p>
          <text:p text:style-name="P54">See Also<text:tab/>90</text:p>
          <text:p text:style-name="P53">Queue<text:tab/>91</text:p>
          <text:p text:style-name="P54">Instance Methods<text:tab/>91</text:p>
          <text:p text:style-name="P54">See Also<text:tab/>91</text:p>
          <text:p text:style-name="P53">Rational<text:tab/>92</text:p>
          <text:p text:style-name="P54">Rational Literals<text:tab/>92</text:p>
          <text:p text:style-name="P54">Instance Methods<text:tab/>92</text:p>
          <text:p text:style-name="P54">See Also<text:tab/>93</text:p>
          <text:p text:style-name="P53">Stack<text:tab/>94</text:p>
          <text:p text:style-name="P54">Instance Methods<text:tab/>94</text:p>
          <text:p text:style-name="P54">See Also<text:tab/>94</text:p>
          <text:p text:style-name="P53">String<text:tab/>95</text:p>
          <text:p text:style-name="P54">String Literals<text:tab/>95</text:p>
          <text:p text:style-name="P54">Instance Methods<text:tab/>95</text:p>
          <text:p text:style-name="P54">See Also<text:tab/>96</text:p>
          <text:p text:style-name="P53">Thread<text:tab/>97</text:p>
          <text:p text:style-name="P54">Class Methods<text:tab/>97</text:p>
          <text:p text:style-name="P54">Instance Methods<text:tab/>97</text:p>
          <text:p text:style-name="P54">See Also<text:tab/>97</text:p>
          <text:p text:style-name="P53">TrueClass<text:tab/>98</text:p>
          <text:p text:style-name="P54">See Also<text:tab/>98</text:p>
          <text:p text:style-name="P53">VirtualMachine<text:tab/>99</text:p>
          <text:p text:style-name="P54">Instance Methods<text:tab/>99</text:p>
          <text:p text:style-name="P54">Commands<text:tab/>101</text:p>
          <text:p text:style-name="P54">See Also<text:tab/>102</text:p>
          <text:p text:style-name="P53">Appendix A – Symbol Glossary<text:tab/>103</text:p>
          <text:p text:style-name="P53">Appendix B – Regular Expressions<text:tab/>105</text:p>
          <text:p text:style-name="P53">Edit History:<text:tab/>108</text:p>
        </text:index-body>
      </text:table-of-content>
      <text:p text:style-name="Text_20_body"/>
      <text:h text:style-name="P51"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50" text:outline-level="1">Introduction</text:h>
      <text:h text:style-name="Heading_20_2" text:outline-level="2">About the name fOOrth</text:h>
      <text:p text:style-name="Standard"/>
      <text:p text:style-name="P9">The name of programming language fOOrth is an example of a malamanteau<text:note text:id="ftn1" text:note-class="footnote"><text:note-citation>1</text:note-citation><text:note-body><text:p text:style-name="P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9">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759053384571675100" text:style-name="L1">
        <text:list-item>
          <text:p text:style-name="P61">A Simple, Easy-to-Understand syntax that is none the less, Expressive and Compact:</text:p>
        </text:list-item>
      </text:list>
      <text:list xml:id="list379392214576216564" text:style-name="L2">
        <text:list-item>
          <text:list>
            <text:list-item>
              <text:p text:style-name="P62">Source code in fOOrth is free-form with no line oriented limitations or rules.</text:p>
            </text:list-item>
            <text:list-item>
              <text:p text:style-name="P62">Support is given to the easy representation of common literal data such as strings, integers, floating point numbers, rational numbers, and complex numbers.</text:p>
            </text:list-item>
          </text:list>
        </text:list-item>
      </text:list>
      <text:list xml:id="list31299894" text:continue-list="list759053384571675100" text:style-name="L1">
        <text:list-item>
          <text:p text:style-name="P61">Safe Data and Data Structures:</text:p>
        </text:list-item>
      </text:list>
      <text:list xml:id="list6540637055984374082" text:style-name="L3">
        <text:list-item>
          <text:list>
            <text:list-item>
              <text:p text:style-name="P64">Simple, reliable arithmetic. In fOOrth, integer operations never overflow. Rational <text:soft-page-break/>values can be represented exactly, complex numbers are supported, and conversions between numeric types are simple.</text:p>
            </text:list-item>
            <text:list-item>
              <text:p text:style-name="P64">Strings grow as needed without the need to allocate space or worry about overflow.</text:p>
            </text:list-item>
            <text:list-item>
              <text:p text:style-name="P64">Data containers such as arrays and hashes grow as needed. Out of range subscripts cannot access undefined memory regions. </text:p>
            </text:list-item>
          </text:list>
        </text:list-item>
      </text:list>
      <text:list xml:id="list31280766" text:continue-list="list31299894" text:style-name="L1">
        <text:list-item>
          <text:p text:style-name="P61">Message Passing:</text:p>
        </text:list-item>
      </text:list>
      <text:list xml:id="list678659844820300214" text:style-name="L4">
        <text:list-item>
          <text:list>
            <text:list-item>
              <text:p text:style-name="P77">In fOOrth all actions take the form of messages sent to a receiver.</text:p>
            </text:list-item>
            <text:list-item>
              <text:p text:style-name="P77">The routing of messages is specified by the exact type of the message.</text:p>
            </text:list-item>
            <text:list-item>
              <text:p text:style-name="P77">Message receivers include data items on the stack as well as the virtual machine object associated with the current thread of execution.</text:p>
            </text:list-item>
            <text:list-item>
              <text:p text:style-name="P77">Messages for which no routing specification can be found, generate an error at compile time.</text:p>
            </text:list-item>
          </text:list>
        </text:list-item>
      </text:list>
      <text:list xml:id="list31279461" text:continue-list="list31280766" text:style-name="L1">
        <text:list-item>
          <text:p text:style-name="P61">Object Oriented Design:</text:p>
        </text:list-item>
      </text:list>
      <text:list xml:id="list1585107501505065907" text:style-name="L5">
        <text:list-item>
          <text:list>
            <text:list-item>
              <text:p text:style-name="P65">Support class based inheritance, with a non-cyclic (single inheritance) tree derived from a common base Object class.</text:p>
            </text:list-item>
            <text:list-item>
              <text:p text:style-name="P78">Support late binding and polymorphism through message interface compatibility or “duck” typing.</text:p>
            </text:list-item>
          </text:list>
        </text:list-item>
      </text:list>
      <text:list xml:id="list31291501" text:continue-list="list31279461" text:style-name="L1">
        <text:list-item>
          <text:p text:style-name="P61">Meta programming: </text:p>
        </text:list-item>
      </text:list>
      <text:list xml:id="list5773859928823867793" text:style-name="L6">
        <text:list-item>
          <text:list>
            <text:list-item>
              <text:p text:style-name="P79">Support extensible language constructs by making the compiler an accessible part of the system.</text:p>
            </text:list-item>
          </text:list>
        </text:list-item>
      </text:list>
      <text:list xml:id="list31292490" text:continue-list="list31291501" text:style-name="L1">
        <text:list-item>
          <text:p text:style-name="P61">Reliability:</text:p>
        </text:list-item>
      </text:list>
      <text:list xml:id="list3491917344912492756" text:style-name="L7">
        <text:list-item>
          <text:list>
            <text:list-item>
              <text:p text:style-name="P80">Errors should be detected as soon as possible. </text:p>
            </text:list-item>
            <text:list-item>
              <text:p text:style-name="P80">Language constructs should not be designed in a way that causes simple coding errors to spin off into infinite loops. </text:p>
            </text:list-item>
          </text:list>
        </text:list-item>
      </text:list>
      <text:list xml:id="list31305029" text:continue-list="list31292490" text:style-name="L1">
        <text:list-item>
          <text:p text:style-name="P66">Building on the host language:</text:p>
        </text:list-item>
      </text:list>
      <text:list xml:id="list6476114400411172982" text:style-name="L8">
        <text:list-item>
          <text:list>
            <text:list-item>
              <text:p text:style-name="P67">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53045228"/>Thanks<text:alphabetical-index-mark-end text:id="IMark153045228"/></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4683567073132846136" text:style-name="L9">
        <text:list-item>
          <text:p text:style-name="P81">ruby 1.9.3p484 (2013-11-22) [i386-mingw32]</text:p>
        </text:list-item>
        <text:list-item>
          <text:p text:style-name="P81">ruby 2.1.5p273 (2014-11-13 revision 48405) [i386-mingw32]</text:p>
        </text:list-item>
        <text:list-item>
          <text:p text:style-name="P81">Rubinius – to be tested!</text:p>
        </text:list-item>
        <text:list-item>
          <text:p text:style-name="P81">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9">Once fOOrth is installed, there are several options for running the language environment. These are:</text:p>
      <text:p text:style-name="P9"/>
      <text:h text:style-name="Heading_20_3" text:outline-level="3"><text:alphabetical-index-mark-start text:id="IMark153045228"/>Rake<text:alphabetical-index-mark-end text:id="IMark153045228"/>:</text:h>
      <text:p text:style-name="P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53045228"/>Demo.rb<text:alphabetical-index-mark-end text:id="IMark15304522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1">Tokens</text:p>
          </table:table-cell>
          <table:table-cell table:style-name="Table1.A1" office:value-type="string">
            <text:p text:style-name="P12">4</text:p>
          </table:table-cell>
          <table:table-cell table:style-name="Table1.A1" office:value-type="string">
            <text:p text:style-name="P12">5</text:p>
          </table:table-cell>
          <table:table-cell table:style-name="Table1.A1" office:value-type="string">
            <text:p text:style-name="P12">+</text:p>
          </table:table-cell>
          <table:table-cell table:style-name="Table1.E1" office:value-type="string">
            <text:p text:style-name="P12">.</text:p>
          </table:table-cell>
        </table:table-row>
        <table:table-row>
          <table:table-cell table:style-name="Table1.A2" office:value-type="string">
            <text:p text:style-name="P11">Output</text:p>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E2" office:value-type="string">
            <text:p text:style-name="P11">'9'</text:p>
          </table:table-cell>
        </table:table-row>
        <table:table-row>
          <table:table-cell table:style-name="Table1.A3" table:number-rows-spanned="2" office:value-type="string">
            <text:p text:style-name="P11">Data Stack</text:p>
          </table:table-cell>
          <table:table-cell table:style-name="Table1.A2" office:value-type="string">
            <text:p text:style-name="P11">4</text:p>
          </table:table-cell>
          <table:table-cell table:style-name="Table1.A2" office:value-type="string">
            <text:p text:style-name="P11">5</text:p>
          </table:table-cell>
          <table:table-cell table:style-name="Table1.A2" office:value-type="string">
            <text:p text:style-name="P11">9</text:p>
          </table:table-cell>
          <table:table-cell table:style-name="Table1.E2" office:value-type="string">
            <text:p text:style-name="P11"/>
          </table:table-cell>
        </table:table-row>
        <table:table-row>
          <table:covered-table-cell/>
          <table:table-cell table:style-name="Table1.A2" office:value-type="string">
            <text:p text:style-name="P11"/>
          </table:table-cell>
          <table:table-cell table:style-name="Table1.A2" office:value-type="string">
            <text:p text:style-name="P11">4</text:p>
          </table:table-cell>
          <table:table-cell table:style-name="Table1.A2" office:value-type="string">
            <text:p text:style-name="P11"/>
          </table:table-cell>
          <table:table-cell table:style-name="Table1.E2" office:value-type="string">
            <text:p text:style-name="P11"/>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1">Infix</text:p>
          </table:table-cell>
          <table:table-cell table:style-name="Table2.A1" office:value-type="string">
            <text:p text:style-name="P11">Postfix</text:p>
          </table:table-cell>
          <table:table-cell table:style-name="Table2.C1" office:value-type="string">
            <text:p text:style-name="P11">Result</text:p>
          </table:table-cell>
        </table:table-row>
        <table:table-row>
          <table:table-cell table:style-name="Table2.A2" office:value-type="string">
            <text:p text:style-name="P11">2+3*4</text:p>
          </table:table-cell>
          <table:table-cell table:style-name="Table2.A2" office:value-type="string">
            <text:p text:style-name="P11">2 3 4 * +</text:p>
          </table:table-cell>
          <table:table-cell table:style-name="Table2.C2" office:value-type="string">
            <text:p text:style-name="P11">14</text:p>
          </table:table-cell>
        </table:table-row>
        <table:table-row>
          <table:table-cell table:style-name="Table2.A2" office:value-type="string">
            <text:p text:style-name="P11">(2+3)*4</text:p>
          </table:table-cell>
          <table:table-cell table:style-name="Table2.A2" office:value-type="string">
            <text:p text:style-name="P11">2 3 + 4 *</text:p>
          </table:table-cell>
          <table:table-cell table:style-name="Table2.C2" office:value-type="string">
            <text:p text:style-name="P11">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1">Language</text:p>
            <text:p text:style-name="P11">Tokens</text:p>
          </table:table-cell>
          <table:table-cell table:style-name="Table3.B1" table:number-columns-spanned="2" office:value-type="string">
            <text:p text:style-name="P11">Abstract Pseudo-Code Generated</text:p>
          </table:table-cell>
          <table:covered-table-cell/>
        </table:table-row>
        <table:table-row>
          <table:covered-table-cell/>
          <table:table-cell table:style-name="Table3.B2" office:value-type="string">
            <text:p text:style-name="P11">FORTH</text:p>
          </table:table-cell>
          <table:table-cell table:style-name="Table3.C2" office:value-type="string">
            <text:p text:style-name="P11">fOOrth</text:p>
          </table:table-cell>
        </table:table-row>
        <table:table-row>
          <table:table-cell table:style-name="Table3.B2" office:value-type="string">
            <text:p text:style-name="P12">4</text:p>
          </table:table-cell>
          <table:table-cell table:style-name="Table3.B2" office:value-type="string">
            <text:p text:style-name="P11">Push_integer 4</text:p>
          </table:table-cell>
          <table:table-cell table:style-name="Table3.C2" office:value-type="string">
            <text:p text:style-name="P11">Push_integer 4</text:p>
          </table:table-cell>
        </table:table-row>
        <table:table-row>
          <table:table-cell table:style-name="Table3.B2" office:value-type="string">
            <text:p text:style-name="P12">5</text:p>
          </table:table-cell>
          <table:table-cell table:style-name="Table3.B2" office:value-type="string">
            <text:p text:style-name="P11">Push_integer 5</text:p>
          </table:table-cell>
          <table:table-cell table:style-name="Table3.C2" office:value-type="string">
            <text:p text:style-name="P11">Push_integer 5</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T<text:span text:style-name="T6">2</text:span> = Pop_integer</text:p>
            <text:p text:style-name="P11">T<text:span text:style-name="T6">3 </text:span>= Add_integers T<text:span text:style-name="T6">2 </text:span>,T<text:span text:style-name="T6">1</text:span></text:p>
            <text:p text:style-name="P11">Push_integer T<text:span text:style-name="T6">3</text:span></text:p>
          </table:table-cell>
          <table:table-cell table:style-name="Table3.C2" office:value-type="string">
            <text:p text:style-name="P11">T<text:span text:style-name="T6">1</text:span> = Pop_object</text:p>
            <text:p text:style-name="P11">T<text:span text:style-name="T6">2</text:span> = Pop_object</text:p>
            <text:p text:style-name="P11">T<text:span text:style-name="T6">3</text:span> = T<text:span text:style-name="T6">2</text:span>.Add(T<text:span text:style-name="T6">1</text:span>)</text:p>
            <text:p text:style-name="P11">Push_object T<text:span text:style-name="T6">3</text:span></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Print_integer T<text:span text:style-name="T6">1</text:span></text:p>
          </table:table-cell>
          <table:table-cell table:style-name="Table3.C2" office:value-type="string">
            <text:p text:style-name="P11">T<text:span text:style-name="T6">1</text:span> = Pop_object</text:p>
            <text:p text:style-name="P11">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5"><text:alphabetical-index-mark-start text:id="IMark106715548"/>drop<text:alphabetical-index-mark-end text:id="IMark106715548"/>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46">&gt;</text:p>
          </table:table-cell>
        </table:table-row>
        <table:table-row table:style-name="Table54.1">
          <table:table-cell table:style-name="Table54.A2" office:value-type="string">
            <text:p text:style-name="P15"><text:alphabetical-index-mark-start text:id="IMark106715548"/>dup<text:alphabetical-index-mark-end text:id="IMark106715548"/>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46">&gt;</text:p>
          </table:table-cell>
        </table:table-row>
        <table:table-row table:style-name="Table54.1">
          <table:table-cell table:style-name="Table54.A2" office:value-type="string">
            <text:p text:style-name="P15"><text:alphabetical-index-mark-start text:id="IMark106715548"/>nip<text:alphabetical-index-mark-end text:id="IMark106715548"/>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46">&gt;</text:p>
          </table:table-cell>
        </table:table-row>
        <table:table-row table:style-name="Table54.1">
          <table:table-cell table:style-name="Table54.A2" office:value-type="string">
            <text:p text:style-name="P15"><text:alphabetical-index-mark-start text:id="IMark106715548"/>over<text:alphabetical-index-mark-end text:id="IMark106715548"/>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5"><text:alphabetical-index-mark-start text:id="IMark106715548"/>pick<text:alphabetical-index-mark-end text:id="IMark106715548"/>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06715548"/>swap<text:alphabetical-index-mark-end text:id="IMark106715548"/>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46">&gt;</text:p>
          </table:table-cell>
        </table:table-row>
        <table:table-row table:style-name="Table54.1">
          <table:table-cell table:style-name="Table54.A2" office:value-type="string">
            <text:p text:style-name="P15"><text:alphabetical-index-mark-start text:id="IMark106715548"/>tuck<text:alphabetical-index-mark-end text:id="IMark106715548"/>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9163095179521519524" text:style-name="L10">
        <text:list-item>
          <text:p text:style-name="P68">To store return addresses for word calls. In fOOrth this is handled by the Ruby virtual machine.</text:p>
        </text:list-item>
        <text:list-item>
          <text:p text:style-name="P68">To store context for control structures. In fOOrth the context mechanism provides for a far richer and more reliable set of control, compile, and data structures.</text:p>
        </text:list-item>
        <text:list-item>
          <text:p text:style-name="P68">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93571368"/>if<text:alphabetical-index-mark-end text:id="IMark93571368"/>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text:alphabetical-index-mark-start text:id="IMark93571368"/>else<text:alphabetical-index-mark-end text:id="IMark93571368"/>” and “<text:alphabetical-index-mark-start text:id="IMark93569160"/>then<text:alphabetical-index-mark-end text:id="IMark93569160"/>”.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93569160"/>switch<text:alphabetical-index-mark-end text:id="IMark93569160"/>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5" text:note-class="footnote"><text:note-citation>15</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6" text:note-class="footnote"><text:note-citation>16</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93569160"/>do<text:alphabetical-index-mark-end text:id="IMark93569160"/> statement</text:h>
      <text:p text:style-name="P3">Another major feature of a good programmable calculator is the ability to automate repetitive operations<text:note text:id="ftn17" text:note-class="footnote"><text:note-citation>17</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93569160"/>loop<text:alphabetical-index-mark-end text:id="IMark93569160"/>” commands mark the boundaries of the loop; The “<text:alphabetical-index-mark-start text:id="IMark93571368"/>i<text:alphabetical-index-mark-end text:id="IMark93571368"/>” command is used to retrieve the current loop counter value. For nested loops, the “<text:alphabetical-index-mark-start text:id="IMark93572088"/>j<text:alphabetical-index-mark-end text:id="IMark93572088"/>” command retrieves the value of the outer loops counter value. <text:s/>By default, the “loop” command adds one to the loop value. For more flexible looping, the “<text:alphabetical-index-mark-start text:id="IMark93571992"/>+loop<text:alphabetical-index-mark-end text:id="IMark9357199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93571992"/>-i<text:alphabetical-index-mark-end text:id="IMark93571992"/> and <text:alphabetical-index-mark-start text:id="IMark93572088"/>-j<text:alphabetical-index-mark-end text:id="IMark93572088"/></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19" text:note-class="footnote"><text:note-citation>19</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he <text:alphabetical-index-mark-start text:id="IMark93572088"/>begin<text:alphabetical-index-mark-end text:id="IMark93572088"/> statement</text:h>
      <text:p text:style-name="P3">The “do” loop is great for cases where the iteration action is based on counting. For loops <text:span text:style-name="T2">not</text:span> <text:soft-page-break/>based on counting there is the “begin” statement. The “begin” keyword is balanced against one of the following locally defined terminating keywords:</text:p>
      <text:list xml:id="list5706302287083263420" text:style-name="L11">
        <text:list-item>
          <text:p text:style-name="P69">begin … <text:alphabetical-index-mark-start text:id="IMark93571368"/>until<text:alphabetical-index-mark-end text:id="IMark93571368"/> – loops until the top of stack is true.</text:p>
        </text:list-item>
        <text:list-item>
          <text:p text:style-name="P69">begin … <text:alphabetical-index-mark-start text:id="IMark93572088"/>again<text:alphabetical-index-mark-end text:id="IMark93572088"/> – loops indefinitely </text:p>
        </text:list-item>
        <text:list-item>
          <text:p text:style-name="P69">begin … <text:alphabetical-index-mark-start text:id="IMark93571368"/>repeat<text:alphabetical-index-mark-end text:id="IMark93571368"/>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48"/>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93571368"/>Typing<text:alphabetical-index-mark-end text:id="IMark93571368"/></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93571368"/>Duck Typing<text:alphabetical-index-mark-end text:id="IMark93571368"/><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93571368"/>Declarations<text:alphabetical-index-mark-end text:id="IMark93571368"/></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93571368"/>Scoping<text:alphabetical-index-mark-end text:id="IMark93571368"/></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93571368"/><text:span text:style-name="T7">val:</text:span><text:alphabetical-index-mark-end text:id="IMark93571368"/> and <text:alphabetical-index-mark-start text:id="IMark93571992"/><text:span text:style-name="T7">var:</text:span><text:alphabetical-index-mark-end text:id="IMark93571992"/></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93571992"/><text:span text:style-name="T7">.init</text:span><text:alphabetical-index-mark-end text:id="IMark93571992"/> method being the most popular since it is called to initialize a new instance of the object.</text:p>
      <text:p text:style-name="P3">Methods: <text:alphabetical-index-mark-start text:id="IMark93571992"/><text:span text:style-name="T7">val@:</text:span><text:alphabetical-index-mark-end text:id="IMark93571992"/> and <text:alphabetical-index-mark-start text:id="IMark93571368"/><text:span text:style-name="T7">var@:</text:span><text:alphabetical-index-mark-end text:id="IMark93571368"/></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93571368"/><text:span text:style-name="T7">val#:</text:span><text:alphabetical-index-mark-end text:id="IMark93571368"/> and <text:alphabetical-index-mark-start text:id="IMark93571992"/><text:span text:style-name="T7">var#:</text:span><text:alphabetical-index-mark-end text:id="IMark93571992"/></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93571992"/><text:span text:style-name="T7">val$:</text:span><text:alphabetical-index-mark-end text:id="IMark93571992"/> and <text:alphabetical-index-mark-start text:id="IMark93571368"/><text:span text:style-name="T7">var$:</text:span><text:alphabetical-index-mark-end text:id="IMark93571368"/></text:p>
      <text:p text:style-name="P3">Regex for valid local variable names: <text:span text:style-name="T7">/^\$[a-z][a-z0-9_]*$/</text:span></text:p>
      <text:p text:style-name="Text_20_body">Notes:</text:p>
      <text:p text:style-name="Text_20_body"/>
      <text:h text:style-name="Heading_20_2" text:outline-level="2"><text:alphabetical-index-mark-start text:id="IMark93571368"/>Referencing<text:alphabetical-index-mark-end text:id="IMark93571368"/></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15">Task</text:p>
          </table:table-cell>
          <table:table-cell table:style-name="Table56.A1" office:value-type="string">
            <text:p text:style-name="P43">var</text:p>
          </table:table-cell>
          <table:table-cell table:style-name="Table56.C1" office:value-type="string">
            <text:p text:style-name="P43">val</text:p>
          </table:table-cell>
        </table:table-row>
        <table:table-row>
          <table:table-cell table:style-name="Table56.A2" office:value-type="string">
            <text:p text:style-name="P15">Sample Declarations</text:p>
          </table:table-cell>
          <table:table-cell table:style-name="Table56.A2" office:value-type="string">
            <text:p text:style-name="P11">0 var: score</text:p>
          </table:table-cell>
          <table:table-cell table:style-name="Table56.C2" office:value-type="string">
            <text:p text:style-name="P11">10 val: max_score</text:p>
          </table:table-cell>
        </table:table-row>
        <table:table-row>
          <table:table-cell table:style-name="Table56.A3" office:value-type="string">
            <text:p text:style-name="P15">Just what is being declared?</text:p>
          </table:table-cell>
          <table:table-cell table:style-name="Table56.A2" office:value-type="string">
            <text:p text:style-name="P30">A method (called score) that pushes a reference to the value onto the stack.</text:p>
          </table:table-cell>
          <table:table-cell table:style-name="Table56.C2" office:value-type="string">
            <text:p text:style-name="P30">A method (called max_score) that pushes the value onto the stack.</text:p>
          </table:table-cell>
        </table:table-row>
        <table:table-row>
          <table:table-cell table:style-name="Table56.A2" office:value-type="string">
            <text:p text:style-name="P15">Retrieve the value of the variable.</text:p>
          </table:table-cell>
          <table:table-cell table:style-name="Table56.A2" office:value-type="string">
            <text:p text:style-name="P11">score @</text:p>
          </table:table-cell>
          <table:table-cell table:style-name="Table56.C2" office:value-type="string">
            <text:p text:style-name="P11">max_score </text:p>
          </table:table-cell>
        </table:table-row>
        <table:table-row>
          <table:table-cell table:style-name="Table56.A2" office:value-type="string">
            <text:p text:style-name="P15">Update the value of the variable.</text:p>
          </table:table-cell>
          <table:table-cell table:style-name="Table56.A2" office:value-type="string">
            <text:p text:style-name="P11">1 score !</text:p>
          </table:table-cell>
          <table:table-cell table:style-name="Table56.C2" office:value-type="string">
            <text:p text:style-name="P11">--<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15">Get a reference to the variable.</text:p>
          </table:table-cell>
          <table:table-cell table:style-name="Table56.A2" office:value-type="string">
            <text:p text:style-name="P11">score</text:p>
          </table:table-cell>
          <table:table-cell table:style-name="Table56.C2" office:value-type="string">
            <text:p text:style-name="P11">--<text:note text:id="ftn25" text:note-class="footnote"><text:note-citation>25</text:note-citation><text:note-body><text:p text:style-name="Footnote">This operation is also not available for value variables.</text:p></text:note-body></text:note></text:p>
          </table:table-cell>
        </table:table-row>
      </table:table>
      <text:p text:style-name="P3"/>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93571368"/>Mutation<text:alphabetical-index-mark-end text:id="IMark93571368"/></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text:soft-page-break/>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2">Method</text:p>
          </table:table-cell>
          <table:table-cell table:style-name="Table57.B1" office:value-type="string">
            <text:p text:style-name="P12">Stack Before</text:p>
          </table:table-cell>
          <table:table-cell table:style-name="Table57.B1" office:value-type="string">
            <text:p text:style-name="P12">Stack After</text:p>
          </table:table-cell>
          <table:table-cell table:style-name="Table57.A1" office:value-type="string">
            <text:p text:style-name="P14">Description</text:p>
          </table:table-cell>
          <table:table-cell table:style-name="Table57.A1" office:value-type="string">
            <text:p text:style-name="P12">Time Used</text:p>
          </table:table-cell>
          <table:table-cell table:style-name="Table57.F1" office:value-type="string">
            <text:p text:style-name="P12">Copy Depth</text:p>
          </table:table-cell>
        </table:table-row>
        <table:table-row>
          <table:table-cell table:style-name="Table57.A2" office:value-type="string">
            <text:p text:style-name="P22">dup</text:p>
          </table:table-cell>
          <table:table-cell table:style-name="Table57.A2" office:value-type="string">
            <text:p text:style-name="P22">x</text:p>
          </table:table-cell>
          <table:table-cell table:style-name="Table57.A2" office:value-type="string">
            <text:p text:style-name="P22">x x</text:p>
          </table:table-cell>
          <table:table-cell table:style-name="Table57.A2" office:value-type="string">
            <text:p text:style-name="P15">Duplicate the data without any copying.</text:p>
          </table:table-cell>
          <table:table-cell table:style-name="Table57.A2" office:value-type="string">
            <text:p text:style-name="P11">Least</text:p>
          </table:table-cell>
          <table:table-cell table:style-name="Table57.F2" office:value-type="string">
            <text:p text:style-name="P11">None</text:p>
          </table:table-cell>
        </table:table-row>
        <table:table-row>
          <table:table-cell table:style-name="Table57.A3" office:value-type="string">
            <text:p text:style-name="P22">copy</text:p>
          </table:table-cell>
          <table:table-cell table:style-name="Table57.A3" office:value-type="string">
            <text:p text:style-name="P22">x</text:p>
          </table:table-cell>
          <table:table-cell table:style-name="Table57.A3" office:value-type="string">
            <text:p text:style-name="P22">x x'</text:p>
          </table:table-cell>
          <table:table-cell table:style-name="Table57.A3" office:value-type="string">
            <text:p text:style-name="P15">Duplicate the data with a shallow copy.</text:p>
          </table:table-cell>
          <table:table-cell table:style-name="Table57.E3" table:number-rows-spanned="2" office:value-type="string">
            <text:p text:style-name="P11">Moderate</text:p>
          </table:table-cell>
          <table:table-cell table:style-name="Table57.F3" table:number-rows-spanned="2" office:value-type="string">
            <text:p text:style-name="P11">One Level</text:p>
          </table:table-cell>
        </table:table-row>
        <table:table-row>
          <table:table-cell table:style-name="Table57.A3" office:value-type="string">
            <text:p text:style-name="P22">.copy</text:p>
          </table:table-cell>
          <table:table-cell table:style-name="Table57.A3" office:value-type="string">
            <text:p text:style-name="P22">x</text:p>
          </table:table-cell>
          <table:table-cell table:style-name="Table57.A3" office:value-type="string">
            <text:p text:style-name="P22">x'</text:p>
          </table:table-cell>
          <table:table-cell table:style-name="Table57.A3" office:value-type="string">
            <text:p text:style-name="P15">Replace the data with a shallow copy.</text:p>
          </table:table-cell>
          <table:covered-table-cell/>
          <table:covered-table-cell/>
        </table:table-row>
        <table:table-row>
          <table:table-cell table:style-name="Table57.A3" office:value-type="string">
            <text:p text:style-name="P22">clone</text:p>
          </table:table-cell>
          <table:table-cell table:style-name="Table57.A3" office:value-type="string">
            <text:p text:style-name="P22">x</text:p>
          </table:table-cell>
          <table:table-cell table:style-name="Table57.A3" office:value-type="string">
            <text:p text:style-name="P22">x x”</text:p>
          </table:table-cell>
          <table:table-cell table:style-name="Table57.A3" office:value-type="string">
            <text:p text:style-name="P15">Duplicate the data with a deep copy.</text:p>
          </table:table-cell>
          <table:table-cell table:style-name="Table57.E3" table:number-rows-spanned="2" office:value-type="string">
            <text:p text:style-name="P11">Most</text:p>
          </table:table-cell>
          <table:table-cell table:style-name="Table57.F3" table:number-rows-spanned="2" office:value-type="string">
            <text:p text:style-name="P11">All Levels</text:p>
          </table:table-cell>
        </table:table-row>
        <table:table-row>
          <table:table-cell table:style-name="Table57.A3" office:value-type="string">
            <text:p text:style-name="P22">.clone</text:p>
          </table:table-cell>
          <table:table-cell table:style-name="Table57.A3" office:value-type="string">
            <text:p text:style-name="P22">x</text:p>
          </table:table-cell>
          <table:table-cell table:style-name="Table57.A3" office:value-type="string">
            <text:p text:style-name="P22">x”</text:p>
          </table:table-cell>
          <table:table-cell table:style-name="Table57.A3" office:value-type="string">
            <text:p text:style-name="P15">Replace the data with a deep copy.</text:p>
          </table:table-cell>
          <table:covered-table-cell/>
          <table:covered-table-cell/>
        </table:table-row>
      </table:table>
      <text:p text:style-name="P3"/>
      <text:h text:style-name="Heading_20_2" text:outline-level="2">Deep vs Shallow Copy</text:h>
      <text:p text:style-name="P3">To examine the differences in the copying strategies, consider the following three different scenarios:</text:p>
      <text:list xml:id="list2585010770721687166" text:style-name="L12">
        <text:list-item>
          <text:p text:style-name="P82">No Copying</text:p>
        </text:list-item>
        <text:list-item>
          <text:p text:style-name="P82">Shallow Copying</text:p>
        </text:list-item>
        <text:list-item>
          <text:p text:style-name="P82">Deep Copying</text:p>
        </text:list-item>
      </text:list>
      <text:h text:style-name="Heading_20_3" text:outline-level="3">No Copying</text:h>
      <text:p text:style-name="P3">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3">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3">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3">Since the string is not being mutated, but instead, a new string is being created, it is necessary to store this new string back into the array explicitly. </text:p>
      <text:p text:style-name="P3">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3">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3">As can be seen, the original value “$expo” is not modified in anyway by changes made to its clone in “$ecopy”.</text:p>
      <text:h text:style-name="Heading_20_2" text:outline-level="2">Permissive Copying</text:h>
      <text:p text:style-name="P3">In Ruby, if an attempt is made to clone an immutable data item like a number, an error occurs. The justification for this uncharacteristic strictness are not at all clear, but it means that the clone operation must be applied with great care.</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45">Object</text:p>
      <text:p text:style-name="P45"><text:tab/>Array</text:p>
      <text:p text:style-name="P45"><text:tab/>Class</text:p>
      <text:p text:style-name="P45"><text:tab/>FalseClass</text:p>
      <text:p text:style-name="P45"><text:tab/>Hash</text:p>
      <text:p text:style-name="P45"><text:tab/>InStream</text:p>
      <text:p text:style-name="P45"><text:tab/>MaxNumeric</text:p>
      <text:p text:style-name="P45"><text:tab/>MinNumeric</text:p>
      <text:p text:style-name="P45"><text:tab/>NilClass</text:p>
      <text:p text:style-name="P45"><text:tab/>Numeric</text:p>
      <text:p text:style-name="P45"><text:tab/><text:tab/>Complex</text:p>
      <text:p text:style-name="P45"><text:tab/><text:tab/>Float</text:p>
      <text:p text:style-name="P45"><text:tab/><text:tab/>Integer</text:p>
      <text:p text:style-name="P45"><text:tab/><text:tab/><text:tab/>Bignum</text:p>
      <text:p text:style-name="P45"><text:tab/><text:tab/><text:tab/>Fixnum</text:p>
      <text:p text:style-name="P45"><text:tab/><text:tab/>Rational</text:p>
      <text:p text:style-name="P45"><text:tab/>OutStream</text:p>
      <text:p text:style-name="P45"><text:tab/>Procedure</text:p>
      <text:p text:style-name="P45"><text:tab/>Queue</text:p>
      <text:p text:style-name="P45"><text:tab/>String</text:p>
      <text:p text:style-name="P45"><text:tab/>Thread</text:p>
      <text:p text:style-name="P45"><text:tab/>TrueClass</text:p>
      <text:p text:style-name="P45"><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93571368"/>Classes<text:alphabetical-index-mark-end text:id="IMark93571368"/></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93571368"/>Inheritance<text:alphabetical-index-mark-end text:id="IMark93571368"/></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93571368"/>Methods<text:alphabetical-index-mark-end text:id="IMark93571368"/></text:h>
      <text:p text:style-name="P3">All code in fOOrth is contained in methods. A method is a fragment of code that an object uses to respond to a message that has been sent to that object. In fOOrth there are three sorts of methods:</text:p>
      <text:list xml:id="list3766968334375953520" text:style-name="L13">
        <text:list-item>
          <text:p text:style-name="P70">Shared: Methods that are common to all instances of the class that contains them.</text:p>
        </text:list-item>
        <text:list-item>
          <text:p text:style-name="P70">Exclusive: Methods that are defined for one and only one object (and all of its clones that are created <text:span text:style-name="T2">after</text:span> the exclusive method is defined.).</text:p>
        </text:list-item>
        <text:list-item>
          <text:p text:style-name="P70">Local: Methods that are created in a context and are accessible only in that context. When the context concludes, these methods are no longer accessible.</text:p>
        </text:list-item>
      </text:list>
      <text:h text:style-name="Heading_20_3" text:outline-level="3"><text:alphabetical-index-mark-start text:id="IMark93571992"/>Late Binding<text:alphabetical-index-mark-end text:id="IMark93571992"/> and <text:alphabetical-index-mark-start text:id="IMark153130732"/>Polymorphism<text:alphabetical-index-mark-end text:id="IMark153130732"/></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53130732"/>Method Mapping<text:alphabetical-index-mark-end text:id="IMark153130732"/></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9126265532353572535" text:style-name="L14">
        <text:list-item>
          <text:p text:style-name="P71">The strings used by fOOrth needed to be converted to Ruby symbols to allow code to be executed in Ruby.</text:p>
        </text:list-item>
        <text:list-item>
          <text:p text:style-name="P71">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71">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93571992"/>SymbolMap<text:alphabetical-index-mark-end text:id="IMark93571992"/> class. This class creates mappings in one of two ways:</text:p>
      <text:list xml:id="list4529254710636058040" text:style-name="L15">
        <text:list-item>
          <text:p text:style-name="P72">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72">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93571992"/>Routing<text:alphabetical-index-mark-end text:id="IMark93571992"/></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7575692700899432382" text:style-name="L16">
        <text:list-item>
          <text:p text:style-name="P73">The defining word used to create the method.</text:p>
        </text:list-item>
        <text:list-item>
          <text:p text:style-name="P73">The receiver of the defining word used to create the method.</text:p>
        </text:list-item>
        <text:list-item>
          <text:p text:style-name="P73">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2">Defining Word</text:p>
          </table:table-cell>
          <table:table-cell table:style-name="Table9.A1" office:value-type="string">
            <text:p text:style-name="P12">DW Receiver</text:p>
          </table:table-cell>
          <table:table-cell table:style-name="Table9.A1" office:value-type="string">
            <text:p text:style-name="P12">Method Name</text:p>
          </table:table-cell>
          <table:table-cell table:style-name="Table9.A1" office:value-type="string">
            <text:p text:style-name="P12">Message Routing</text:p>
          </table:table-cell>
          <table:table-cell table:style-name="Table9.E1" office:value-type="string">
            <text:p text:style-name="P13">Notes</text:p>
          </table:table-cell>
        </table:table-row>
        <table:table-row>
          <table:table-cell table:style-name="Table9.A2" office:value-type="string">
            <text:p text:style-name="P12"><text:alphabetical-index-mark-start text:id="IMark93539980"/>:<text:alphabetical-index-mark-end text:id="IMark93539980"/></text:p>
          </table:table-cell>
          <table:table-cell table:style-name="Table9.A2" office:value-type="string">
            <text:p text:style-name="P11">N/A</text:p>
          </table:table-cell>
          <table:table-cell table:style-name="Table9.A2" office:value-type="string">
            <text:p text:style-name="P19">any<text:note text:id="ftn28" text:note-class="footnote"><text:note-citation>28</text:note-citation><text:note-body><text:p text:style-name="Footnote">The names of Virtual Machine methods have no restrictions except that they contain no spaces.</text:p></text:note-body></text:note></text:p>
          </table:table-cell>
          <table:table-cell table:style-name="Table9.A2" office:value-type="string">
            <text:p text:style-name="P11">VM<text:note text:id="ftn29" text:note-class="footnote"><text:note-citation>29</text:note-citation><text:note-body><text:p text:style-name="Footnote">The message receiver is the Virtual Machine.</text:p></text:note-body></text:note></text:p>
          </table:table-cell>
          <table:table-cell table:style-name="Table9.E2" office:value-type="string">
            <text:p text:style-name="P15">A virtual machine method.</text:p>
          </table:table-cell>
        </table:table-row>
        <table:table-row>
          <table:table-cell table:style-name="Table9.A3" table:number-rows-spanned="4" office:value-type="string">
            <text:p text:style-name="P12"><text:alphabetical-index-mark-start text:id="IMark93539980"/>.:<text:alphabetical-index-mark-end text:id="IMark93539980"/></text:p>
          </table: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TOS<text:note text:id="ftn30" text:note-class="footnote"><text:note-citation>30</text:note-citation><text:note-body><text:p text:style-name="Footnote">The message receiver is the Top element of the Data Stack.</text:p></text:note-body></text:note></text:p>
          </table:table-cell>
          <table:table-cell table:style-name="Table9.E2" office:value-type="string">
            <text:p text:style-name="P15">A public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Self<text:note text:id="ftn31" text:note-class="footnote"><text:note-citation>31</text:note-citation><text:note-body><text:p text:style-name="Footnote">The message receiver is the implicit “self” of the method owner.</text:p></text:note-body></text:note></text:p>
          </table:table-cell>
          <table:table-cell table:style-name="Table9.E2" office:value-type="string">
            <text:p text:style-name="P15">A private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9">other</text:p>
          </table:table-cell>
          <table:table-cell table:style-name="Table9.A2" office:value-type="string">
            <text:p text:style-name="P11">NOS<text:note text:id="ftn32" text:note-class="footnote"><text:note-citation>32</text:note-citation><text:note-body><text:p text:style-name="Footnote">The message receiver is the Second element of the Data Stack.</text:p></text:note-body></text:note></text:p>
          </table:table-cell>
          <table:table-cell table:style-name="Table9.E2" office:value-type="string">
            <text:p text:style-name="P15">A public shared dyadic operator.</text:p>
          </table:table-cell>
        </table:table-row>
        <table:table-row>
          <table:covered-table-cell/>
          <table:table-cell table:style-name="Table9.A2" office:value-type="string">
            <text:p text:style-name="P11">N/A</text:p>
          </table:table-cell>
          <table:table-cell table:style-name="Table9.A2" office:value-type="string">
            <text:p text:style-name="P19">invalid<text:note text:id="ftn33" text:note-class="footnote"><text:note-citation>33</text:note-citation><text:note-body><text:p text:style-name="Footnote">Any method beginning with an upper case letter or $ or # or @ is invalid and will generate an error.</text:p></text:note-body></text:note></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table:number-rows-spanned="7" office:value-type="string">
            <text:p text:style-name="P12"><text:alphabetical-index-mark-start text:id="IMark93539980"/>.::<text:alphabetical-index-mark-end text:id="IMark93539980"/></text:p>
          </table: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TOS</text:p>
          </table:table-cell>
          <table:table-cell table:style-name="Table9.E2" office:value-type="string">
            <text:p text:style-name="P15">A public class method</text:p>
          </table:table-cell>
        </table:table-row>
        <table:table-row>
          <table:covered-table-cell/>
          <table:table-cell table:style-name="Table9.A2" office:value-type="string">
            <text:p text:style-name="P11">An Object</text:p>
          </table:table-cell>
          <table:table-cell table:style-name="Table9.A2" office:value-type="string">
            <text:p text:style-name="P19">.name</text:p>
          </table:table-cell>
          <table:table-cell table:style-name="Table9.A2" office:value-type="string">
            <text:p text:style-name="P11">TOS</text:p>
          </table:table-cell>
          <table:table-cell table:style-name="Table9.E2" office:value-type="string">
            <text:p text:style-name="P15">An public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Self</text:p>
          </table:table-cell>
          <table:table-cell table:style-name="Table9.E2" office:value-type="string">
            <text:p text:style-name="P15">A private class method</text:p>
          </table:table-cell>
        </table:table-row>
        <table:table-row>
          <table:covered-table-cell/>
          <table:table-cell table:style-name="Table9.A2" office:value-type="string">
            <text:p text:style-name="P11">An Object</text:p>
          </table:table-cell>
          <table:table-cell table:style-name="Table9.A2" office:value-type="string">
            <text:p text:style-name="P19">~name</text:p>
          </table:table-cell>
          <table:table-cell table:style-name="Table9.A2" office:value-type="string">
            <text:p text:style-name="P11">Self</text:p>
          </table:table-cell>
          <table:table-cell table:style-name="Table9.E2" office:value-type="string">
            <text:p text:style-name="P15">A private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9">other</text:p>
          </table:table-cell>
          <table:table-cell table:style-name="Table9.A2" office:value-type="string">
            <text:p text:style-name="P11">NOS</text:p>
          </table:table-cell>
          <table:table-cell table:style-name="Table9.E2" office:value-type="string">
            <text:p text:style-name="P15">A public class exclusive dyadic operator</text:p>
          </table:table-cell>
        </table:table-row>
        <table:table-row>
          <table:covered-table-cell/>
          <table:table-cell table:style-name="Table9.A2" office:value-type="string">
            <text:p text:style-name="P11">An Object</text:p>
          </table:table-cell>
          <table:table-cell table:style-name="Table9.A2" office:value-type="string">
            <text:p text:style-name="P19">other</text:p>
          </table:table-cell>
          <table:table-cell table:style-name="Table9.A2" office:value-type="string">
            <text:p text:style-name="P11">NOS</text:p>
          </table:table-cell>
          <table:table-cell table:style-name="Table9.E2" office:value-type="string">
            <text:p text:style-name="P15">A public exclusive dyadic operator</text:p>
          </table:table-cell>
        </table:table-row>
        <table:table-row>
          <table:covered-table-cell/>
          <table:table-cell table:style-name="Table9.A2" office:value-type="string">
            <text:p text:style-name="P11">N/A</text:p>
          </table:table-cell>
          <table:table-cell table:style-name="Table9.A2" office:value-type="string">
            <text:p text:style-name="P19">invalid</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office:value-type="string">
            <text:p text:style-name="P10">tbd</text:p>
          </table:table-cell>
          <table:table-cell table:style-name="Table9.A2" office:value-type="string">
            <text:p text:style-name="P11">tbd</text:p>
          </table:table-cell>
          <table:table-cell table:style-name="Table9.A2" office:value-type="string">
            <text:p text:style-name="P19">tbd</text:p>
          </table:table-cell>
          <table:table-cell table:style-name="Table9.A2" office:value-type="string">
            <text:p text:style-name="P11">Context</text:p>
          </table:table-cell>
          <table:table-cell table:style-name="Table9.E2" office:value-type="string">
            <text:p text:style-name="P23">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153166112"/>do_map_name<text:alphabetical-index-mark-end text:id="IMark153166112"/>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p text:style-name="P3">Error handling is an essential, if unpopular, part of all programming tasks. This section focuses on the use of the exceptions mechanism to simplify and streamline error handling.</text:p>
      <text:p text:style-name="P3">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3">Exceptions are an error handling mechanism designed to separate out error handling from error detection and to simplify code structures. When errors are detected, they can be raised. No error codes need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3">Exceptions is one area where fOOrth is very different than Ruby<text:note text:id="ftn0" text:note-class="footnote"><text:note-citation>34</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3">Consider a typical exception message in fOOrth:</text:p>
      <text:p text:style-name="Code"/>
      <text:p text:style-name="Code">E15: divided by 0</text:p>
      <text:p text:style-name="Code"/>
      <text:p text:style-name="Text_20_body">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4" text:note-class="footnote"><text:note-citation>35</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Phase Two - Living Tediously)</text:p>
      <text:p text:style-name="Code"><text:soft-page-break/>: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3">The first method called “danger” ignores errors totally.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P3">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ry block basics</text:h>
      <text:p text:style-name="P3">The bare basics of an exception handled code block is:</text:p>
      <text:p text:style-name="Code"/>
      <text:p text:style-name="Code">try (dangerous code here) catch (error recovery code here) end</text:p>
      <text:p text:style-name="Code"/>
      <text:p text:style-name="P3">Note that the dangerous code may include nested method calls, control structures, etc. Note that entities these must be complete. You cannot have part of a loop or conditional statement. That would generate an error at compile time.</text:p>
      <text:h text:style-name="Heading_20_3" text:outline-level="3"><text:soft-page-break/>Determining the kind of error</text:h>
      <text:p text:style-name="P3"/>
      <text:h text:style-name="Heading_20_3" text:outline-level="3">Passing the buck</text:h>
      <text:p text:style-name="P3"/>
      <text:h text:style-name="Heading_20_3" text:outline-level="3">Tying Up Loose Ends</text:h>
      <text:p text:style-name="P3"/>
      <text:h text:style-name="Heading_20_2" text:outline-level="2">Generating Errors</text:h>
      <text:p text:style-name="Text_20_body"/>
      <text:h text:style-name="Heading_20_2" text:outline-level="2"/>
      <text:p text:style-name="Text_20_body"/>
      <text:h text:style-name="Heading_20_2" text:outline-level="2">fOOrth Native Exception Codes:</text:h>
      <text:p text:style-name="Text_20_body"/>
      <table:table table:name="Table55" table:style-name="Table55">
        <table:table-column table:style-name="Table55.A" table:number-columns-repeated="2"/>
        <table:table-column table:style-name="Table55.C"/>
        <table:table-column table:style-name="Table55.D"/>
        <table:table-header-rows>
          <table:table-row table:style-name="Table55.1">
            <table:table-cell table:style-name="Table55.A1" table:number-columns-spanned="3" office:value-type="string">
              <text:p text:style-name="P34">Code</text:p>
            </table:table-cell>
            <table:covered-table-cell/>
            <table:covered-table-cell/>
            <table:table-cell table:style-name="Table55.D1" office:value-type="string">
              <text:p text:style-name="P33">Description</text:p>
            </table:table-cell>
          </table:table-row>
        </table:table-header-rows>
        <table:table-row table:style-name="Table55.1">
          <table:table-cell table:style-name="Table55.A2" office:value-type="string">
            <text:p text:style-name="P24">F</text:p>
          </table:table-cell>
          <table:table-cell table:style-name="Table55.A2" office:value-type="string">
            <text:p text:style-name="P24">*</text:p>
          </table:table-cell>
          <table:table-cell table:style-name="Table55.A2" office:value-type="string">
            <text:p text:style-name="P24">*</text:p>
          </table:table-cell>
          <table:table-cell table:style-name="Table55.D2" office:value-type="string">
            <text:p text:style-name="P27">Generic fOOrth Native Exception Code for All Errors.</text:p>
          </table:table-cell>
        </table:table-row>
        <table:table-row table:style-name="Table55.1">
          <table:table-cell table:style-name="Table55.A2" office:value-type="string">
            <text:p text:style-name="P26"/>
          </table:table-cell>
          <table:table-cell table:style-name="Table55.A2" office:value-type="string">
            <text:p text:style-name="P26"/>
          </table:table-cell>
          <table:table-cell table:style-name="Table55.A2" office:value-type="string">
            <text:p text:style-name="P26"/>
          </table:table-cell>
          <table:table-cell table:style-name="Table55.D2" office:value-type="string">
            <text:p text:style-name="P28"/>
          </table:table-cell>
        </table:table-row>
        <table:table-row table:style-name="Table55.1">
          <table:table-cell table:style-name="Table55.A2" office:value-type="string">
            <text:p text:style-name="P24">F</text:p>
          </table:table-cell>
          <table:table-cell table:style-name="Table55.A2" office:value-type="string">
            <text:p text:style-name="P24">1</text:p>
          </table:table-cell>
          <table:table-cell table:style-name="Table55.A2" office:value-type="string">
            <text:p text:style-name="P24">*</text:p>
          </table:table-cell>
          <table:table-cell table:style-name="Table55.D2" office:value-type="string">
            <text:p text:style-name="P27">Compile Time Errors.</text:p>
          </table:table-cell>
        </table:table-row>
        <table:table-row table:style-name="Table55.1">
          <table:table-cell table:style-name="Table55.A2" office:value-type="string">
            <text:p text:style-name="P31">F</text:p>
          </table:table-cell>
          <table:table-cell table:style-name="Table55.A2" office:value-type="string">
            <text:p text:style-name="P31">1</text:p>
          </table:table-cell>
          <table:table-cell table:style-name="Table55.A2" office:value-type="string">
            <text:p text:style-name="P31">0</text:p>
          </table:table-cell>
          <table:table-cell table:style-name="Table55.D2" office:value-type="string">
            <text:p text:style-name="P29">Syntax Error.</text:p>
          </table:table-cell>
        </table:table-row>
        <table:table-row table:style-name="Table55.1">
          <table:table-cell table:style-name="Table55.A2" office:value-type="string">
            <text:p text:style-name="P31">F</text:p>
          </table:table-cell>
          <table:table-cell table:style-name="Table55.A2" office:value-type="string">
            <text:p text:style-name="P31">1</text:p>
          </table:table-cell>
          <table:table-cell table:style-name="Table55.A2" office:value-type="string">
            <text:p text:style-name="P31">1</text:p>
          </table:table-cell>
          <table:table-cell table:style-name="Table55.D2" office:value-type="string">
            <text:p text:style-name="P29">Specification Error.</text:p>
          </table:table-cell>
        </table:table-row>
        <table:table-row table:style-name="Table55.1">
          <table:table-cell table:style-name="Table55.A2" office:value-type="string">
            <text:p text:style-name="P31">F</text:p>
          </table:table-cell>
          <table:table-cell table:style-name="Table55.A2" office:value-type="string">
            <text:p text:style-name="P31">1</text:p>
          </table:table-cell>
          <table:table-cell table:style-name="Table55.A2" office:value-type="string">
            <text:p text:style-name="P31">2</text:p>
          </table:table-cell>
          <table:table-cell table:style-name="Table55.D2" office:value-type="string">
            <text:p text:style-name="P29">Control Structure Nesting Error</text:p>
          </table:table-cell>
        </table:table-row>
        <table:table-row table:style-name="Table55.1">
          <table:table-cell table:style-name="Table55.A2" office:value-type="string">
            <text:p text:style-name="P36">F</text:p>
          </table:table-cell>
          <table:table-cell table:style-name="Table55.A2" office:value-type="string">
            <text:p text:style-name="P36">1</text:p>
          </table:table-cell>
          <table:table-cell table:style-name="Table55.A1" office:value-type="string">
            <text:p text:style-name="P36">3</text:p>
          </table:table-cell>
          <table:table-cell table:style-name="Table55.D2" office:value-type="string">
            <text:p text:style-name="P40">Invalid Operation for Target.</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D2" office:value-type="string">
            <text:p text:style-name="P42"/>
          </table:table-cell>
        </table:table-row>
        <table:table-row table:style-name="Table55.1">
          <table:table-cell table:style-name="Table55.A2" office:value-type="string">
            <text:p text:style-name="P24">F</text:p>
          </table:table-cell>
          <table:table-cell table:style-name="Table55.A2" office:value-type="string">
            <text:p text:style-name="P24">2</text:p>
          </table:table-cell>
          <table:table-cell table:style-name="Table55.A2" office:value-type="string">
            <text:p text:style-name="P24">*</text:p>
          </table:table-cell>
          <table:table-cell table:style-name="Table55.D2" office:value-type="string">
            <text:p text:style-name="P27">Message Passing Errors</text:p>
          </table:table-cell>
        </table:table-row>
        <table:table-row table:style-name="Table55.1">
          <table:table-cell table:style-name="Table55.A2" office:value-type="string">
            <text:p text:style-name="P31">F</text:p>
          </table:table-cell>
          <table:table-cell table:style-name="Table55.A2" office:value-type="string">
            <text:p text:style-name="P31">2</text:p>
          </table:table-cell>
          <table:table-cell table:style-name="Table55.A2" office:value-type="string">
            <text:p text:style-name="P31">0</text:p>
          </table:table-cell>
          <table:table-cell table:style-name="Table55.D2" office:value-type="string">
            <text:p text:style-name="P29">Message Not Understood by the Receiver.</text:p>
          </table:table-cell>
        </table:table-row>
        <table:table-row table:style-name="Table55.1">
          <table:table-cell table:style-name="Table55.A2" office:value-type="string">
            <text:p text:style-name="P31">F</text:p>
          </table:table-cell>
          <table:table-cell table:style-name="Table55.A2" office:value-type="string">
            <text:p text:style-name="P31">2</text:p>
          </table:table-cell>
          <table:table-cell table:style-name="Table55.A2" office:value-type="string">
            <text:p text:style-name="P31">1</text:p>
          </table:table-cell>
          <table:table-cell table:style-name="Table55.D2" office:value-type="string">
            <text:p text:style-name="P29">Control Structure is Not Supported by the Receiver.</text:p>
          </table:table-cell>
        </table:table-row>
        <table:table-row table:style-name="Table55.1">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D2" office:value-type="string">
            <text:p text:style-name="P44"/>
          </table:table-cell>
        </table:table-row>
        <table:table-row table:style-name="Table55.1">
          <table:table-cell table:style-name="Table55.A2" office:value-type="string">
            <text:p text:style-name="P24">F</text:p>
          </table:table-cell>
          <table:table-cell table:style-name="Table55.A2" office:value-type="string">
            <text:p text:style-name="P24">3</text:p>
          </table:table-cell>
          <table:table-cell table:style-name="Table55.A2" office:value-type="string">
            <text:p text:style-name="P24">*</text:p>
          </table:table-cell>
          <table:table-cell table:style-name="Table55.D2" office:value-type="string">
            <text:p text:style-name="P27">Data Underflow Errors</text:p>
          </table:table-cell>
        </table:table-row>
        <table:table-row table:style-name="Table55.1">
          <table:table-cell table:style-name="Table55.A2" office:value-type="string">
            <text:p text:style-name="P31">F</text:p>
          </table:table-cell>
          <table:table-cell table:style-name="Table55.A2" office:value-type="string">
            <text:p text:style-name="P31">3</text:p>
          </table:table-cell>
          <table:table-cell table:style-name="Table55.A2" office:value-type="string">
            <text:p text:style-name="P31">0</text:p>
          </table:table-cell>
          <table:table-cell table:style-name="Table55.D2" office:value-type="string">
            <text:p text:style-name="P29">Virtual Machine Data Stack Underflow</text:p>
          </table:table-cell>
        </table:table-row>
        <table:table-row table:style-name="Table55.1">
          <table:table-cell table:style-name="Table55.A2" office:value-type="string">
            <text:p text:style-name="P31">F</text:p>
          </table:table-cell>
          <table:table-cell table:style-name="Table55.A2" office:value-type="string">
            <text:p text:style-name="P31">3</text:p>
          </table:table-cell>
          <table:table-cell table:style-name="Table55.A2" office:value-type="string">
            <text:p text:style-name="P31">1</text:p>
          </table:table-cell>
          <table:table-cell table:style-name="Table55.D2" office:value-type="string">
            <text:p text:style-name="P29">Stack/Queue Underflow</text:p>
          </table:table-cell>
        </table:table-row>
        <table:table-row table:style-name="Table55.1">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D2" office:value-type="string">
            <text:p text:style-name="P44"/>
          </table:table-cell>
        </table:table-row>
        <table:table-row table:style-name="Table55.1">
          <table:table-cell table:style-name="Table55.A2" office:value-type="string">
            <text:p text:style-name="P31">F</text:p>
          </table:table-cell>
          <table:table-cell table:style-name="Table55.A2" office:value-type="string">
            <text:p text:style-name="P31">4</text:p>
          </table:table-cell>
          <table:table-cell table:style-name="Table55.A2" office:value-type="string">
            <text:p text:style-name="P31">0</text:p>
          </table:table-cell>
          <table:table-cell table:style-name="Table55.D2" office:value-type="string">
            <text:p text:style-name="P29">Data Conversion Error</text:p>
          </table:table-cell>
        </table:table-row>
        <table:table-row table:style-name="Table55.1">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D2" office:value-type="string">
            <text:p text:style-name="P44"/>
          </table:table-cell>
        </table:table-row>
        <text:soft-page-break/>
        <table:table-row table:style-name="Table55.1">
          <table:table-cell table:style-name="Table55.A2" office:value-type="string">
            <text:p text:style-name="P24">F</text:p>
          </table:table-cell>
          <table:table-cell table:style-name="Table55.A2" office:value-type="string">
            <text:p text:style-name="P24">5</text:p>
          </table:table-cell>
          <table:table-cell table:style-name="Table55.A2" office:value-type="string">
            <text:p text:style-name="P24">*</text:p>
          </table:table-cell>
          <table:table-cell table:style-name="Table55.D2" office:value-type="string">
            <text:p text:style-name="P27">I/O Errors</text:p>
          </table:table-cell>
        </table:table-row>
        <table:table-row table:style-name="Table55.1">
          <table:table-cell table:style-name="Table55.A2" office:value-type="string">
            <text:p text:style-name="P31">F</text:p>
          </table:table-cell>
          <table:table-cell table:style-name="Table55.A2" office:value-type="string">
            <text:p text:style-name="P31">5</text:p>
          </table:table-cell>
          <table:table-cell table:style-name="Table55.A2" office:value-type="string">
            <text:p text:style-name="P31">0</text:p>
          </table:table-cell>
          <table:table-cell table:style-name="Table55.D2" office:value-type="string">
            <text:p text:style-name="P29">Error Opening a File for Reading</text:p>
          </table:table-cell>
        </table:table-row>
        <table:table-row table:style-name="Table55.1">
          <table:table-cell table:style-name="Table55.A2" office:value-type="string">
            <text:p text:style-name="P31">F</text:p>
          </table:table-cell>
          <table:table-cell table:style-name="Table55.A2" office:value-type="string">
            <text:p text:style-name="P31">5</text:p>
          </table:table-cell>
          <table:table-cell table:style-name="Table55.A2" office:value-type="string">
            <text:p text:style-name="P31">1</text:p>
          </table:table-cell>
          <table:table-cell table:style-name="Table55.D2" office:value-type="string">
            <text:p text:style-name="P29">Error Opening a File for Writing</text:p>
          </table:table-cell>
        </table:table-row>
        <table:table-row table:style-name="Table55.1">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D2" office:value-type="string">
            <text:p text:style-name="P44"/>
          </table:table-cell>
        </table:table-row>
        <table:table-row table:style-name="Table55.1">
          <table:table-cell table:style-name="Table55.A2" office:value-type="string">
            <text:p text:style-name="P24">F</text:p>
          </table:table-cell>
          <table:table-cell table:style-name="Table55.A2" office:value-type="string">
            <text:p text:style-name="P24">6</text:p>
          </table:table-cell>
          <table:table-cell table:style-name="Table55.A2" office:value-type="string">
            <text:p text:style-name="P24">*</text:p>
          </table:table-cell>
          <table:table-cell table:style-name="Table55.D2" office:value-type="string">
            <text:p text:style-name="P27">Thread Errors</text:p>
          </table:table-cell>
        </table:table-row>
        <table:table-row table:style-name="Table55.1">
          <table:table-cell table:style-name="Table55.A2" office:value-type="string">
            <text:p text:style-name="P31">F</text:p>
          </table:table-cell>
          <table:table-cell table:style-name="Table55.A2" office:value-type="string">
            <text:p text:style-name="P31">6</text:p>
          </table:table-cell>
          <table:table-cell table:style-name="Table55.A2" office:value-type="string">
            <text:p text:style-name="P31">0</text:p>
          </table:table-cell>
          <table:table-cell table:style-name="Table55.D2" office:value-type="string">
            <text:p text:style-name="P29">Duplicate Virtual Machines</text:p>
          </table:table-cell>
        </table:table-row>
        <table:table-row table:style-name="Table55.1">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D2" office:value-type="string">
            <text:p text:style-name="P44"/>
          </table:table-cell>
        </table:table-row>
        <table:table-row table:style-name="Table55.1">
          <table:table-cell table:style-name="Table55.A2" office:value-type="string">
            <text:p text:style-name="P36">F</text:p>
          </table:table-cell>
          <table:table-cell table:style-name="Table55.A2" office:value-type="string">
            <text:p text:style-name="P36">9</text:p>
          </table:table-cell>
          <table:table-cell table:style-name="Table55.A2" office:value-type="string">
            <text:p text:style-name="P36">0</text:p>
          </table:table-cell>
          <table:table-cell table:style-name="Table55.D2" office:value-type="string">
            <text:p text:style-name="P40">Internal Compiler Data Structure Error</text:p>
          </table:table-cell>
        </table:table-row>
      </table:table>
      <text:p text:style-name="Text_20_body"/>
      <text:h text:style-name="Heading_20_2" text:outline-level="2">Ruby Mapped Exception Codes</text:h>
      <text:p text:style-name="Text_20_body"/>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header-rows>
          <table:table-row table:style-name="Table92.1">
            <table:table-cell table:style-name="Table92.A1" table:number-columns-spanned="3" office:value-type="string">
              <text:p text:style-name="P34">Code</text:p>
            </table:table-cell>
            <table:covered-table-cell/>
            <table:covered-table-cell/>
            <table:table-cell table:style-name="Table92.A1" office:value-type="string">
              <text:p text:style-name="P34"/>
            </table:table-cell>
            <table:table-cell table:style-name="Table92.A1" office:value-type="string">
              <text:p text:style-name="P35">Subcode</text:p>
            </table:table-cell>
            <table:table-cell table:style-name="Table92.F1" office:value-type="string">
              <text:p text:style-name="P33">Description</text:p>
            </table:table-cell>
          </table:table-row>
        </table:table-header-rows>
        <table:table-row table:style-name="Table92.1">
          <table:table-cell table:style-name="Table92.A2" office:value-type="string">
            <text:p text:style-name="P24">S</text:p>
          </table:table-cell>
          <table:table-cell table:style-name="Table92.A2" office:value-type="string">
            <text:p text:style-name="P24">*</text:p>
          </table:table-cell>
          <table:table-cell table:style-name="Table92.A2" office:value-type="string">
            <text:p text:style-name="P24">*</text:p>
          </table:table-cell>
          <table:table-cell table:style-name="Table92.A2" office:value-type="string">
            <text:p text:style-name="P24"/>
          </table:table-cell>
          <table:table-cell table:style-name="Table92.A2" office:value-type="string">
            <text:p text:style-name="P25"/>
          </table:table-cell>
          <table:table-cell table:style-name="Table92.F2" office:value-type="string">
            <text:p text:style-name="P27">Generic Ruby Mapped Exception Code for Signal Exceptions.</text:p>
          </table:table-cell>
        </table:table-row>
        <table:table-row table:style-name="Table92.1">
          <table:table-cell table:style-name="Table92.A2" office:value-type="string">
            <text:p text:style-name="P36">S</text:p>
          </table:table-cell>
          <table:table-cell table:style-name="Table92.A2" office:value-type="string">
            <text:p text:style-name="P36">0</text:p>
          </table:table-cell>
          <table:table-cell table:style-name="Table92.A2" office:value-type="string">
            <text:p text:style-name="P36">1</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Interrupt (Typically Control-C)</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24">E</text:p>
          </table:table-cell>
          <table:table-cell table:style-name="Table92.A2" office:value-type="string">
            <text:p text:style-name="P24">*</text:p>
          </table:table-cell>
          <table:table-cell table:style-name="Table92.A2" office:value-type="string">
            <text:p text:style-name="P24">*</text:p>
          </table:table-cell>
          <table:table-cell table:style-name="Table92.A2" office:value-type="string">
            <text:p text:style-name="P24"/>
          </table:table-cell>
          <table:table-cell table:style-name="Table92.A2" office:value-type="string">
            <text:p text:style-name="P25"/>
          </table:table-cell>
          <table:table-cell table:style-name="Table92.F2" office:value-type="string">
            <text:p text:style-name="P27">Generic Ruby Mapped Exception Code for All Standard Errors.</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1</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Argument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text:p>
          </table:table-cell>
          <table:table-cell table:style-name="Table92.F2" office:value-type="string">
            <text:p text:style-name="P40">Gem::Requirement::Bad Requirement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2</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Encoding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01</text:p>
          </table:table-cell>
          <table:table-cell table:style-name="Table92.F2" office:value-type="string">
            <text:p text:style-name="P40">Encoding::Compatibility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02</text:p>
          </table:table-cell>
          <table:table-cell table:style-name="Table92.F2" office:value-type="string">
            <text:p text:style-name="P40">Encoding::Converter Not Found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03</text:p>
          </table:table-cell>
          <table:table-cell table:style-name="Table92.F2" office:value-type="string">
            <text:p text:style-name="P40">Encoding::Invalid Byte Sequence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04</text:p>
          </table:table-cell>
          <table:table-cell table:style-name="Table92.F2" office:value-type="string">
            <text:p text:style-name="P40">Encoding::Undefined Conversion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3</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Fiber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4</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I/O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4</text:p>
          </table:table-cell>
          <table:table-cell table:style-name="Table92.A2" office:value-type="string">
            <text:p text:style-name="P36">,</text:p>
          </table:table-cell>
          <table:table-cell table:style-name="Table92.A2" office:value-type="string">
            <text:p text:style-name="P37">01</text:p>
          </table:table-cell>
          <table:table-cell table:style-name="Table92.F2" office:value-type="string">
            <text:p text:style-name="P40">EOF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5</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Index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5</text:p>
          </table:table-cell>
          <table:table-cell table:style-name="Table92.A2" office:value-type="string">
            <text:p text:style-name="P36">,</text:p>
          </table:table-cell>
          <table:table-cell table:style-name="Table92.A2" office:value-type="string">
            <text:p text:style-name="P37">01</text:p>
          </table:table-cell>
          <table:table-cell table:style-name="Table92.F2" office:value-type="string">
            <text:p text:style-name="P40">Key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5</text:p>
          </table:table-cell>
          <table:table-cell table:style-name="Table92.A2" office:value-type="string">
            <text:p text:style-name="P36">,</text:p>
          </table:table-cell>
          <table:table-cell table:style-name="Table92.A2" office:value-type="string">
            <text:p text:style-name="P37">02</text:p>
          </table:table-cell>
          <table:table-cell table:style-name="Table92.F2" office:value-type="string">
            <text:p text:style-name="P40">Stop Iteration Error</text:p>
          </table:table-cell>
        </table:table-row>
        <text:soft-page-break/>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6</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Local Jump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7</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Math::Domain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8" office:value-type="string">
            <text:p text:style-name="P36">E</text:p>
          </table:table-cell>
          <table:table-cell table:style-name="Table92.A28" office:value-type="string">
            <text:p text:style-name="P36">0</text:p>
          </table:table-cell>
          <table:table-cell table:style-name="Table92.A28" office:value-type="string">
            <text:p text:style-name="P36">8</text:p>
          </table:table-cell>
          <table:table-cell table:style-name="Table92.A28" office:value-type="string">
            <text:p text:style-name="P36"/>
          </table:table-cell>
          <table:table-cell table:style-name="Table92.A28" office:value-type="string">
            <text:p text:style-name="P37"/>
          </table:table-cell>
          <table:table-cell table:style-name="Table92.F28" office:value-type="string">
            <text:p text:style-name="P40">Name Error</text:p>
          </table:table-cell>
        </table:table-row>
        <table:table-row table:style-name="Table92.1">
          <table:table-cell table:style-name="Table92.A28" office:value-type="string">
            <text:p text:style-name="P36">E</text:p>
          </table:table-cell>
          <table:table-cell table:style-name="Table92.A28" office:value-type="string">
            <text:p text:style-name="P36">0</text:p>
          </table:table-cell>
          <table:table-cell table:style-name="Table92.A28" office:value-type="string">
            <text:p text:style-name="P36">8</text:p>
          </table:table-cell>
          <table:table-cell table:style-name="Table92.A28" office:value-type="string">
            <text:p text:style-name="P36">,</text:p>
          </table:table-cell>
          <table:table-cell table:style-name="Table92.A28" office:value-type="string">
            <text:p text:style-name="P37">01</text:p>
          </table:table-cell>
          <table:table-cell table:style-name="Table92.F28" office:value-type="string">
            <text:p text:style-name="P40">No Method Error</text:p>
          </table:table-cell>
        </table:table-row>
        <table:table-row table:style-name="Table92.1">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9"/>
          </table:table-cell>
          <table:table-cell table:style-name="Table92.F28" office:value-type="string">
            <text:p text:style-name="P42"/>
          </table:table-cell>
        </table:table-row>
        <table:table-row table:style-name="Table92.1">
          <table:table-cell table:style-name="Table92.A28" office:value-type="string">
            <text:p text:style-name="P36">E</text:p>
          </table:table-cell>
          <table:table-cell table:style-name="Table92.A28" office:value-type="string">
            <text:p text:style-name="P36">0</text:p>
          </table:table-cell>
          <table:table-cell table:style-name="Table92.A28" office:value-type="string">
            <text:p text:style-name="P36">9</text:p>
          </table:table-cell>
          <table:table-cell table:style-name="Table92.A28" office:value-type="string">
            <text:p text:style-name="P36"/>
          </table:table-cell>
          <table:table-cell table:style-name="Table92.A28" office:value-type="string">
            <text:p text:style-name="P37"/>
          </table:table-cell>
          <table:table-cell table:style-name="Table92.F28" office:value-type="string">
            <text:p text:style-name="P40">Range Error</text:p>
          </table:table-cell>
        </table:table-row>
        <table:table-row table:style-name="Table92.1">
          <table:table-cell table:style-name="Table92.A28" office:value-type="string">
            <text:p text:style-name="P36">E</text:p>
          </table:table-cell>
          <table:table-cell table:style-name="Table92.A28" office:value-type="string">
            <text:p text:style-name="P36">0</text:p>
          </table:table-cell>
          <table:table-cell table:style-name="Table92.A28" office:value-type="string">
            <text:p text:style-name="P36">9</text:p>
          </table:table-cell>
          <table:table-cell table:style-name="Table92.A28" office:value-type="string">
            <text:p text:style-name="P36">,</text:p>
          </table:table-cell>
          <table:table-cell table:style-name="Table92.A28" office:value-type="string">
            <text:p text:style-name="P37">01</text:p>
          </table:table-cell>
          <table:table-cell table:style-name="Table92.F28" office:value-type="string">
            <text:p text:style-name="P40">Float Domain Error</text:p>
          </table:table-cell>
        </table:table-row>
        <table:table-row table:style-name="Table92.1">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9"/>
          </table:table-cell>
          <table:table-cell table:style-name="Table92.F28" office:value-type="string">
            <text:p text:style-name="P42"/>
          </table:table-cell>
        </table:table-row>
        <table:table-row table:style-name="Table92.1">
          <table:table-cell table:style-name="Table92.A28" office:value-type="string">
            <text:p text:style-name="P36">E</text:p>
          </table:table-cell>
          <table:table-cell table:style-name="Table92.A28" office:value-type="string">
            <text:p text:style-name="P36">1</text:p>
          </table:table-cell>
          <table:table-cell table:style-name="Table92.A28" office:value-type="string">
            <text:p text:style-name="P36">0</text:p>
          </table:table-cell>
          <table:table-cell table:style-name="Table92.A28" office:value-type="string">
            <text:p text:style-name="P36"/>
          </table:table-cell>
          <table:table-cell table:style-name="Table92.A28" office:value-type="string">
            <text:p text:style-name="P37"/>
          </table:table-cell>
          <table:table-cell table:style-name="Table92.F28" office:value-type="string">
            <text:p text:style-name="P40">Regular Expression Error</text:p>
          </table:table-cell>
        </table:table-row>
        <table:table-row table:style-name="Table92.1">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9"/>
          </table:table-cell>
          <table:table-cell table:style-name="Table92.F28" office:value-type="string">
            <text:p text:style-name="P42"/>
          </table:table-cell>
        </table:table-row>
        <table:table-row table:style-name="Table92.1">
          <table:table-cell table:style-name="Table92.A28" office:value-type="string">
            <text:p text:style-name="P36">E</text:p>
          </table:table-cell>
          <table:table-cell table:style-name="Table92.A28" office:value-type="string">
            <text:p text:style-name="P36">1</text:p>
          </table:table-cell>
          <table:table-cell table:style-name="Table92.A28" office:value-type="string">
            <text:p text:style-name="P36">1</text:p>
          </table:table-cell>
          <table:table-cell table:style-name="Table92.A28" office:value-type="string">
            <text:p text:style-name="P36"/>
          </table:table-cell>
          <table:table-cell table:style-name="Table92.A28" office:value-type="string">
            <text:p text:style-name="P37"/>
          </table:table-cell>
          <table:table-cell table:style-name="Table92.F28" office:value-type="string">
            <text:p text:style-name="P40">Runtime Error</text:p>
          </table:table-cell>
        </table:table-row>
        <table:table-row table:style-name="Table92.1">
          <table:table-cell table:style-name="Table92.A28" office:value-type="string">
            <text:p text:style-name="P36">E</text:p>
          </table:table-cell>
          <table:table-cell table:style-name="Table92.A28" office:value-type="string">
            <text:p text:style-name="P36">1</text:p>
          </table:table-cell>
          <table:table-cell table:style-name="Table92.A28" office:value-type="string">
            <text:p text:style-name="P36">1</text:p>
          </table:table-cell>
          <table:table-cell table:style-name="Table92.A28" office:value-type="string">
            <text:p text:style-name="P36">,</text:p>
          </table:table-cell>
          <table:table-cell table:style-name="Table92.A28" office:value-type="string">
            <text:p text:style-name="P37">01</text:p>
          </table:table-cell>
          <table:table-cell table:style-name="Table92.F28" office:value-type="string">
            <text:p text:style-name="P40">Gem::Exception</text:p>
          </table:table-cell>
        </table:table-row>
        <table:table-row table:style-name="Table92.1">
          <table:table-cell table:style-name="Table92.A28" office:value-type="string">
            <text:p text:style-name="P36">E</text:p>
          </table:table-cell>
          <table:table-cell table:style-name="Table92.A28" office:value-type="string">
            <text:p text:style-name="P36">1</text:p>
          </table:table-cell>
          <table:table-cell table:style-name="Table92.A28" office:value-type="string">
            <text:p text:style-name="P36">1</text:p>
          </table:table-cell>
          <table:table-cell table:style-name="Table92.A28" office:value-type="string">
            <text:p text:style-name="P36">,</text:p>
          </table:table-cell>
          <table:table-cell table:style-name="Table92.A28" office:value-type="string">
            <text:p text:style-name="P37">01,01</text:p>
          </table:table-cell>
          <table:table-cell table:style-name="Table92.F28" office:value-type="string">
            <text:p text:style-name="P40">Gem::Command Line Error</text:p>
          </table:table-cell>
        </table:table-row>
        <table:table-row table:style-name="Table92.1">
          <table:table-cell table:style-name="Table92.A28" office:value-type="string">
            <text:p text:style-name="P36">E</text:p>
          </table:table-cell>
          <table:table-cell table:style-name="Table92.A28" office:value-type="string">
            <text:p text:style-name="P36">1</text:p>
          </table:table-cell>
          <table:table-cell table:style-name="Table92.A28" office:value-type="string">
            <text:p text:style-name="P36">1</text:p>
          </table:table-cell>
          <table:table-cell table:style-name="Table92.A28" office:value-type="string">
            <text:p text:style-name="P36">,</text:p>
          </table:table-cell>
          <table:table-cell table:style-name="Table92.A28" office:value-type="string">
            <text:p text:style-name="P37">01,02</text:p>
          </table:table-cell>
          <table:table-cell table:style-name="Table92.F28" office:value-type="string">
            <text:p text:style-name="P40">Gem::Dependency Error</text:p>
          </table:table-cell>
        </table:table-row>
        <table:table-row table:style-name="Table92.1">
          <table:table-cell table:style-name="Table92.A28" office:value-type="string">
            <text:p text:style-name="P36">E</text:p>
          </table:table-cell>
          <table:table-cell table:style-name="Table92.A28" office:value-type="string">
            <text:p text:style-name="P36">1</text:p>
          </table:table-cell>
          <table:table-cell table:style-name="Table92.A28" office:value-type="string">
            <text:p text:style-name="P36">1</text:p>
          </table:table-cell>
          <table:table-cell table:style-name="Table92.A28" office:value-type="string">
            <text:p text:style-name="P36">,</text:p>
          </table:table-cell>
          <table:table-cell table:style-name="Table92.A28" office:value-type="string">
            <text:p text:style-name="P37">01,03</text:p>
          </table:table-cell>
          <table:table-cell table:style-name="Table92.F28" office:value-type="string">
            <text:p text:style-name="P40">Gem::Dependency Removal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4</text:p>
          </table:table-cell>
          <table:table-cell table:style-name="Table92.F2" office:value-type="string">
            <text:p text:style-name="P41">Gem::Dependency Resolution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5</text:p>
          </table:table-cell>
          <table:table-cell table:style-name="Table92.F2" office:value-type="string">
            <text:p text:style-name="P41">Gem::Document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6</text:p>
          </table:table-cell>
          <table:table-cell table:style-name="Table92.F2" office:value-type="string">
            <text:p text:style-name="P40">Gem::End Of YAML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7</text:p>
          </table:table-cell>
          <table:table-cell table:style-name="Table92.F2" office:value-type="string">
            <text:p text:style-name="P40">Gem::File Permission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8</text:p>
          </table:table-cell>
          <table:table-cell table:style-name="Table92.F2" office:value-type="string">
            <text:p text:style-name="P40">Gem::Format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9</text:p>
          </table:table-cell>
          <table:table-cell table:style-name="Table92.F2" office:value-type="string">
            <text:p text:style-name="P40">Gem::Gem Not Found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9,01</text:p>
          </table:table-cell>
          <table:table-cell table:style-name="Table92.F2" office:value-type="string">
            <text:p text:style-name="P40">Gem::Specific Gem Not Found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0</text:p>
          </table:table-cell>
          <table:table-cell table:style-name="Table92.F2" office:value-type="string">
            <text:p text:style-name="P40">Gem::Gem Not In Home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1</text:p>
          </table:table-cell>
          <table:table-cell table:style-name="Table92.F2" office:value-type="string">
            <text:p text:style-name="P40">Gem::Impossible Dependencies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2</text:p>
          </table:table-cell>
          <table:table-cell table:style-name="Table92.F2" office:value-type="string">
            <text:p text:style-name="P40">Gem::Install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3</text:p>
          </table:table-cell>
          <table:table-cell table:style-name="Table92.F2" office:value-type="string">
            <text:p text:style-name="P40">Gem::Invalid Specification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4</text:p>
          </table:table-cell>
          <table:table-cell table:style-name="Table92.F2" office:value-type="string">
            <text:p text:style-name="P40">Gem::Operation Not Supported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5</text:p>
          </table:table-cell>
          <table:table-cell table:style-name="Table92.F2" office:value-type="string">
            <text:p text:style-name="P40">Gem::Remote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6</text:p>
          </table:table-cell>
          <table:table-cell table:style-name="Table92.F2" office:value-type="string">
            <text:p text:style-name="P40">Gem::Remote Installation Canceled</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7</text:p>
          </table:table-cell>
          <table:table-cell table:style-name="Table92.F2" office:value-type="string">
            <text:p text:style-name="P40">Gem::Remote Installation Skipped</text:p>
          </table:table-cell>
        </table:table-row>
        <text:soft-page-break/>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8</text:p>
          </table:table-cell>
          <table:table-cell table:style-name="Table92.F2" office:value-type="string">
            <text:p text:style-name="P40">Gem::Remote Source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9</text:p>
          </table:table-cell>
          <table:table-cell table:style-name="Table92.F2" office:value-type="string">
            <text:p text:style-name="P40">Gem::Ruby Version Mismatch<text:note text:id="ftn35" text:note-class="footnote"><text:note-citation>36</text:note-citation><text:note-body><text:p text:style-name="Footnote">This exception is only supported in Ruby 2.1.x and later.</text:p></text:note-body></text:note></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20</text:p>
          </table:table-cell>
          <table:table-cell table:style-name="Table92.F2" office:value-type="string">
            <text:p text:style-name="P40">Gem::Unsatisfiable Dependency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21</text:p>
          </table:table-cell>
          <table:table-cell table:style-name="Table92.F2" office:value-type="string">
            <text:p text:style-name="P40">Gem::Verification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24">E</text:p>
          </table:table-cell>
          <table:table-cell table:style-name="Table92.A2" office:value-type="string">
            <text:p text:style-name="P24">1</text:p>
          </table:table-cell>
          <table:table-cell table:style-name="Table92.A2" office:value-type="string">
            <text:p text:style-name="P24">2</text:p>
          </table:table-cell>
          <table:table-cell table:style-name="Table92.A2" office:value-type="string">
            <text:p text:style-name="P24"/>
          </table:table-cell>
          <table:table-cell table:style-name="Table92.A2" office:value-type="string">
            <text:p text:style-name="P25"/>
          </table:table-cell>
          <table:table-cell table:style-name="Table92.F2" office:value-type="string">
            <text:p text:style-name="P27">System Call Error<text:note text:id="ftn36" text:note-class="footnote"><text:note-citation>37</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2BIG</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CCE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DDRINUS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DDRNOTAVAIL</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FNOSUPPOR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GAIN</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GAINWaitReadab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GAINWaitWritab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LREADY</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BADF</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BUSY</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CHILD</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CONNABORTED</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CONNREFUSED</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CONNRESE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DEADLK</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DESTADDRREQ</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DOM</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DQUO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EXIS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FAUL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FBIG</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HOSTDOWN</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HOSTUNREACH</text:p>
          </table:table-cell>
          <table:table-cell table:style-name="Table92.F2" office:value-type="string">
            <text:p text:style-name="P40"/>
          </table:table-cell>
        </table:table-row>
        <text:soft-page-break/>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LSEQ</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NPROGRES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NPROGRESSWaitReadab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NPROGRESSWaitWritab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NTR</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NVAL</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O</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SCONN</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SDIR</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LOOP</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MFI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MLINK</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MSGSIZ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AMETOOLONG</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ETDOWN</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ETRESE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ETUNREACH</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FI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BUF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DEV</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EN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EXEC</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LCK</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MEM</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PROTOOP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SPC</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SY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TCONN</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TDIR</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TEMPTY</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TSOCK</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TTY</text:p>
          </table:table-cell>
          <table:table-cell table:style-name="Table92.F2" office:value-type="string">
            <text:p text:style-name="P40"/>
          </table:table-cell>
        </table:table-row>
        <text:soft-page-break/>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XIO</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OPNOTSUPP</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PERM</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PFNOSUPPOR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PIP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PROCLIM</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PROTONOSUPPOR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PROTOTYP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RANG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REMOT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ROF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SHUTDOWN</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SOCKTNOSUPPOR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SPIP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SRCH</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STA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TIMEDOU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TOOMANYREF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USER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WOULDBLOCK</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WOULDBLOCKWaitReadab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WOULDBLOCKWaitWritab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XDEV</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NOERROR</text:p>
          </table:table-cell>
          <table:table-cell table:style-name="Table92.F2" office:value-type="string">
            <text:p text:style-name="P40">Nothing to see here. Move along, move along.</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3</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Thread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4</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Type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5</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1">Zero Division Error</text:p>
          </table:table-cell>
        </table:table-row>
      </table:table>
      <text:h text:style-name="Heading_20_1" text:outline-level="1"><text:alphabetical-index-mark-start text:id="IMark153129628"/>Array<text:alphabetical-index-mark-end text:id="IMark153129628"/></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3">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3">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3">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3">Some points of interest:</text:p>
      <text:list xml:id="list7551361326152556361" text:style-name="L17">
        <text:list-item>
          <text:p text:style-name="P74">The first two examples both create “empty” arrays with zero data elements. </text:p>
        </text:list-item>
        <text:list-item>
          <text:p text:style-name="P74">Array data do NOT need to be the same “type” of data. Mixing is allowed. </text:p>
        </text:list-item>
        <text:list-item>
          <text:p text:style-name="P74">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list xml:id="list6888147507034500745" text:style-name="L18">
        <text:list-item>
          <text:p text:style-name="P75"><text:soft-page-break/>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01284356"/>.new<text:alphabetical-index-mark-end text:id="IMark101284356"/> [[]] </text:h>
            <text:p text:style-name="Text_20_body">Routing:<text:span text:style-name="T12"> TOS</text:span></text:p>
            <text:p text:style-name="P3">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3">Code</text:p>
          </table:table-cell>
          <table:table-cell table:style-name="Table59.B2" office:value-type="string">
            <text:p text:style-name="P13">Result</text:p>
          </table:table-cell>
        </table:table-row>
        <table:table-row table:style-name="Table59.2">
          <table:table-cell table:style-name="Table59.A2" office:value-type="string">
            <text:p text:style-name="Snippet">Array .new</text:p>
          </table:table-cell>
          <table:table-cell table:style-name="Table59.B2" office:value-type="string">
            <text:p text:style-name="P15">[]</text:p>
          </table:table-cell>
        </table:table-row>
        <table:table-row table:style-name="Table59.2">
          <table:table-cell table:style-name="Table59.A2" office:value-type="string">
            <text:p text:style-name="Snippet">[ ]</text:p>
          </table:table-cell>
          <table:table-cell table:style-name="Table59.B2" office:value-type="string">
            <text:p text:style-name="P15">[]</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01284356"/>.new{<text:alphabetical-index-mark-end text:id="IMark101284356"/> … } [[d<text:span text:style-name="T6">1</text:span>, d<text:span text:style-name="T6">2</text:span>, d<text:span text:style-name="T6">3</text:span> … d<text:span text:style-name="T6">size</text:span>]]</text:h>
            <text:p text:style-name="Text_20_body">Routing:<text:span text:style-name="T12"> TOS</text:span></text:p>
            <text:p text:style-name="P3">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3">Code</text:p>
          </table:table-cell>
          <table:table-cell table:style-name="Table62.B2" office:value-type="string">
            <text:p text:style-name="P13">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15">[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101284356"/>x<text:alphabetical-index-mark-end text:id="IMark101284356"/> [current_element_index]</text:h>
            <text:p text:style-name="Text_20_body">Routing:<text:span text:style-name="T12"> Compiler Context.</text:span></text:p>
            <text:p text:style-name="P3">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101284356"/>}<text:alphabetical-index-mark-end text:id="IMark101284356"/> [ (see above) ]</text:h>
            <text:p text:style-name="Text_20_body">Routing:<text:span text:style-name="T12"> Compiler Context.</text:span></text:p>
            <text:p text:style-name="P3">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01284356"/>.new_size<text:alphabetical-index-mark-end text:id="IMark101284356"/> [[0<text:span text:style-name="T6">1</text:span>, 0<text:span text:style-name="T6">2</text:span>, 0<text:span text:style-name="T6">3</text:span> … 0<text:span text:style-name="T6">size</text:span>]]</text:h>
            <text:p text:style-name="Text_20_body">Routing:<text:span text:style-name="T12"> TOS</text:span></text:p>
            <text:p text:style-name="P3">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3">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15">[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01284356"/>.new_value<text:alphabetical-index-mark-end text:id="IMark101284356"/> [[value]]</text:h>
            <text:p text:style-name="Text_20_body">Routing:<text:span text:style-name="T12"> TOS</text:span></text:p>
            <text:p text:style-name="P3">This method creates an array with a single element, value. It is equivalent to the expression “[ value ]”.</text:p>
          </table:table-cell>
          <table:covered-table-cell/>
        </table:table-row>
        <table:table-row table:style-name="Table64.2">
          <table:table-cell table:style-name="Table64.A2" office:value-type="string">
            <text:p text:style-name="P13">Code</text:p>
          </table:table-cell>
          <table:table-cell table:style-name="Table64.B2" office:value-type="string">
            <text:p text:style-name="P13">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15">[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01284356"/>.new_values<text:alphabetical-index-mark-end text:id="IMark101284356"/> [[value<text:span text:style-name="T6">1</text:span>, value<text:span text:style-name="T6">2</text:span>, value<text:span text:style-name="T6">3</text:span> … value<text:span text:style-name="T6">size</text:span>]]</text:h>
            <text:p text:style-name="Text_20_body">Routing:<text:span text:style-name="T12"> TOS</text:span></text:p>
            <text:p text:style-name="P3">This method creates an array of the specified size and pre-filled with the specified value. </text:p>
            <text:p text:style-name="P3"><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3">Code</text:p>
          </table:table-cell>
          <table:table-cell table:style-name="Table65.B2" office:value-type="string">
            <text:p text:style-name="P13">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15">[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01284356"/>!<text:alphabetical-index-mark-end text:id="IMark101284356"/> []</text:h>
            <text:p text:style-name="Text_20_body">Routing: TOS</text:p>
            <text:p text:style-name="P3">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3">Code</text:p>
          </table:table-cell>
          <table:table-cell table:style-name="Table66.B2" office:value-type="string">
            <text:p text:style-name="P13">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15">(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01284356"/>+<text:alphabetical-index-mark-end text:id="IMark101284356"/> [array]</text:h>
            <text:p text:style-name="Text_20_body">Routing: NOS</text:p>
            <text:p text:style-name="P3">This method overrides the stub defined in the Object class. For arrays, the plus operation is defined as concatenation. The result is a new array with the object appended. If the object is also an array, the elements of that array are concatenated.</text:p>
            <text:p text:style-name="P3">Note: This method does <text:span text:style-name="T2">not</text:span> mutate the original array.</text:p>
          </table:table-cell>
          <table:covered-table-cell/>
        </table:table-row>
        <table:table-row table:style-name="Table67.1">
          <table:table-cell table:style-name="Table67.A2" office:value-type="string">
            <text:p text:style-name="P13">Code</text:p>
          </table:table-cell>
          <table:table-cell table:style-name="Table67.B2" office:value-type="string">
            <text:p text:style-name="P13">Result</text:p>
          </table:table-cell>
        </table:table-row>
        <table:table-row table:style-name="Table67.1">
          <table:table-cell table:style-name="Table67.A2" office:value-type="string">
            <text:p text:style-name="Snippet">[ 1 2 ] 3 +</text:p>
          </table:table-cell>
          <table:table-cell table:style-name="Table67.B2" office:value-type="string">
            <text:p text:style-name="P15">[1, 2, 3]</text:p>
          </table:table-cell>
        </table:table-row>
        <table:table-row table:style-name="Table67.1">
          <table:table-cell table:style-name="Table67.A2" office:value-type="string">
            <text:p text:style-name="Snippet">[ 1 2 ] [ 3 4 ] +</text:p>
          </table:table-cell>
          <table:table-cell table:style-name="Table67.B2" office:value-type="string">
            <text:p text:style-name="P15">[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15">[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01284356"/>.+left<text:alphabetical-index-mark-end text:id="IMark101284356"/> [array]</text:h>
            <text:p text:style-name="Text_20_body">Routing: TOS</text:p>
            <text:p text:style-name="Text_20_body">This method removes the first (leftmost) width elements from a copy of the target array and replaces them with the elements from the source array.</text:p>
            <text:p text:style-name="P3">Note: This method does <text:span text:style-name="T2">not</text:span> mutate the original array.</text:p>
          </table:table-cell>
          <table:covered-table-cell/>
        </table:table-row>
        <table:table-row table:style-name="Table68.1">
          <table:table-cell table:style-name="Table68.A2" office:value-type="string">
            <text:p text:style-name="P13">Code</text:p>
          </table:table-cell>
          <table:table-cell table:style-name="Table68.B2" office:value-type="string">
            <text:p text:style-name="P13">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15">[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01284356"/>.+mid<text:alphabetical-index-mark-end text:id="IMark101284356"/> [array]</text:h>
            <text:p text:style-name="Text_20_body">Routing: TOS</text:p>
            <text:p text:style-name="P3">This method removes width elements from the target array starting at position “posn”. It then inserts the elements from the source array into the “gap”, creating a new array in the process.</text:p>
            <text:p text:style-name="P3">Note: This method does <text:span text:style-name="T2">not</text:span> mutate the original array.</text:p>
          </table:table-cell>
          <table:covered-table-cell/>
        </table:table-row>
        <table:table-row table:style-name="Table69.1">
          <table:table-cell table:style-name="Table69.A2" office:value-type="string">
            <text:p text:style-name="P13">Code</text:p>
          </table:table-cell>
          <table:table-cell table:style-name="Table69.B2" office:value-type="string">
            <text:p text:style-name="P13">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15">[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01284356"/>.+midlr<text:alphabetical-index-mark-end text:id="IMark101284356"/> [array]</text:h>
            <text:p text:style-name="Text_20_body">Routing: TOS</text:p>
            <text:p text:style-name="P3">This method removes elements from the target array starting at position “left” and ending at position “right” counting from the end of the array. It then inserts the elements from the source array into the “gap”, creating a new array in the process. </text:p>
            <text:p text:style-name="P3">Note: This method does <text:span text:style-name="T2">not</text:span> mutate the original array.</text:p>
          </table:table-cell>
          <table:covered-table-cell/>
        </table:table-row>
        <table:table-row table:style-name="Table70.1">
          <table:table-cell table:style-name="Table70.A2" office:value-type="string">
            <text:p text:style-name="P13">Code</text:p>
          </table:table-cell>
          <table:table-cell table:style-name="Table70.B2" office:value-type="string">
            <text:p text:style-name="P13">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15">[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01284356"/>.+right<text:alphabetical-index-mark-end text:id="IMark101284356"/> [array]</text:h>
            <text:p text:style-name="Text_20_body">Routing: TOS</text:p>
            <text:p text:style-name="P3">This method removes the last (rightmost) width elements from the target array and replaces them with the elements of the source array.</text:p>
            <text:p text:style-name="P3">Note: This method does <text:span text:style-name="T2">not</text:span> mutate the original array.</text:p>
          </table:table-cell>
          <table:covered-table-cell/>
        </table:table-row>
        <table:table-row table:style-name="Table71.1">
          <table:table-cell table:style-name="Table71.A2" office:value-type="string">
            <text:p text:style-name="P13">Code</text:p>
          </table:table-cell>
          <table:table-cell table:style-name="Table71.B2" office:value-type="string">
            <text:p text:style-name="P13">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15">[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01284356"/>.-left<text:alphabetical-index-mark-end text:id="IMark101284356"/> [array]</text:h>
            <text:p text:style-name="Text_20_body">Routing: TOS</text:p>
            <text:p text:style-name="P3">This method removes the first (leftmost) width elements from a copy of the source array.</text:p>
            <text:p text:style-name="P3">Note: This method does <text:span text:style-name="T2">not</text:span> mutate the original array.</text:p>
          </table:table-cell>
          <table:covered-table-cell/>
        </table:table-row>
        <table:table-row table:style-name="Table72.1">
          <table:table-cell table:style-name="Table72.A2" office:value-type="string">
            <text:p text:style-name="P13">Code</text:p>
          </table:table-cell>
          <table:table-cell table:style-name="Table72.B2" office:value-type="string">
            <text:p text:style-name="P13">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15">[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01284356"/>.-mid<text:alphabetical-index-mark-end text:id="IMark101284356"/> [array]</text:h>
            <text:p text:style-name="Text_20_body">Routing: TOS</text:p>
            <text:p text:style-name="P3">This method removes width elements from a copy of the array starting at position “posn”.</text:p>
            <text:p text:style-name="P3">Note: This method does <text:span text:style-name="T2">not</text:span> mutate the original array.</text:p>
          </table:table-cell>
          <table:covered-table-cell/>
        </table:table-row>
        <table:table-row table:style-name="Table73.1">
          <table:table-cell table:style-name="Table73.A2" office:value-type="string">
            <text:p text:style-name="P13">Code</text:p>
          </table:table-cell>
          <table:table-cell table:style-name="Table73.B2" office:value-type="string">
            <text:p text:style-name="P13">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15">[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01284356"/>.-midlr<text:alphabetical-index-mark-end text:id="IMark101284356"/> [array]</text:h>
            <text:p text:style-name="Text_20_body">Routing: TOS</text:p>
            <text:p text:style-name="P3">This method removes elements from the target array starting at position “left” and ending at position “right” counting from the end of the array. <text:s/></text:p>
            <text:p text:style-name="P3">Note: This method does <text:span text:style-name="T2">not</text:span> mutate the original array.</text:p>
          </table:table-cell>
          <table:covered-table-cell/>
        </table:table-row>
        <table:table-row table:style-name="Table74.1">
          <table:table-cell table:style-name="Table74.A2" office:value-type="string">
            <text:p text:style-name="P13">Code</text:p>
          </table:table-cell>
          <table:table-cell table:style-name="Table74.B2" office:value-type="string">
            <text:p text:style-name="P13">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15">[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01284356"/>.-right<text:alphabetical-index-mark-end text:id="IMark101284356"/> [array]</text:h>
            <text:p text:style-name="Text_20_body">Routing: TOS</text:p>
            <text:p text:style-name="P3">This method removes the last (rightmost) width elements from a copy of the array.</text:p>
            <text:p text:style-name="P3">Note: This method does <text:span text:style-name="T2">not</text:span> mutate the original array.</text:p>
          </table:table-cell>
          <table:covered-table-cell/>
        </table:table-row>
        <table:table-row table:style-name="Table75.1">
          <table:table-cell table:style-name="Table75.A2" office:value-type="string">
            <text:p text:style-name="P13">Code</text:p>
          </table:table-cell>
          <table:table-cell table:style-name="Table75.B2" office:value-type="string">
            <text:p text:style-name="P13">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15">[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01284356"/>.[]!<text:alphabetical-index-mark-end text:id="IMark101284356"/> []</text:h>
            <text:p text:style-name="Text_20_body">Routing: TOS</text:p>
            <text:p text:style-name="P3">Store the specified value at the index of the array.</text:p>
            <text:p text:style-name="P3">Note: This method <text:span text:style-name="T2">does</text:span> mutate the array.</text:p>
          </table:table-cell>
          <table:covered-table-cell/>
        </table:table-row>
        <table:table-row table:style-name="Table76.1">
          <table:table-cell table:style-name="Table76.A2" office:value-type="string">
            <text:p text:style-name="P13">Code</text:p>
          </table:table-cell>
          <table:table-cell table:style-name="Table76.B2" office:value-type="string">
            <text:p text:style-name="P13">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15">(“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01284356"/>.[]@<text:alphabetical-index-mark-end text:id="IMark101284356"/> [value]</text:h>
            <text:p text:style-name="Text_20_body">Routing: TOS</text:p>
            <text:p text:style-name="P3">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3">Code</text:p>
          </table:table-cell>
          <table:table-cell table:style-name="Table77.B2" office:value-type="string">
            <text:p text:style-name="P13">Result</text:p>
          </table:table-cell>
        </table:table-row>
        <table:table-row table:style-name="Table77.1">
          <table:table-cell table:style-name="Table77.A2" office:value-type="string">
            <text:p text:style-name="Snippet">1 [ 1 2 3 4 ] .[]@</text:p>
          </table:table-cell>
          <table:table-cell table:style-name="Table77.B2" office:value-type="string">
            <text:p text:style-name="P15">2</text:p>
          </table:table-cell>
        </table:table-row>
        <table:table-row table:style-name="Table77.1">
          <table:table-cell table:style-name="Table77.A2" office:value-type="string">
            <text:p text:style-name="Snippet">11 [ 1 2 3 4 ] .[]@</text:p>
          </table:table-cell>
          <table:table-cell table:style-name="Table77.B2" office:value-type="string">
            <text:p text:style-name="P15">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01284356"/>.left<text:alphabetical-index-mark-end text:id="IMark101284356"/> [array]</text:h>
            <text:p text:style-name="Text_20_body">Routing: TOS</text:p>
            <text:p text:style-name="P3">This method returns an array containing the first (leftmost) width elements of the given array.</text:p>
            <text:p text:style-name="P3">Note: This method does <text:span text:style-name="T2">not</text:span> mutate the original array.</text:p>
          </table:table-cell>
          <table:covered-table-cell/>
        </table:table-row>
        <table:table-row table:style-name="Table78.1">
          <table:table-cell table:style-name="Table78.A2" office:value-type="string">
            <text:p text:style-name="P13">Code</text:p>
          </table:table-cell>
          <table:table-cell table:style-name="Table78.B2" office:value-type="string">
            <text:p text:style-name="P13">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15">[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01284356"/>.length<text:alphabetical-index-mark-end text:id="IMark101284356"/> [count]</text:h>
            <text:p text:style-name="Text_20_body">Routing: TOS</text:p>
            <text:p text:style-name="P3">This method computes the number of elements contained in the given array.</text:p>
          </table:table-cell>
          <table:covered-table-cell/>
        </table:table-row>
        <table:table-row table:style-name="Table79.1">
          <table:table-cell table:style-name="Table79.A2" office:value-type="string">
            <text:p text:style-name="P13">Code</text:p>
          </table:table-cell>
          <table:table-cell table:style-name="Table79.B2" office:value-type="string">
            <text:p text:style-name="P13">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15">4</text:p>
          </table:table-cell>
        </table:table-row>
        <table:table-row table:style-name="Table79.1">
          <table:table-cell table:style-name="Table79.A2" office:value-type="string">
            <text:p text:style-name="Snippet">[ ] .length</text:p>
          </table:table-cell>
          <table:table-cell table:style-name="Table79.B2" office:value-type="string">
            <text:p text:style-name="P15">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01284356"/>.max<text:alphabetical-index-mark-end text:id="IMark101284356"/> [value]</text:h>
            <text:p text:style-name="Text_20_body">Routing: TOS</text:p>
            <text:p text:style-name="P3">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3">Code</text:p>
          </table:table-cell>
          <table:table-cell table:style-name="Table80.B2" office:value-type="string">
            <text:p text:style-name="P13">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15">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15">“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15">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01284356"/>.mid<text:alphabetical-index-mark-end text:id="IMark101284356"/> [array]</text:h>
            <text:p text:style-name="Text_20_body">Routing: TOS</text:p>
            <text:p text:style-name="P3">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3">Note: This method does <text:span text:style-name="T2">not</text:span> mutate the original array.</text:p>
          </table:table-cell>
          <table:covered-table-cell/>
        </table:table-row>
        <table:table-row table:style-name="Table81.1">
          <table:table-cell table:style-name="Table81.A2" office:value-type="string">
            <text:p text:style-name="P13">Code</text:p>
          </table:table-cell>
          <table:table-cell table:style-name="Table81.B2" office:value-type="string">
            <text:p text:style-name="P13">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15">[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15">[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15">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01284356"/>.midlr<text:alphabetical-index-mark-end text:id="IMark101284356"/> [array]</text:h>
            <text:p text:style-name="Text_20_body">Routing: TOS</text:p>
            <text:p text:style-name="P3">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3">Note: This method does <text:span text:style-name="T2">not</text:span> mutate the original array.</text:p>
          </table:table-cell>
          <table:covered-table-cell/>
        </table:table-row>
        <table:table-row table:style-name="Table82.1">
          <table:table-cell table:style-name="Table82.A2" office:value-type="string">
            <text:p text:style-name="P13">Code</text:p>
          </table:table-cell>
          <table:table-cell table:style-name="Table82.B2" office:value-type="string">
            <text:p text:style-name="P13">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15">[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15">[]</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15">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01284356"/>.min<text:alphabetical-index-mark-end text:id="IMark101284356"/> [value]</text:h>
            <text:p text:style-name="Text_20_body">Routing: TOS</text:p>
            <text:p text:style-name="P3">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3">Code</text:p>
          </table:table-cell>
          <table:table-cell table:style-name="Table83.B2" office:value-type="string">
            <text:p text:style-name="P13">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15">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15">“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15">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01284356"/>.pp<text:alphabetical-index-mark-end text:id="IMark101284356"/> []</text:h>
            <text:p text:style-name="Text_20_body">Routing: TOS</text:p>
            <text:p text:style-name="P3">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3">Code</text:p>
          </table:table-cell>
          <table:table-cell table:style-name="Table84.B2" office:value-type="string">
            <text:p text:style-name="P13">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15">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01284356"/>.reverse<text:alphabetical-index-mark-end text:id="IMark101284356"/> [array]</text:h>
            <text:p text:style-name="Text_20_body">Routing: TOS</text:p>
            <text:p text:style-name="P3">This method creates a copy of the array with the elements reversed.</text:p>
            <text:p text:style-name="P3">Note: This method does <text:span text:style-name="T2">not</text:span> mutate the original array.</text:p>
          </table:table-cell>
          <table:covered-table-cell/>
        </table:table-row>
        <table:table-row table:style-name="Table85.1">
          <table:table-cell table:style-name="Table85.A2" office:value-type="string">
            <text:p text:style-name="P13">Code</text:p>
          </table:table-cell>
          <table:table-cell table:style-name="Table85.B2" office:value-type="string">
            <text:p text:style-name="P13">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15">[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01284356"/>.right<text:alphabetical-index-mark-end text:id="IMark101284356"/> [array]</text:h>
            <text:p text:style-name="Text_20_body">Routing: TOS</text:p>
            <text:p text:style-name="P3">This method extracts the last (rightmost) width elements from a copy of the array.</text:p>
            <text:p text:style-name="P3">Note: This method does <text:span text:style-name="T2">not</text:span> mutate the original array.</text:p>
          </table:table-cell>
          <table:covered-table-cell/>
        </table:table-row>
        <table:table-row table:style-name="Table86.1">
          <table:table-cell table:style-name="Table86.A2" office:value-type="string">
            <text:p text:style-name="P13">Code</text:p>
          </table:table-cell>
          <table:table-cell table:style-name="Table86.B2" office:value-type="string">
            <text:p text:style-name="P13">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15"/>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01284356"/>.shuffle<text:alphabetical-index-mark-end text:id="IMark101284356"/> [array]</text:h>
            <text:p text:style-name="Text_20_body">Routing: TOS</text:p>
            <text:p text:style-name="P3">This method creates a new array with the elements of the source array shuffled.</text:p>
            <text:p text:style-name="P3">Note: This method does <text:span text:style-name="T2">not</text:span> mutate the original array.</text:p>
          </table:table-cell>
          <table:covered-table-cell/>
        </table:table-row>
        <table:table-row table:style-name="Table87.1">
          <table:table-cell table:style-name="Table87.A2" office:value-type="string">
            <text:p text:style-name="P13">Code</text:p>
          </table:table-cell>
          <table:table-cell table:style-name="Table87.B2" office:value-type="string">
            <text:p text:style-name="P13">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15">[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01284356"/>.sort<text:alphabetical-index-mark-end text:id="IMark101284356"/> [array]</text:h>
            <text:p text:style-name="Text_20_body">Routing: TOS</text:p>
            <text:p text:style-name="P3">Given an array, return a sorted copy of that array. Note that the elements of the array must be comparison compatible or an error is returned.</text:p>
            <text:p text:style-name="P3">Note: This method does <text:span text:style-name="T2">not</text:span> mutate the original array.</text:p>
          </table:table-cell>
          <table:covered-table-cell/>
        </table:table-row>
        <table:table-row table:style-name="Table88.1">
          <table:table-cell table:style-name="Table88.A2" office:value-type="string">
            <text:p text:style-name="P13">Code</text:p>
          </table:table-cell>
          <table:table-cell table:style-name="Table88.B2" office:value-type="string">
            <text:p text:style-name="P13">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15">[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15">[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15">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15">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01284356"/>.strmax<text:alphabetical-index-mark-end text:id="IMark101284356"/> [width]</text:h>
            <text:p text:style-name="Text_20_body">Routing: TOS</text:p>
            <text:p text:style-name="P3">Given an array, this method determines the width of the largest string representation of an element. This method is a helper method for the .pp pretty print method.</text:p>
            <text:p text:style-name="P3">Note: This method does <text:span text:style-name="T2">not</text:span> mutate the original array.</text:p>
          </table:table-cell>
          <table:covered-table-cell/>
        </table:table-row>
        <table:table-row table:style-name="Table89.1">
          <table:table-cell table:style-name="Table89.A2" office:value-type="string">
            <text:p text:style-name="P13">Code</text:p>
          </table:table-cell>
          <table:table-cell table:style-name="Table89.B2" office:value-type="string">
            <text:p text:style-name="P13">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15">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01284356"/>&lt;&lt;<text:alphabetical-index-mark-end text:id="IMark101284356"/> [array]</text:h>
            <text:p text:style-name="Text_20_body">Routing: NOS</text:p>
            <text:p text:style-name="P3">This method appends the object to the array. If the object is an array, the array and not the elements are appended.</text:p>
            <text:p text:style-name="P3">NOTE: This method DOES mutate the source array.</text:p>
          </table:table-cell>
          <table:covered-table-cell/>
        </table:table-row>
        <table:table-row table:style-name="Table90.1">
          <table:table-cell table:style-name="Table90.A2" office:value-type="string">
            <text:p text:style-name="P13">Code</text:p>
          </table:table-cell>
          <table:table-cell table:style-name="Table90.B2" office:value-type="string">
            <text:p text:style-name="P13">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15">[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15">[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01284356"/>@<text:alphabetical-index-mark-end text:id="IMark101284356"/> [value]</text:h>
            <text:p text:style-name="Text_20_body">Routing: TOS</text:p>
            <text:p text:style-name="P3">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3">Code</text:p>
          </table:table-cell>
          <table:table-cell table:style-name="Table91.B2" office:value-type="string">
            <text:p text:style-name="P13">Result</text:p>
          </table:table-cell>
        </table:table-row>
        <table:table-row table:style-name="Table91.1">
          <table:table-cell table:style-name="Table91.A2" office:value-type="string">
            <text:p text:style-name="Snippet">[ 1 2 3 4 ] @</text:p>
          </table:table-cell>
          <table:table-cell table:style-name="Table91.B2" office:value-type="string">
            <text:p text:style-name="P15">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53129628"/>Class<text:alphabetical-index-mark-end text:id="IMark153129628"/></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P3">The Class class is the class of all classes. That is to say, all classes are instances of the class Class. The Class class is unique in that it is an instance of itself!<text:note text:id="ftn38" text:note-class="footnote"><text:note-citation>38</text:note-citation><text:note-body><text:p text:style-name="Footnote">All in all, a real class act! See http://en.wikipedia.org/wiki/Class_(computer_programming)</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9" table:style-name="Table99">
        <table:table-column table:style-name="Table99.A"/>
        <table:table-column table:style-name="Table99.B"/>
        <table:table-column table:style-name="Table99.C"/>
        <table:table-row table:style-name="Table99.1">
          <table:table-cell table:style-name="Table99.A1" table:number-columns-spanned="3" office:value-type="string">
            <text:h text:style-name="Heading_20_3" text:outline-level="3">[a_class] <text:alphabetical-index-mark-start text:id="IMark101284356"/>.:<text:alphabetical-index-mark-end text:id="IMark101284356"/> method_name … ; []</text:h>
            <text:p text:style-name="Text_20_body">Routing: TOS</text:p>
            <text:p text:style-name="P3">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Object .: .one 1 ;</text:p>
          </table:table-cell>
          <table:covered-table-cell/>
          <table:table-cell table:style-name="Table99.C2" office:value-type="string">
            <text:p text:style-name="P15">(Creates a public method .one)</text:p>
          </table:table-cell>
        </table:table-row>
        <table:table-row table:style-name="Table99.1">
          <table:table-cell table:style-name="Table99.A2" table:number-columns-spanned="2" office:value-type="string">
            <text:p text:style-name="Snippet">Object .: ~two 2 ;</text:p>
          </table:table-cell>
          <table:covered-table-cell/>
          <table:table-cell table:style-name="Table99.C2" office:value-type="string">
            <text:p text:style-name="P15">(Creates a private method ~two)</text:p>
          </table:table-cell>
        </table:table-row>
        <table:table-row table:style-name="Table99.1">
          <table:table-cell table:style-name="Table99.A2" table:number-columns-spanned="2" office:value-type="string">
            <text:p text:style-name="Snippet">MyClass .: + (omitted) ;</text:p>
          </table:table-cell>
          <table:covered-table-cell/>
          <table:table-cell table:style-name="Table99.C2" office:value-type="string">
            <text:p text:style-name="P15">(Creates a dyadic (NOS) method +)</text:p>
          </table:table-cell>
        </table:table-row>
        <table:table-row table:style-name="Table99.1">
          <table:table-cell table:style-name="Table99.A2" table:number-columns-spanned="2" office:value-type="string">
            <text:p text:style-name="Snippet">Object .: BAD <text:s/>;</text:p>
          </table:table-cell>
          <table:covered-table-cell/>
          <table:table-cell table:style-name="Table99.C2" office:value-type="string">
            <text:p text:style-name="P17">F10: Invalid name for a method: BAD</text:p>
          </table:table-cell>
        </table:table-row>
        <table:table-row table:style-name="Table99.1">
          <table:table-cell table:style-name="Table99.A2" table:number-columns-spanned="2" office:value-type="string">
            <text:p text:style-name="Snippet">String .: twaddle<text:span text:style-name="T13">" (stuff) ;</text:span></text:p>
          </table:table-cell>
          <table:covered-table-cell/>
          <table:table-cell table:style-name="Table99.C2" office:value-type="string">
            <text:p text:style-name="P17">(Creates a method with an embedded string.</text:p>
          </table:table-cell>
        </table:table-row>
        <table:table-row table:style-name="Table99.1">
          <table:table-cell table:style-name="Table99.A2" table:number-columns-spanned="2" office:value-type="string">
            <text:p text:style-name="Snippet">Object .: twiddle<text:span text:style-name="T13">" (stuff) ;</text:span></text:p>
          </table:table-cell>
          <table:covered-table-cell/>
          <table:table-cell table:style-name="Table99.C2" office:value-type="string">
            <text:p text:style-name="P17">F13: Creating a string method twiddle" on a Object</text:p>
          </table:table-cell>
        </table:table-row>
        <table:table-row table:style-name="Table99.1">
          <table:table-cell table:style-name="Table99.A9" table:number-columns-spanned="3" office:value-type="string">
            <text:h text:style-name="Heading_20_4" text:outline-level="4">Local Methods: </text:h>
          </table:table-cell>
          <table:covered-table-cell/>
          <table:covered-table-cell/>
        </table:table-row>
        <text:soft-page-break/>
        <table:table-row table:style-name="Table99.1">
          <table:table-cell table:style-name="Table99.C2" table:number-columns-spanned="3" office:value-type="string">
            <text:h text:style-name="Heading_20_4" text:outline-level="4">[undefined] <text:alphabetical-index-mark-start text:id="IMark101284356"/>super<text:alphabetical-index-mark-end text:id="IMark101284356"/> [undefined]</text:h>
            <text:p text:style-name="Text_20_body">Routing:<text:span text:style-name="T12"> Compiler Context.</text:span></text:p>
            <text:p text:style-name="P3">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class: MyClass</text:p>
            <text:p text:style-name="Snippet">MyClass .: .name "Hi from " super + ;</text:p>
            <text:p text:style-name="Snippet">MyClass .new .name .</text:p>
          </table:table-cell>
          <table:covered-table-cell/>
          <table:table-cell table:style-name="Table99.C12" office:value-type="string">
            <text:p text:style-name="P15">Hi from MyClass instance</text:p>
          </table:table-cell>
        </table:table-row>
        <table:table-row table:style-name="Table99.1">
          <table:table-cell table:style-name="Table99.A2" table:number-columns-spanned="2" office:value-type="string">
            <text:p text:style-name="Snippet">class TestClass</text:p>
            <text:p text:style-name="Snippet">TestClass .: .broken super ;</text:p>
            <text:p text:style-name="Snippet">TestClass .new .broken</text:p>
          </table:table-cell>
          <table:covered-table-cell/>
          <table:table-cell table:style-name="Table99.C12" office:value-type="string">
            <text:p text:style-name="P23">F20: A TestClass instance does not understand .broken (:_309).</text:p>
          </table:table-cell>
        </table:table-row>
        <table:table-row table:style-name="Table99.1">
          <table:table-cell table:style-name="Table99.C2" table:number-columns-spanned="3" office:value-type="string">
            <text:h text:style-name="Heading_20_4" text:outline-level="4">[value] <text:alphabetical-index-mark-start text:id="IMark101284356"/>val:<text:alphabetical-index-mark-end text:id="IMark101284356"/> local_name []</text:h>
            <text:p text:style-name="Text_20_body">Routing:<text:span text:style-name="T12"> Compiler Context.</text:span></text:p>
            <text:p text:style-name="P3">This method defines a local value in the current method. </text:p>
            <text:p text:style-name="P3">See Data Storage in fOOrth, above, for more details on values and variables.</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10 val: limit</text:p>
          </table:table-cell>
          <table:covered-table-cell/>
          <table:table-cell table:style-name="Table99.C2" office:value-type="string">
            <text:p text:style-name="P15">(Creates a value named limit set to 10)</text:p>
          </table:table-cell>
        </table:table-row>
        <table:table-row table:style-name="Table99.1">
          <table:table-cell table:style-name="Table99.C2" table:number-columns-spanned="3" office:value-type="string">
            <text:h text:style-name="Heading_20_4" text:outline-level="4">[value] <text:alphabetical-index-mark-start text:id="IMark101284356"/>var:<text:alphabetical-index-mark-end text:id="IMark101284356"/> local_name []</text:h>
            <text:p text:style-name="Text_20_body">Routing:<text:span text:style-name="T12"> Compiler Context.</text:span></text:p>
            <text:p text:style-name="P3">This method defines a local variable in the current method. </text:p>
            <text:p text:style-name="P3">See Data Storage in fOOrth, above, for more details on values and variables.</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10 var: limit</text:p>
          </table:table-cell>
          <table:covered-table-cell/>
          <table:table-cell table:style-name="Table99.C2" office:value-type="string">
            <text:p text:style-name="P15">(Creates a variable named limit set to 10)</text:p>
          </table:table-cell>
        </table:table-row>
        <table:table-row table:style-name="Table99.1">
          <table:table-cell table:style-name="Table99.C2" table:number-columns-spanned="3" office:value-type="string">
            <text:h text:style-name="Heading_20_4" text:outline-level="4">[value] <text:alphabetical-index-mark-start text:id="IMark101284356"/>val@:<text:alphabetical-index-mark-end text:id="IMark101284356"/>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99.1">
          <table:table-cell table:style-name="Table99.A2" office:value-type="string">
            <text:p text:style-name="P13">Code</text:p>
          </table:table-cell>
          <table:table-cell table:style-name="Table99.C2" table:number-columns-spanned="2" office:value-type="string">
            <text:p text:style-name="P13">Result</text:p>
          </table:table-cell>
          <table:covered-table-cell/>
        </table:table-row>
        <table:table-row table:style-name="Table99.1">
          <table:table-cell table:style-name="Table99.A2" office:value-type="string">
            <text:p text:style-name="Snippet">10 val@: @limit</text:p>
          </table:table-cell>
          <table:table-cell table:style-name="Table99.C2" table:number-columns-spanned="2" office:value-type="string">
            <text:p text:style-name="P15">(Creates an instance value named @limit set to 10)</text:p>
          </table:table-cell>
          <table:covered-table-cell/>
        </table:table-row>
        <text:soft-page-break/>
        <table:table-row table:style-name="Table99.1">
          <table:table-cell table:style-name="Table99.C2" table:number-columns-spanned="3" office:value-type="string">
            <text:h text:style-name="Heading_20_4" text:outline-level="4">[value] <text:alphabetical-index-mark-start text:id="IMark101284356"/>var@:<text:alphabetical-index-mark-end text:id="IMark101284356"/>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99.1">
          <table:table-cell table:style-name="Table99.A2" office:value-type="string">
            <text:p text:style-name="P13">Code</text:p>
          </table:table-cell>
          <table:table-cell table:style-name="Table99.C2" table:number-columns-spanned="2" office:value-type="string">
            <text:p text:style-name="P13">Result</text:p>
          </table:table-cell>
          <table:covered-table-cell/>
        </table:table-row>
        <table:table-row table:style-name="Table99.1">
          <table:table-cell table:style-name="Table99.A2" office:value-type="string">
            <text:p text:style-name="Snippet">10 var@: @limit</text:p>
          </table:table-cell>
          <table:table-cell table:style-name="Table99.C2" table:number-columns-spanned="2" office:value-type="string">
            <text:p text:style-name="P15">(Creates an instance variable named @limit initially set to 10)</text:p>
          </table:table-cell>
          <table:covered-table-cell/>
        </table:table-row>
        <table:table-row table:style-name="Table99.1">
          <table:table-cell table:style-name="Table99.C2" table:number-columns-spanned="3" office:value-type="string">
            <text:h text:style-name="Heading_20_4" text:outline-level="4">[] ... <text:alphabetical-index-mark-start text:id="IMark101284356"/>;<text:alphabetical-index-mark-end text:id="IMark101284356"/> []</text:h>
            <text:p text:style-name="Text_20_body">Routing:<text:span text:style-name="T12"> Compiler Context.</text:span></text:p>
            <text:p text:style-name="P3">Close off the method definition.</text:p>
          </table:table-cell>
          <table:covered-table-cell/>
          <table:covered-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01284356"/>.is_class?<text:alphabetical-index-mark-end text:id="IMark101284356"/> [true]</text:h>
            <text:p text:style-name="Text_20_body">Routing: TOS</text:p>
            <text:p text:style-name="P3">This method answers true when sent to a class object because classes are classes!</text:p>
          </table:table-cell>
          <table:covered-table-cell/>
        </table:table-row>
        <table:table-row table:style-name="Table93.1">
          <table:table-cell table:style-name="Table93.A2" office:value-type="string">
            <text:p text:style-name="P13">Code</text:p>
          </table:table-cell>
          <table:table-cell table:style-name="Table93.B2" office:value-type="string">
            <text:p text:style-name="P13">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15">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01284356"/>.new<text:alphabetical-index-mark-end text:id="IMark101284356"/> [an_instance_of_a_class]</text:h>
            <text:p text:style-name="Text_20_body">Routing: TOS</text:p>
            <text:p text:style-name="P3">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3">Code</text:p>
          </table:table-cell>
          <table:table-cell table:style-name="Table94.B2" office:value-type="string">
            <text:p text:style-name="P13">Result</text:p>
          </table:table-cell>
        </table:table-row>
        <table:table-row table:style-name="Table94.1">
          <table:table-cell table:style-name="Table94.A2" office:value-type="string">
            <text:p text:style-name="Snippet">Object .new</text:p>
          </table:table-cell>
          <table:table-cell table:style-name="Table94.B2" office:value-type="string">
            <text:p text:style-name="P15">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01284356"/>.parent_class<text:alphabetical-index-mark-end text:id="IMark101284356"/> [a_class or nil]</text:h>
            <text:p text:style-name="Text_20_body">Routing: TOS</text:p>
            <text:p text:style-name="P3">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3">Code</text:p>
          </table:table-cell>
          <table:table-cell table:style-name="Table95.B2" office:value-type="string">
            <text:p text:style-name="P13">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15">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15">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01284356"/>.subclass:<text:alphabetical-index-mark-end text:id="IMark101284356"/> subclass_name []</text:h>
            <text:p text:style-name="Text_20_body">Routing: TOS</text:p>
            <text:p text:style-name="P3">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3">Code</text:p>
          </table:table-cell>
          <table:table-cell table:style-name="Table96.B2" office:value-type="string">
            <text:p text:style-name="P13">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15">(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15">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01284356"/>.to_s<text:alphabetical-index-mark-end text:id="IMark101284356"/> [string]</text:h>
            <text:p text:style-name="Text_20_body">Routing: TOS</text:p>
            <text:p text:style-name="P3">Converts the class to a string.</text:p>
          </table:table-cell>
          <table:covered-table-cell/>
        </table:table-row>
        <table:table-row table:style-name="Table97.1">
          <table:table-cell table:style-name="Table97.A2" office:value-type="string">
            <text:p text:style-name="P13">Code</text:p>
          </table:table-cell>
          <table:table-cell table:style-name="Table97.B2" office:value-type="string">
            <text:p text:style-name="P13">Result</text:p>
          </table:table-cell>
        </table:table-row>
        <table:table-row table:style-name="Table97.1">
          <table:table-cell table:style-name="Table97.A2" office:value-type="string">
            <text:p text:style-name="Snippet">Object .to_s</text:p>
          </table:table-cell>
          <table:table-cell table:style-name="Table97.B2" office:value-type="string">
            <text:p text:style-name="P15">“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15">“MyClass”</text:p>
          </table:table-cell>
        </table:table-row>
      </table:table>
      <text:p text:style-name="Text_20_body"/>
      <text:h text:style-name="Heading_20_2" text:outline-level="2"><text:alphabetical-index-mark-start text:id="IMark153129628"/>Commands<text:alphabetical-index-mark-end text:id="IMark153129628"/></text:h>
      <text:p text:style-name="Text_20_body">The following are also methods, however, they are designed primarily for interacting directly with the operator in the form of commands. Commands are distinguished by the leading “)” in their name<text:note text:id="ftn39" text:note-class="footnote"><text:note-citation>39</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01284356"/>)methods<text:alphabetical-index-mark-end text:id="IMark101284356"/> []</text:h>
            <text:p text:style-name="Text_20_body">Routing: TOS</text:p>
            <text:p text:style-name="P3">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3">Code</text:p>
          </table:table-cell>
          <table:table-cell table:style-name="Table98.B2" office:value-type="string">
            <text:p text:style-name="P13">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15">(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01284356"/>)stubs<text:alphabetical-index-mark-end text:id="IMark101284356"/> []</text:h>
            <text:p text:style-name="Text_20_body">Routing: TOS</text:p>
            <text:p text:style-name="P3">List the stub methods defined for this class. Stubs are place holder methods that serve one of two purposes:</text:p>
            <text:list xml:id="list8377247594991586234" text:style-name="L19">
              <text:list-item>
                <text:p text:style-name="P76">They are abstract methods in a base class that exist so that a sub-class may replace the stub with an actual method. The stub ensures that the compiler uses the correct routing when using the method.</text:p>
              </text:list-item>
              <text:list-item>
                <text:p text:style-name="P76">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3">Code</text:p>
          </table:table-cell>
          <table:table-cell table:style-name="Table100.B2" office:value-type="string">
            <text:p text:style-name="P13">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15">(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53129628"/>Complex<text:alphabetical-index-mark-end text:id="IMark153129628"/></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40" text:note-class="footnote"><text:note-citation>40</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2">Literal<text:note text:id="ftn41" text:note-class="footnote"><text:note-citation>41</text:note-citation><text:note-body><text:p text:style-name="Footnote">No spaces are permitted within the literal.</text:p></text:note-body></text:note></text:p>
          </table:table-cell>
          <table:table-cell table:style-name="Table5.B1" office:value-type="string">
            <text:p text:style-name="P12">Value<text:note text:id="ftn42" text:note-class="footnote"><text:note-citation>42</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2">7i</text:p>
          </table:table-cell>
          <table:table-cell table:style-name="Table5.B2" office:value-type="string">
            <text:p text:style-name="P11">0+7i</text:p>
          </table:table-cell>
        </table:table-row>
        <table:table-row>
          <table:table-cell table:style-name="Table5.A2" office:value-type="string">
            <text:p text:style-name="P22">-7i</text:p>
          </table:table-cell>
          <table:table-cell table:style-name="Table5.B2" office:value-type="string">
            <text:p text:style-name="P11">0-7i</text:p>
          </table:table-cell>
        </table:table-row>
        <table:table-row>
          <table:table-cell table:style-name="Table5.A2" office:value-type="string">
            <text:p text:style-name="P22">3.7i</text:p>
          </table:table-cell>
          <table:table-cell table:style-name="Table5.B2" office:value-type="string">
            <text:p text:style-name="P11">0+3.7i</text:p>
          </table:table-cell>
        </table:table-row>
        <table:table-row>
          <table:table-cell table:style-name="Table5.A2" office:value-type="string">
            <text:p text:style-name="P22">1/2i</text:p>
          </table:table-cell>
          <table:table-cell table:style-name="Table5.B2" office:value-type="string">
            <text:p text:style-name="P11">0+1/2i</text:p>
          </table:table-cell>
        </table:table-row>
        <table:table-row>
          <table:table-cell table:style-name="Table5.A2" office:value-type="string">
            <text:p text:style-name="P22">-3-7i</text:p>
          </table:table-cell>
          <table:table-cell table:style-name="Table5.B2" office:value-type="string">
            <text:p text:style-name="P11">-3-7i</text:p>
          </table:table-cell>
        </table:table-row>
        <table:table-row>
          <table:table-cell table:style-name="Table5.A2" office:value-type="string">
            <text:p text:style-name="P22">3+7i</text:p>
          </table:table-cell>
          <table:table-cell table:style-name="Table5.B2" office:value-type="string">
            <text:p text:style-name="P11">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53167936"/>.cbrt<text:alphabetical-index-mark-end text:id="IMark153167936"/>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3">Code</text:p>
          </table:table-cell>
          <table:table-cell table:style-name="Table101.B2" office:value-type="string">
            <text:p text:style-name="P13">Result</text:p>
          </table:table-cell>
        </table:table-row>
        <table:table-row table:style-name="Table101.1">
          <table:table-cell table:style-name="Table101.A2" office:value-type="string">
            <text:p text:style-name="Snippet">8+0i .cbrt</text:p>
          </table:table-cell>
          <table:table-cell table:style-name="Table101.B2" office:value-type="string">
            <text:p text:style-name="P15">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53169424"/>.e**<text:alphabetical-index-mark-end text:id="IMark153169424"/>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3">Code</text:p>
          </table:table-cell>
          <table:table-cell table:style-name="Table103.B2" office:value-type="string">
            <text:p text:style-name="P13">Result</text:p>
          </table:table-cell>
        </table:table-row>
        <table:table-row table:style-name="Table103.2">
          <table:table-cell table:style-name="Table103.A2" office:value-type="string">
            <text:p text:style-name="Snippet">1+1i .e**</text:p>
          </table:table-cell>
          <table:table-cell table:style-name="Table103.B2" office:value-type="string">
            <text:p text:style-name="P15">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53167936"/>.split<text:alphabetical-index-mark-end text:id="IMark15316793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3">Code</text:p>
          </table:table-cell>
          <table:table-cell table:style-name="Table19.B2" office:value-type="string">
            <text:p text:style-name="P13">Result</text:p>
          </table:table-cell>
        </table:table-row>
        <table:table-row table:style-name="Table19.1">
          <table:table-cell table:style-name="Table19.A2" office:value-type="string">
            <text:p text:style-name="Snippet">3+4i .split</text:p>
          </table:table-cell>
          <table:table-cell table:style-name="Table19.B2" office:value-type="string">
            <text:p text:style-name="P15">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53169424"/>.sqrt<text:alphabetical-index-mark-end text:id="IMark153169424"/>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3">Code</text:p>
          </table:table-cell>
          <table:table-cell table:style-name="Table20.B2" office:value-type="string">
            <text:p text:style-name="P13">Result</text:p>
          </table:table-cell>
        </table:table-row>
        <table:table-row table:style-name="Table20.2">
          <table:table-cell table:style-name="Table20.A2" office:value-type="string">
            <text:p text:style-name="Snippet">2+2i .sqrt</text:p>
          </table:table-cell>
          <table:table-cell table:style-name="Table20.B2" office:value-type="string">
            <text:p text:style-name="P15">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153166064"/>FalseClass<text:alphabetical-index-mark-end text:id="IMark153166064"/></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153169424"/>&amp;&amp;<text:alphabetical-index-mark-end text:id="IMark153169424"/>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153169424"/>^^<text:alphabetical-index-mark-end text:id="IMark153169424"/>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153169424"/>||<text:alphabetical-index-mark-end text:id="IMark153169424"/>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153166064"/>Float<text:alphabetical-index-mark-end text:id="IMark153166064"/></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43" text:note-class="footnote"><text:note-citation>43</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44" text:note-class="footnote"><text:note-citation>44</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2">Literal<text:note text:id="ftn45" text:note-class="footnote"><text:note-citation>45</text:note-citation><text:note-body><text:p text:style-name="Footnote">No spaces are permitted within the literal.</text:p></text:note-body></text:note></text:p>
          </table:table-cell>
          <table:table-cell table:style-name="Table8.B1" office:value-type="string">
            <text:p text:style-name="P12">Value</text:p>
          </table:table-cell>
        </table:table-row>
        <table:table-row>
          <table:table-cell table:style-name="Table8.A2" office:value-type="string">
            <text:p text:style-name="P22">7.0</text:p>
          </table:table-cell>
          <table:table-cell table:style-name="Table8.B2" office:value-type="string">
            <text:p text:style-name="P11">7.0</text:p>
          </table:table-cell>
        </table:table-row>
        <table:table-row>
          <table:table-cell table:style-name="Table8.A2" office:value-type="string">
            <text:p text:style-name="P22">7.0E3</text:p>
          </table:table-cell>
          <table:table-cell table:style-name="Table8.B2" office:value-type="string">
            <text:p text:style-name="P11">7000.0</text:p>
          </table:table-cell>
        </table:table-row>
        <table:table-row>
          <table:table-cell table:style-name="Table8.A2" office:value-type="string">
            <text:p text:style-name="P22">7.0E-3</text:p>
          </table:table-cell>
          <table:table-cell table:style-name="Table8.B2" office:value-type="string">
            <text:p text:style-name="P11">0.007</text:p>
          </table:table-cell>
        </table:table-row>
        <table:table-row>
          <table:table-cell table:style-name="Table8.A2" office:value-type="string">
            <text:p text:style-name="P22">-7.0</text:p>
          </table:table-cell>
          <table:table-cell table:style-name="Table8.B2" office:value-type="string">
            <text:p text:style-name="P11">-7.0</text:p>
          </table:table-cell>
        </table:table-row>
        <table:table-row>
          <table:table-cell table:style-name="Table8.A2" office:value-type="string">
            <text:p text:style-name="P22">-7.0E3</text:p>
          </table:table-cell>
          <table:table-cell table:style-name="Table8.B2" office:value-type="string">
            <text:p text:style-name="P11">-7000.0</text:p>
          </table:table-cell>
        </table:table-row>
        <table:table-row>
          <table:table-cell table:style-name="Table8.A2" office:value-type="string">
            <text:p text:style-name="P22">-7.0E-3</text:p>
          </table:table-cell>
          <table:table-cell table:style-name="Table8.B2" office:value-type="string">
            <text:p text:style-name="P11">-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53169232"/>Hash<text:alphabetical-index-mark-end text:id="IMark153169232"/></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p text:style-name="Text_20_body">.[]!</text:p>
      <text:p text:style-name="Text_20_body">.[]@</text:p>
      <text:p text:style-name="Text_20_body">.keys</text:p>
      <text:p text:style-name="Text_20_body">.pp</text:p>
      <text:p text:style-name="Text_20_body">.strmax2</text:p>
      <text:p text:style-name="Text_20_body">.values</text:p>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53169232"/>InStream<text:alphabetical-index-mark-end text:id="IMark153169232"/></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Code">InStream Class Stubs =</text:p>
      <text:p text:style-name="Code">.new</text:p>
      <text:p text:style-name="Code"/>
      <text:p text:style-name="Text_20_body">Ipsum lorem</text:p>
      <text:h text:style-name="Heading_20_2" text:outline-level="2">Class Methods</text:h>
      <text:p text:style-name="Text_20_body"/>
      <text:p text:style-name="Text_20_body">.get_all</text:p>
      <text:p text:style-name="Text_20_body">.open</text:p>
      <text:h text:style-name="Heading_20_2" text:outline-level="2">Instance Methods</text:h>
      <text:p text:style-name="Text_20_body"/>
      <text:p text:style-name="Text_20_body">.close</text:p>
      <text:p text:style-name="Text_20_body">.getc</text:p>
      <text:p text:style-name="Text_20_body">.gets</text:p>
      <text:p text:style-name="Text_20_body">~getc</text:p>
      <text:p text:style-name="Text_20_body"/>
      <text:h text:style-name="Heading_20_2" text:outline-level="2">Class Stubs</text:h>
      <text:p text:style-name="Text_20_body"/>
      <text:p text:style-name="Text_20_body">.new</text:p>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153169232"/>Integer<text:alphabetical-index-mark-end text:id="IMark153169232"/></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46" text:note-class="footnote"><text:note-citation>46</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47" text:note-class="footnote"><text:note-citation>47</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2">Literal<text:note text:id="ftn48" text:note-class="footnote"><text:note-citation>48</text:note-citation><text:note-body><text:p text:style-name="Footnote">No spaces are permitted within the literal.</text:p></text:note-body></text:note></text:p>
          </table:table-cell>
          <table:table-cell table:style-name="Table7.B1" office:value-type="string">
            <text:p text:style-name="P12">Value</text:p>
          </table:table-cell>
        </table:table-row>
        <table:table-row>
          <table:table-cell table:style-name="Table7.A2" office:value-type="string">
            <text:p text:style-name="P22">7</text:p>
          </table:table-cell>
          <table:table-cell table:style-name="Table7.B2" office:value-type="string">
            <text:p text:style-name="P11">7</text:p>
          </table:table-cell>
        </table:table-row>
        <table:table-row>
          <table:table-cell table:style-name="Table7.A2" office:value-type="string">
            <text:p text:style-name="P22">-7</text:p>
          </table:table-cell>
          <table:table-cell table:style-name="Table7.B2" office:value-type="string">
            <text:p text:style-name="P11">-7</text:p>
          </table:table-cell>
        </table:table-row>
        <table:table-row>
          <table:table-cell table:style-name="Table7.A2" office:value-type="string">
            <text:p text:style-name="P22">445556678789933</text:p>
          </table:table-cell>
          <table:table-cell table:style-name="Table7.B2" office:value-type="string">
            <text:p text:style-name="P11">445556678789933</text:p>
          </table:table-cell>
        </table:table-row>
        <table:table-row>
          <table:table-cell table:style-name="Table7.A2" office:value-type="string">
            <text:p text:style-name="P22">0xff</text:p>
          </table:table-cell>
          <table:table-cell table:style-name="Table7.B2" office:value-type="string">
            <text:p text:style-name="P11">255</text:p>
          </table:table-cell>
        </table:table-row>
        <table:table-row>
          <table:table-cell table:style-name="Table7.A2" office:value-type="string">
            <text:p text:style-name="P22">0xffffffffff</text:p>
          </table:table-cell>
          <table:table-cell table:style-name="Table7.B2" office:value-type="string">
            <text:p text:style-name="P11">1099511627775</text:p>
          </table:table-cell>
        </table:table-row>
        <table:table-row>
          <table:table-cell table:style-name="Table7.A2" office:value-type="string">
            <text:p text:style-name="P22">0xDeadBeef</text:p>
          </table:table-cell>
          <table:table-cell table:style-name="Table7.B2" office:value-type="string">
            <text:p text:style-name="P11">3735928559</text:p>
          </table:table-cell>
        </table:table-row>
      </table:table>
      <text:p text:style-name="Text_20_body"/>
      <text:h text:style-name="Heading_20_2" text:outline-level="2">Instance Methods</text:h>
      <text:p text:style-name="Text_20_body"/>
      <text:p text:style-name="Text_20_body">.even?</text:p>
      <text:p text:style-name="Text_20_body">.gcd</text:p>
      <text:p text:style-name="Text_20_body"><text:soft-page-break/>.lcm</text:p>
      <text:p text:style-name="Text_20_body">.odd?</text:p>
      <text:p text:style-name="Text_20_body">2*</text:p>
      <text:p text:style-name="Text_20_body">2/</text:p>
      <text:p text:style-name="Text_20_body">&lt;&lt;</text:p>
      <text:p text:style-name="Text_20_body">&gt;&gt;</text:p>
      <text:p text:style-name="Text_20_body">and</text:p>
      <text:p text:style-name="Text_20_body">com</text:p>
      <text:p text:style-name="Text_20_body">or</text:p>
      <text:p text:style-name="Text_20_body">xor</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h text:style-name="Heading_20_1" text:outline-level="1"><text:alphabetical-index-mark-start text:id="IMark153169520"/><text:alphabetical-index-mark-start text:id="IMark153167552"/>MaxNumeric<text:alphabetical-index-mark-end text:id="IMark153167552"/><text:alphabetical-index-mark-end text:id="IMark153169520"/></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ax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h text:style-name="Heading_20_1" text:outline-level="1"><text:alphabetical-index-mark-start text:id="IMark153169520"/><text:alphabetical-index-mark-start text:id="IMark153167552"/>MinNumeric<text:alphabetical-index-mark-end text:id="IMark153167552"/><text:alphabetical-index-mark-end text:id="IMark153169520"/></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in 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p text:style-name="Text_20_body"/>
      <text:p text:style-name="Text_20_body"/>
      <text:h text:style-name="Heading_20_1" text:outline-level="1"><text:alphabetical-index-mark-start text:id="IMark153169520"/><text:alphabetical-index-mark-start text:id="IMark153167552"/><text:alphabetical-index-mark-start text:id="IMark153167072"/>NilClass<text:alphabetical-index-mark-end text:id="IMark153167072"/><text:alphabetical-index-mark-end text:id="IMark153167552"/><text:alphabetical-index-mark-end text:id="IMark153169520"/></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53166976"/>&amp;&amp;<text:alphabetical-index-mark-end text:id="IMark153166976"/>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53166976"/>^^<text:alphabetical-index-mark-end text:id="IMark153166976"/>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53166976"/>||<text:alphabetical-index-mark-end text:id="IMark153166976"/>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53169520"/>Numeric<text:alphabetical-index-mark-end text:id="IMark153169520"/></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p text:style-name="Text_20_body">*</text:p>
      <text:p text:style-name="Text_20_body">**</text:p>
      <text:p text:style-name="Text_20_body">+</text:p>
      <text:p text:style-name="Text_20_body">-</text:p>
      <text:p text:style-name="Text_20_body">.1/x</text:p>
      <text:p text:style-name="Text_20_body">.10**</text:p>
      <text:p text:style-name="Text_20_body">.2**</text:p>
      <text:p text:style-name="Text_20_body">.abs</text:p>
      <text:p text:style-name="Text_20_body">.acos</text:p>
      <text:p text:style-name="Text_20_body">.acosh</text:p>
      <text:p text:style-name="Text_20_body">.angle</text:p>
      <text:p text:style-name="Text_20_body">.asin</text:p>
      <text:p text:style-name="Text_20_body">.asinh</text:p>
      <text:p text:style-name="Text_20_body">.atan</text:p>
      <text:p text:style-name="Text_20_body">.atan2</text:p>
      <text:p text:style-name="Text_20_body">.atanh</text:p>
      <text:p text:style-name="Text_20_body">.c2p</text:p>
      <text:p text:style-name="Text_20_body"><text:soft-page-break/>.cbrt</text:p>
      <text:p text:style-name="Text_20_body">.ceil</text:p>
      <text:p text:style-name="Text_20_body">.conjugate</text:p>
      <text:p text:style-name="Text_20_body">.cos</text:p>
      <text:p text:style-name="Text_20_body">.cosh</text:p>
      <text:p text:style-name="Text_20_body">.cube</text:p>
      <text:p text:style-name="Text_20_body">.d2r</text:p>
      <text:p text:style-name="Text_20_body">.denominator</text:p>
      <text:p text:style-name="Text_20_body">.e**</text:p>
      <text:p text:style-name="Text_20_body">.emit</text:p>
      <text:p text:style-name="Text_20_body">.floor</text:p>
      <text:p text:style-name="Text_20_body">.hypot</text:p>
      <text:p text:style-name="Text_20_body">.imaginary</text:p>
      <text:p text:style-name="Text_20_body">.ln</text:p>
      <text:p text:style-name="Text_20_body">.log10</text:p>
      <text:p text:style-name="Text_20_body">.log2</text:p>
      <text:p text:style-name="Text_20_body">.magnitude</text:p>
      <text:p text:style-name="Text_20_body">.numerator</text:p>
      <text:p text:style-name="Text_20_body">.p2c</text:p>
      <text:p text:style-name="Text_20_body">.polar</text:p>
      <text:p text:style-name="Text_20_body">.r2d</text:p>
      <text:p text:style-name="Text_20_body">.real</text:p>
      <text:p text:style-name="Text_20_body">.round</text:p>
      <text:p text:style-name="Text_20_body">.sin</text:p>
      <text:p text:style-name="Text_20_body">.sinh</text:p>
      <text:p text:style-name="Text_20_body">.sleep</text:p>
      <text:p text:style-name="Text_20_body">.sqr</text:p>
      <text:p text:style-name="Text_20_body">.sqrt</text:p>
      <text:p text:style-name="Text_20_body">.tan</text:p>
      <text:p text:style-name="Text_20_body">.tanh</text:p>
      <text:p text:style-name="Text_20_body">/</text:p>
      <text:p text:style-name="Text_20_body">0&lt;</text:p>
      <text:p text:style-name="Text_20_body">0&lt;=</text:p>
      <text:p text:style-name="Text_20_body"><text:soft-page-break/>0&lt;=&gt;</text:p>
      <text:p text:style-name="Text_20_body">0&lt;&gt;</text:p>
      <text:p text:style-name="Text_20_body">0=</text:p>
      <text:p text:style-name="Text_20_body">0&gt;</text:p>
      <text:p text:style-name="Text_20_body">0&gt;=</text:p>
      <text:p text:style-name="Text_20_body">1+</text:p>
      <text:p text:style-name="Text_20_body">1-</text:p>
      <text:p text:style-name="Text_20_body">2*</text:p>
      <text:p text:style-name="Text_20_body">2+</text:p>
      <text:p text:style-name="Text_20_body">2-</text:p>
      <text:p text:style-name="Text_20_body">2/</text:p>
      <text:p text:style-name="Text_20_body">&lt;</text:p>
      <text:p text:style-name="Text_20_body">&lt;=</text:p>
      <text:p text:style-name="Text_20_body">&lt;=&gt;</text:p>
      <text:p text:style-name="Text_20_body">&gt;</text:p>
      <text:p text:style-name="Text_20_body">&gt;=</text:p>
      <text:p text:style-name="Text_20_body">mod</text:p>
      <text:p text:style-name="Text_20_body">neg</text:p>
      <text:h text:style-name="Heading_20_2" text:outline-level="2">See Also</text:h>
      <text:p text:style-name="Text_20_body"/>
      <text:p text:style-name="Text_20_body"/>
      <text:h text:style-name="Heading_20_1" text:outline-level="1"><text:alphabetical-index-mark-start text:id="IMark153169520"/>Object<text:alphabetical-index-mark-end text:id="IMark153169520"/></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153166976"/>&amp;&amp;<text:alphabetical-index-mark-end text:id="IMark153166976"/>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153166976"/>)methods<text:alphabetical-index-mark-end text:id="IMark153166976"/>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153166976"/>.<text:alphabetical-index-mark-end text:id="IMark153166976"/>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153166976"/>.::<text:alphabetical-index-mark-end text:id="IMark153166976"/>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47"/>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53166976"/>inst:<text:alphabetical-index-mark-end text:id="IMark153166976"/>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53166976"/>local:<text:alphabetical-index-mark-end text:id="IMark153166976"/>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53166976"/>super<text:alphabetical-index-mark-end text:id="IMark153166976"/>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53166976"/>;<text:alphabetical-index-mark-end text:id="IMark153166976"/>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153166976"/>.class<text:alphabetical-index-mark-end text:id="IMark153166976"/> [a_class]</text:h>
            <text:p text:style-name="P15"><text:span text:style-name="T1">Routing:</text:span> TOS.</text:p>
            <text:p text:style-name="P15">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153166976"/>.clone<text:alphabetical-index-mark-end text:id="IMark153166976"/>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153166976"/>.copy<text:alphabetical-index-mark-end text:id="IMark153166976"/>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153166976"/>.init<text:alphabetical-index-mark-end text:id="IMark153166976"/>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153166976"/>.is_class?<text:alphabetical-index-mark-end text:id="IMark153166976"/>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153166976"/>.name<text:alphabetical-index-mark-end text:id="IMark153166976"/>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3">Code</text:p>
          </table:table-cell>
          <table:table-cell table:style-name="Table30.B2" office:value-type="string">
            <text:p text:style-name="P13">Result</text:p>
          </table:table-cell>
        </table:table-row>
        <table:table-row>
          <table:table-cell table:style-name="Table30.A2" office:value-type="string">
            <text:p text:style-name="Snippet">Object .name</text:p>
          </table:table-cell>
          <table:table-cell table:style-name="Table30.B2" office:value-type="string">
            <text:p text:style-name="P15">“Object”</text:p>
          </table:table-cell>
        </table:table-row>
        <table:table-row>
          <table:table-cell table:style-name="Table30.A2" office:value-type="string">
            <text:p text:style-name="Snippet">100 .name</text:p>
          </table:table-cell>
          <table:table-cell table:style-name="Table30.B2" office:value-type="string">
            <text:p text:style-name="P15">“Fixnum instance”</text:p>
          </table:table-cell>
        </table:table-row>
        <table:table-row>
          <table:table-cell table:style-name="Table30.A2" office:value-type="string">
            <text:p text:style-name="Snippet">vm .name</text:p>
          </table:table-cell>
          <table:table-cell table:style-name="Table30.B2" office:value-type="string">
            <text:p text:style-name="P15">“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153166976"/>.strlen<text:alphabetical-index-mark-end text:id="IMark153166976"/>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3">Code</text:p>
          </table:table-cell>
          <table:table-cell table:style-name="Table31.B2" office:value-type="string">
            <text:p text:style-name="P13">Result</text:p>
          </table:table-cell>
        </table:table-row>
        <table:table-row>
          <table:table-cell table:style-name="Table31.A3" office:value-type="string">
            <text:p text:style-name="Snippet">"ABCD" .strlen </text:p>
          </table:table-cell>
          <table:table-cell table:style-name="Table31.A1" office:value-type="string">
            <text:p text:style-name="P15">4</text:p>
          </table:table-cell>
        </table:table-row>
        <table:table-row>
          <table:table-cell table:style-name="Table31.A3" office:value-type="string">
            <text:p text:style-name="Snippet">100 .strlen </text:p>
          </table:table-cell>
          <table:table-cell table:style-name="Table31.B4" office:value-type="string">
            <text:p text:style-name="P15">3</text:p>
          </table:table-cell>
        </table:table-row>
        <table:table-row>
          <table:table-cell table:style-name="Table31.A5" office:value-type="string">
            <text:p text:style-name="Snippet">Object .strlen </text:p>
          </table:table-cell>
          <table:table-cell table:style-name="Table31.A1" office:value-type="string">
            <text:p text:style-name="P15">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153166976"/>.to_f<text:alphabetical-index-mark-end text:id="IMark153166976"/>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3">Code</text:p>
          </table:table-cell>
          <table:table-cell table:style-name="Table32.B2" office:value-type="string">
            <text:p text:style-name="P13">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153166976"/>.to_f!<text:alphabetical-index-mark-end text:id="IMark153166976"/>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3">Code</text:p>
          </table:table-cell>
          <table:table-cell table:style-name="Table33.B2" office:value-type="string">
            <text:p text:style-name="P13">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0">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153166976"/>.to_i<text:alphabetical-index-mark-end text:id="IMark153166976"/>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3">Code</text:p>
          </table:table-cell>
          <table:table-cell table:style-name="Table34.B2" office:value-type="string">
            <text:p text:style-name="P13">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153166976"/>.to_i!<text:alphabetical-index-mark-end text:id="IMark153166976"/>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3">Code</text:p>
          </table:table-cell>
          <table:table-cell table:style-name="Table35.B2" office:value-type="string">
            <text:p text:style-name="P13">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0">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53166976"/>.to_n<text:alphabetical-index-mark-end text:id="IMark153166976"/>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3">Code</text:p>
          </table:table-cell>
          <table:table-cell table:style-name="Table36.B2" office:value-type="string">
            <text:p text:style-name="P13">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ext:soft-page-break/>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53166976"/>.to_n!<text:alphabetical-index-mark-end text:id="IMark153166976"/>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3">Code</text:p>
          </table:table-cell>
          <table:table-cell table:style-name="Table37.B2" office:value-type="string">
            <text:p text:style-name="P13">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0">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53166976"/>.to_r<text:alphabetical-index-mark-end text:id="IMark153166976"/>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3">Code</text:p>
          </table:table-cell>
          <table:table-cell table:style-name="Table38.B2" office:value-type="string">
            <text:p text:style-name="P13">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153166976"/>.to_r!<text:alphabetical-index-mark-end text:id="IMark153166976"/>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3">Code</text:p>
          </table:table-cell>
          <table:table-cell table:style-name="Table39.B2" office:value-type="string">
            <text:p text:style-name="P13">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0">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153166976"/>.to_s<text:alphabetical-index-mark-end text:id="IMark153166976"/>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3">Code</text:p>
          </table:table-cell>
          <table:table-cell table:style-name="Table40.B2" office:value-type="string">
            <text:p text:style-name="P13">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53166976"/>.to_x<text:alphabetical-index-mark-end text:id="IMark153166976"/>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3">Code</text:p>
          </table:table-cell>
          <table:table-cell table:style-name="Table41.B2" office:value-type="string">
            <text:p text:style-name="P13">Result</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5.2 .to_x</text:p>
          </table:table-cell>
          <table:table-cell table:style-name="Table41.B2" office:value-type="string">
            <text:p text:style-name="P15">5.2+0i</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1+2i .to_x</text:p>
          </table:table-cell>
          <table:table-cell table:style-name="Table41.B2" office:value-type="string">
            <text:p text:style-name="P15">1+2i</text:p>
          </table:table-cell>
        </table:table-row>
        <table:table-row>
          <table:table-cell table:style-name="Table41.A2" office:value-type="string">
            <text:p text:style-name="Snippet">“apple” .to_x</text:p>
          </table:table-cell>
          <table:table-cell table:style-name="Table41.B2" office:value-type="string">
            <text:p text:style-name="P15">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153166976"/>.to_x!<text:alphabetical-index-mark-end text:id="IMark153166976"/>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3">Code</text:p>
          </table:table-cell>
          <table:table-cell table:style-name="Table42.B2" office:value-type="string">
            <text:p text:style-name="P13">Result</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5.2 .to_x!</text:p>
          </table:table-cell>
          <table:table-cell table:style-name="Table42.B2" office:value-type="string">
            <text:p text:style-name="P15">5.2+0i</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1+2i .to_x!</text:p>
          </table:table-cell>
          <table:table-cell table:style-name="Table42.B2" office:value-type="string">
            <text:p text:style-name="P15">1+2i</text:p>
          </table:table-cell>
        </table:table-row>
        <table:table-row table:style-name="Table42.1">
          <table:table-cell table:style-name="Table42.A2" office:value-type="string">
            <text:p text:style-name="Snippet">“apple” .to_x!</text:p>
          </table:table-cell>
          <table:table-cell table:style-name="Table42.B2" office:value-type="string">
            <text:p text:style-name="P21">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153166976"/>&lt;&gt;<text:alphabetical-index-mark-end text:id="IMark153166976"/>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153166976"/>=<text:alphabetical-index-mark-end text:id="IMark153166976"/>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153166976"/>^^<text:alphabetical-index-mark-end text:id="IMark153166976"/>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153166976"/>distinct?<text:alphabetical-index-mark-end text:id="IMark153166976"/>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3">Code</text:p>
          </table:table-cell>
          <table:table-cell table:style-name="Table46.B2" office:value-type="string">
            <text:p text:style-name="P13">Result</text:p>
          </table:table-cell>
        </table:table-row>
        <table:table-row table:style-name="Table46.1">
          <table:table-cell table:style-name="Table46.A2" office:value-type="string">
            <text:p text:style-name="Snippet">4 5 distinct?</text:p>
          </table:table-cell>
          <table:table-cell table:style-name="Table46.B2" office:value-type="string">
            <text:p text:style-name="P15">true</text:p>
          </table:table-cell>
        </table:table-row>
        <table:table-row table:style-name="Table46.1">
          <table:table-cell table:style-name="Table46.A2" office:value-type="string">
            <text:p text:style-name="Snippet">4 4 distinct?</text:p>
          </table:table-cell>
          <table:table-cell table:style-name="Table46.B2" office:value-type="string">
            <text:p text:style-name="P15">false</text:p>
          </table:table-cell>
        </table:table-row>
        <text:soft-page-break/>
        <table:table-row table:style-name="Table46.1">
          <table:table-cell table:style-name="Table46.A2" office:value-type="string">
            <text:p text:style-name="Snippet">“hi” dup distinct?</text:p>
          </table:table-cell>
          <table:table-cell table:style-name="Table46.B2" office:value-type="string">
            <text:p text:style-name="P15">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15">true</text:p>
          </table:table-cell>
        </table:table-row>
        <table:table-row table:style-name="Table46.1">
          <table:table-cell table:style-name="Table46.A2" office:value-type="string">
            <text:p text:style-name="Snippet">“hi” “hi” distinct?</text:p>
          </table:table-cell>
          <table:table-cell table:style-name="Table46.B2" office:value-type="string">
            <text:p text:style-name="P15">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153166976"/>identical?<text:alphabetical-index-mark-end text:id="IMark153166976"/>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3">Code</text:p>
          </table:table-cell>
          <table:table-cell table:style-name="Table47.B2" office:value-type="string">
            <text:p text:style-name="P13">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15">false</text:p>
          </table:table-cell>
        </table:table-row>
        <table:table-row table:style-name="Table47.1">
          <table:table-cell table:style-name="Table47.A2" office:value-type="string">
            <text:p text:style-name="Snippet">4 4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15">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15">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53166976"/>max<text:alphabetical-index-mark-end text:id="IMark153166976"/>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3">Code</text:p>
          </table:table-cell>
          <table:table-cell table:style-name="Table48.B2" office:value-type="string">
            <text:p text:style-name="P13">Result</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2 max</text:p>
          </table:table-cell>
          <table:table-cell table:style-name="Table48.B2" office:value-type="string">
            <text:p text:style-name="P15">4</text:p>
          </table:table-cell>
        </table:table-row>
        <table:table-row table:style-name="Table48.1">
          <table:table-cell table:style-name="Table48.A2" office:value-type="string">
            <text:p text:style-name="Snippet">4 “apple” max</text:p>
          </table:table-cell>
          <table:table-cell table:style-name="Table48.B2" office:value-type="string">
            <text:p text:style-name="P21">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53166976"/>min<text:alphabetical-index-mark-end text:id="IMark15316697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3">Code</text:p>
          </table:table-cell>
          <table:table-cell table:style-name="Table49.B2" office:value-type="string">
            <text:p text:style-name="P13">Result</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ext:soft-page-break/>
        <table:table-row table:style-name="Table49.1">
          <table:table-cell table:style-name="Table49.A2" office:value-type="string">
            <text:p text:style-name="Snippet">4 2 min</text:p>
          </table:table-cell>
          <table:table-cell table:style-name="Table49.B2" office:value-type="string">
            <text:p text:style-name="P15">2</text:p>
          </table:table-cell>
        </table:table-row>
        <table:table-row table:style-name="Table49.1">
          <table:table-cell table:style-name="Table49.A2" office:value-type="string">
            <text:p text:style-name="Snippet">4 “apple” min</text:p>
          </table:table-cell>
          <table:table-cell table:style-name="Table49.B2" office:value-type="string">
            <text:p text:style-name="P21">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153166976"/>nil&lt;&gt;<text:alphabetical-index-mark-end text:id="IMark153166976"/>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153166976"/>nil=<text:alphabetical-index-mark-end text:id="IMark15316697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53166976"/>not<text:alphabetical-index-mark-end text:id="IMark15316697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153166976"/>||<text:alphabetical-index-mark-end text:id="IMark153166976"/>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53169520"/>OutStream<text:alphabetical-index-mark-end text:id="IMark153169520"/></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153169520"/>Procedure<text:alphabetical-index-mark-end text:id="IMark153169520"/></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153169520"/>Queue<text:alphabetical-index-mark-end text:id="IMark153169520"/></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53169520"/>Rational<text:alphabetical-index-mark-end text:id="IMark153169520"/></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49" text:note-class="footnote"><text:note-citation>49</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2">Literal<text:note text:id="ftn50" text:note-class="footnote"><text:note-citation>50</text:note-citation><text:note-body><text:p text:style-name="Footnote">No spaces are permitted within the literal.</text:p></text:note-body></text:note></text:p>
          </table:table-cell>
          <table:table-cell table:style-name="Table6.B1" office:value-type="string">
            <text:p text:style-name="P12">Value<text:note text:id="ftn51" text:note-class="footnote"><text:note-citation>51</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2">1/2</text:p>
          </table:table-cell>
          <table:table-cell table:style-name="Table6.B2" office:value-type="string">
            <text:p text:style-name="P11">1/2</text:p>
          </table:table-cell>
        </table:table-row>
        <table:table-row>
          <table:table-cell table:style-name="Table6.A2" office:value-type="string">
            <text:p text:style-name="P22">1.2/3</text:p>
          </table:table-cell>
          <table:table-cell table:style-name="Table6.B2" office:value-type="string">
            <text:p text:style-name="P11">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53167840"/>.split<text:alphabetical-index-mark-end text:id="IMark15316784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3">Code</text:p>
          </table:table-cell>
          <table:table-cell table:style-name="Table18.B2" office:value-type="string">
            <text:p text:style-name="P13">Result</text:p>
          </table:table-cell>
        </table:table-row>
        <table:table-row table:style-name="Table18.1">
          <table:table-cell table:style-name="Table18.A2" office:value-type="string">
            <text:p text:style-name="P15">1/2 .split</text:p>
          </table:table-cell>
          <table:table-cell table:style-name="Table18.B2" office:value-type="string">
            <text:p text:style-name="P15">1 <text:s/>2</text:p>
          </table:table-cell>
        </table:table-row>
        <table:table-row table:style-name="Table18.1">
          <table:table-cell table:style-name="Table18.A2" office:value-type="string">
            <text:p text:style-name="P15">3/4 .split</text:p>
          </table:table-cell>
          <table:table-cell table:style-name="Table18.B2" office:value-type="string">
            <text:p text:style-name="P15">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53166832"/>Stack<text:alphabetical-index-mark-end text:id="IMark153166832"/></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53166832"/>String<text:alphabetical-index-mark-end text:id="IMark153166832"/></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53166832"/>Thread<text:alphabetical-index-mark-end text:id="IMark153166832"/></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53166832"/><text:alphabetical-index-mark-start text:id="IMark153167792"/><text:alphabetical-index-mark-start text:id="IMark153167648"/>TrueClass<text:alphabetical-index-mark-end text:id="IMark153167648"/><text:alphabetical-index-mark-end text:id="IMark153167792"/><text:alphabetical-index-mark-end text:id="IMark153166832"/></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46"/>
      <text:h text:style-name="Heading_20_1" text:outline-level="1"><text:alphabetical-index-mark-start text:id="IMark153166832"/>VirtualMachine<text:alphabetical-index-mark-end text:id="IMark153166832"/></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with{ <text:s text:c="3"/>do <text:s text:c="7"/>min_float spaces</text:p>
      <text:p text:style-name="Code">" <text:s text:c="8"/>)noshow <text:s text:c="2"/>.append{ <text:s/>: <text:s text:c="8"/>dpr <text:s text:c="6"/>min_num <text:s text:c="2"/>swap</text:p>
      <text:p text:style-name="Code">)" <text:s text:c="7"/>)quit <text:s text:c="4"/>.create{ <text:s/>?dup <text:s text:c="5"/>drop <text:s text:c="5"/>nan <text:s text:c="6"/>switch</text:p>
      <text:p text:style-name="Code">)classes <text:s/>)restart <text:s/>.dump <text:s text:c="4"/>[ <text:s text:c="8"/>dup <text:s text:c="6"/>nil <text:s text:c="6"/>true</text:p>
      <text:p text:style-name="Code">)context <text:s/>)show <text:s text:c="4"/>.each{ <text:s text:c="3"/>accept <text:s text:c="3"/>e <text:s text:c="8"/>nip <text:s text:c="6"/>try</text:p>
      <text:p text:style-name="Code">)context! )start <text:s text:c="3"/>.elapsed <text:s/>accept" <text:s text:c="2"/>epsilon <text:s text:c="2"/>over <text:s text:c="5"/>tuck</text:p>
      <text:p text:style-name="Code">)debug <text:s text:c="3"/>)threads <text:s/>.map{ <text:s text:c="4"/>begin <text:s text:c="4"/>f" <text:s text:c="7"/>pause <text:s text:c="4"/>val#:</text:p>
      <text:p text:style-name="Code">)elapsed <text:s/>)time <text:s text:c="4"/>.new{ <text:s text:c="4"/>class: <text:s text:c="3"/>false <text:s text:c="4"/>pi <text:s text:c="7"/>val$:</text:p>
      <text:p text:style-name="Code">)entries <text:s/>)unmap" <text:s text:c="2"/>.open{ <text:s text:c="3"/>clear <text:s text:c="4"/>if <text:s text:c="7"/>pick <text:s text:c="5"/>var#:</text:p>
      <text:p text:style-name="Code">)globals <text:s/>)version <text:s/>.restart <text:s/>clone <text:s text:c="4"/>infinity <text:s/>rational <text:s/>var$:</text:p>
      <text:p text:style-name="Code">)irb <text:s text:c="5"/>)vm <text:s text:c="6"/>.select{ <text:s/>complex <text:s text:c="2"/>load" <text:s text:c="4"/>rot <text:s text:c="6"/>vm</text:p>
      <text:p text:style-name="Code">)load" <text:s text:c="3"/>)vm! <text:s text:c="5"/>.start <text:s text:c="3"/>copy <text:s text:c="5"/>max_float self <text:s text:c="5"/>{</text:p>
      <text:p text:style-name="Code">)map" <text:s text:c="4"/>)words <text:s text:c="3"/>.vm_name <text:s/>cr <text:s text:c="7"/>max_num <text:s text:c="2"/>space <text:s text:c="4"/>{{</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text:soft-page-break/>.open{</text:p>
      <text:p text:style-name="Text_20_body">.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text:soft-page-break/>nip</text:p>
      <text:p text:style-name="Text_20_body">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53166832"/>Commands<text:alphabetical-index-mark-end text:id="IMark153166832"/></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text:soft-page-break/>)noshow</text:p>
      <text:p text:style-name="Text_20_body">)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hypot <text:s text:c="8"/>.right <text:s text:c="8"/>1+</text:p>
      <text:p text:style-name="Code">!: <text:s text:c="12"/>.[]@ <text:s text:c="10"/>.imaginary <text:s text:c="4"/>.right? <text:s text:c="7"/>1-</text:p>
      <text:p text:style-name="Code">" <text:s text:c="13"/>.abs <text:s text:c="10"/>.init <text:s text:c="9"/>.rjust <text:s text:c="8"/>2*</text:p>
      <text:p text:style-name="Code">&amp;&amp; <text:s text:c="12"/>.acos <text:s text:c="9"/>.is_class? <text:s text:c="4"/>.round <text:s text:c="8"/>2+</text:p>
      <text:p text:style-name="Code">)" <text:s text:c="12"/>.acosh <text:s text:c="8"/>.join <text:s text:c="9"/>.rstrip <text:s text:c="7"/>2-</text:p>
      <text:p text:style-name="Code">)classes <text:s text:c="6"/>.alive? <text:s text:c="7"/>.keys <text:s text:c="9"/>.select{ <text:s text:c="6"/>2/</text:p>
      <text:p text:style-name="Code">)context <text:s text:c="6"/>.angle <text:s text:c="8"/>.lcm <text:s text:c="10"/>.shuffle <text:s text:c="6"/>:</text:p>
      <text:p text:style-name="Code">)context! <text:s text:c="5"/>.append <text:s text:c="7"/>.left <text:s text:c="9"/>.sin <text:s text:c="10"/>&lt;</text:p>
      <text:p text:style-name="Code">)debug <text:s text:c="8"/>.append{ <text:s text:c="6"/>.left? <text:s text:c="8"/>.sinh <text:s text:c="9"/>&lt;&lt;</text:p>
      <text:p text:style-name="Code">)elapsed <text:s text:c="6"/>.asin <text:s text:c="9"/>.length <text:s text:c="7"/>.sleep <text:s text:c="8"/>&lt;=</text:p>
      <text:p text:style-name="Code"><text:alphabetical-index-mark-start text:id="IMark153166832"/>)entries<text:alphabetical-index-mark-end text:id="IMark153166832"/> <text:s text:c="6"/>.asinh <text:s text:c="8"/>.lines <text:s text:c="8"/>.sort <text:s text:c="9"/>&lt;=&gt;</text:p>
      <text:p text:style-name="Code">)globals <text:s text:c="6"/>.atan <text:s text:c="9"/>.list <text:s text:c="9"/>.space <text:s text:c="8"/>&lt;&gt;</text:p>
      <text:p text:style-name="Code">)irb <text:s text:c="10"/>.atan2 <text:s text:c="8"/>.ljust <text:s text:c="8"/>.spaces <text:s text:c="7"/>=</text:p>
      <text:p text:style-name="Code">)load" <text:s text:c="8"/>.atanh <text:s text:c="8"/>.ln <text:s text:c="11"/>.split <text:s text:c="8"/>&gt;</text:p>
      <text:p text:style-name="Code">)map" <text:s text:c="9"/>.c2p <text:s text:c="10"/>.load <text:s text:c="9"/>.sqr <text:s text:c="10"/>&gt;=</text:p>
      <text:p text:style-name="Code">)methods <text:s text:c="6"/>.call <text:s text:c="9"/>.log10 <text:s text:c="8"/>.sqrt <text:s text:c="9"/>&gt;&gt;</text:p>
      <text:p text:style-name="Code">)nodebug <text:s text:c="6"/>.cbrt <text:s text:c="9"/>.log2 <text:s text:c="9"/>.start <text:s text:c="8"/>?dup</text:p>
      <text:p text:style-name="Code">)noshow <text:s text:c="7"/>.ceil <text:s text:c="9"/>.lstrip <text:s text:c="7"/>.status <text:s text:c="7"/>@</text:p>
      <text:p text:style-name="Code">)quit <text:s text:c="9"/>.cjust <text:s text:c="8"/>.magnitude <text:s text:c="4"/>.strip <text:s text:c="8"/>Array</text:p>
      <text:p text:style-name="Code">)restart <text:s text:c="6"/>.class <text:s text:c="8"/>.main <text:s text:c="9"/>.strlen <text:s text:c="7"/>Bignum</text:p>
      <text:p text:style-name="Code">)show <text:s text:c="9"/>.clear <text:s text:c="8"/>.map{ <text:s text:c="9"/>.strmax <text:s text:c="7"/>Class</text:p>
      <text:p text:style-name="Code">)start <text:s text:c="8"/>.clone <text:s text:c="8"/>.max <text:s text:c="10"/>.strmax2 <text:s text:c="6"/>Complex</text:p>
      <text:p text:style-name="Code">)stubs <text:s text:c="8"/>.close <text:s text:c="8"/>.mid <text:s text:c="10"/>.subclass: <text:s text:c="4"/>FalseClass</text:p>
      <text:p text:style-name="Code">)threads <text:s text:c="6"/>.conjugate <text:s text:c="4"/>.mid? <text:s text:c="9"/>.tan <text:s text:c="10"/>Fixnum</text:p>
      <text:p text:style-name="Code">)time <text:s text:c="9"/>.copy <text:s text:c="9"/>.midlr <text:s text:c="8"/>.tanh <text:s text:c="9"/>Float</text:p>
      <text:p text:style-name="Code">)unmap" <text:s text:c="7"/>.cos <text:s text:c="10"/>.min <text:s text:c="10"/>.to_f <text:s text:c="9"/>Hash</text:p>
      <text:p text:style-name="Code">)version <text:s text:c="6"/>.cosh <text:s text:c="9"/>.name <text:s text:c="9"/>.to_f! <text:s text:c="8"/>InStream</text:p>
      <text:p text:style-name="Code">)vm <text:s text:c="11"/>.cr <text:s text:c="11"/>.new <text:s text:c="10"/>.to_i <text:s text:c="9"/>Integer</text:p>
      <text:p text:style-name="Code">)vm! <text:s text:c="10"/>.create <text:s text:c="7"/>.new_size <text:s text:c="5"/>.to_i! <text:s text:c="8"/>MaxNumeric</text:p>
      <text:p text:style-name="Code">)words <text:s text:c="8"/>.create{ <text:s text:c="6"/>.new_value <text:s text:c="4"/>.to_lower <text:s text:c="5"/>MinNumeric</text:p>
      <text:p text:style-name="Code">* <text:s text:c="13"/>.cube <text:s text:c="9"/>.new_values <text:s text:c="3"/>.to_n <text:s text:c="9"/>NilClass</text:p>
      <text:p text:style-name="Code">** <text:s text:c="12"/>.current <text:s text:c="6"/>.new{ <text:s text:c="9"/>.to_n! <text:s text:c="8"/>Numeric</text:p>
      <text:p text:style-name="Code">+ <text:s text:c="13"/>.d2r <text:s text:c="10"/>.numerator <text:s text:c="4"/>.to_r <text:s text:c="9"/>Object</text:p>
      <text:p text:style-name="Code">- <text:s text:c="13"/>.denominator <text:s text:c="2"/>.odd? <text:s text:c="9"/>.to_r! <text:s text:c="8"/>OutStream</text:p>
      <text:p text:style-name="Code">-infinity <text:s text:c="5"/>.dump <text:s text:c="9"/>.open <text:s text:c="9"/>.to_s <text:s text:c="9"/>Procedure</text:p>
      <text:p text:style-name="Code">. <text:s text:c="13"/>.e** <text:s text:c="10"/>.open{ <text:s text:c="8"/>.to_upper <text:s text:c="5"/>Queue</text:p>
      <text:p text:style-name="Code">." <text:s text:c="12"/>.each{ <text:s text:c="8"/>.p2c <text:s text:c="10"/>.to_x <text:s text:c="9"/>Rational</text:p>
      <text:p text:style-name="Code">.+left <text:s text:c="8"/>.elapsed <text:s text:c="6"/>.parent_class <text:s/>.to_x! <text:s text:c="8"/>Stack</text:p>
      <text:p text:style-name="Code">.+mid <text:s text:c="9"/>.emit <text:s text:c="9"/>.peek <text:s text:c="9"/>.values <text:s text:c="7"/>String</text:p>
      <text:p text:style-name="Code">.+midlr <text:s text:c="7"/>.empty? <text:s text:c="7"/>.pend <text:s text:c="9"/>.vm <text:s text:c="11"/>Thread</text:p>
      <text:p text:style-name="Code">.+right <text:s text:c="7"/>.eval <text:s text:c="9"/>.polar <text:s text:c="8"/>.vm_name <text:s text:c="6"/>TrueClass</text:p>
      <text:p text:style-name="Code">.-left <text:s text:c="8"/>.even? <text:s text:c="8"/>.pop <text:s text:c="10"/>.with{ <text:s text:c="8"/>VirtualMachine</text:p>
      <text:p text:style-name="Code">.-mid <text:s text:c="9"/>.exit <text:s text:c="9"/>.posn <text:s text:c="9"/>/ <text:s text:c="13"/>[</text:p>
      <text:p text:style-name="Code">.-midlr <text:s text:c="7"/>.floor <text:s text:c="8"/>.pp <text:s text:c="11"/>0&lt; <text:s text:c="12"/>^^</text:p>
      <text:p text:style-name="Code">.-right <text:s text:c="7"/>.fmt <text:s text:c="10"/>.push <text:s text:c="9"/>0&lt;= <text:s text:c="11"/>accept</text:p>
      <text:p text:style-name="Code">.1/x <text:s text:c="10"/>.fmt" <text:s text:c="9"/>.r2d <text:s text:c="10"/>0&lt;=&gt; <text:s text:c="10"/>accept"</text:p>
      <text:p text:style-name="Code">.10** <text:s text:c="9"/>.gcd <text:s text:c="10"/>.raise <text:s text:c="8"/>0&lt;&gt; <text:s text:c="11"/>and</text:p>
      <text:p text:style-name="Code">.2** <text:s text:c="10"/>.get_all <text:s text:c="6"/>.real <text:s text:c="9"/>0= <text:s text:c="12"/>begin</text:p>
      <text:p text:style-name="Code">.: <text:s text:c="12"/>.getc <text:s text:c="9"/>.restart <text:s text:c="6"/>0&gt; <text:s text:c="12"/>class:</text:p>
      <text:p text:style-name="Code">.:: <text:s text:c="11"/>.gets <text:s text:c="9"/>.reverse <text:s text:c="6"/>0&gt;= <text:s text:c="11"/>clear</text:p>
      <text:p text:style-name="Code"/>
      <text:p text:style-name="Code"/>
      <text:p text:style-name="Code"><text:soft-page-break/></text:p>
      <text:p text:style-name="Code">clone <text:s text:c="9"/>false <text:s text:c="9"/>neg <text:s text:c="11"/>self <text:s text:c="10"/>xor</text:p>
      <text:p text:style-name="Code">com <text:s text:c="11"/>identical? <text:s text:c="4"/>nil <text:s text:c="11"/>space <text:s text:c="9"/>{</text:p>
      <text:p text:style-name="Code">complex <text:s text:c="7"/>if <text:s text:c="12"/>nil&lt;&gt; <text:s text:c="9"/>spaces <text:s text:c="8"/>{{</text:p>
      <text:p text:style-name="Code">copy <text:s text:c="10"/>infinity <text:s text:c="6"/>nil= <text:s text:c="10"/>swap <text:s text:c="10"/>||</text:p>
      <text:p text:style-name="Code">cr <text:s text:c="12"/>load" <text:s text:c="9"/>nip <text:s text:c="11"/>switch <text:s text:c="8"/>~</text:p>
      <text:p text:style-name="Code">distinct? <text:s text:c="5"/>max <text:s text:c="11"/>not <text:s text:c="11"/>true <text:s text:c="10"/>~"</text:p>
      <text:p text:style-name="Code">do <text:s text:c="12"/>max_float <text:s text:c="5"/>or <text:s text:c="12"/>try <text:s text:c="11"/>~cr</text:p>
      <text:p text:style-name="Code">dpr <text:s text:c="11"/>max_num <text:s text:c="7"/>over <text:s text:c="10"/>tuck <text:s text:c="10"/>~emit</text:p>
      <text:p text:style-name="Code">drop <text:s text:c="10"/>min <text:s text:c="11"/>pause <text:s text:c="9"/>val#: <text:s text:c="9"/>~getc</text:p>
      <text:p text:style-name="Code">dup <text:s text:c="11"/>min_float <text:s text:c="5"/>pi <text:s text:c="12"/>val$: <text:s text:c="9"/>~gets</text:p>
      <text:p text:style-name="Code">e <text:s text:c="13"/>min_num <text:s text:c="7"/>pick <text:s text:c="10"/>var#: <text:s text:c="9"/>~space</text:p>
      <text:p text:style-name="Code">epsilon <text:s text:c="7"/>mod <text:s text:c="11"/>rational <text:s text:c="6"/>var$: <text:s text:c="9"/>~spaces</text:p>
      <text:p text:style-name="Code">f" <text:s text:c="12"/>nan <text:s text:c="11"/>rot <text:s text:c="11"/>vm</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52" text:note-class="footnote"><text:note-citation>52</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2">Expression Character</text:p>
          </table:table-cell>
          <table:table-cell table:style-name="Table4.B1" office:value-type="string">
            <text:p text:style-name="P13">Description</text:p>
          </table:table-cell>
        </table:table-row>
        <table:table-row>
          <table:table-cell table:style-name="Table4.A2" office:value-type="string">
            <text:p text:style-name="P18">.</text:p>
          </table:table-cell>
          <table:table-cell table:style-name="Table4.B2" office:value-type="string">
            <text:p text:style-name="P15">Any character except newline</text:p>
          </table:table-cell>
        </table:table-row>
        <table:table-row>
          <table:table-cell table:style-name="Table4.A2" office:value-type="string">
            <text:p text:style-name="P18">[A-Z]</text:p>
          </table:table-cell>
          <table:table-cell table:style-name="Table4.B2" office:value-type="string">
            <text:p text:style-name="P15">Any uppercase alphabetical character.</text:p>
          </table:table-cell>
        </table:table-row>
        <table:table-row>
          <table:table-cell table:style-name="Table4.A2" office:value-type="string">
            <text:p text:style-name="P18">[A-Za-z0-9_]</text:p>
          </table:table-cell>
          <table:table-cell table:style-name="Table4.B2" office:value-type="string">
            <text:p text:style-name="P15">Any alphanumeric or underscore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d</text:p>
          </table:table-cell>
          <table:table-cell table:style-name="Table4.B2" office:value-type="string">
            <text:p text:style-name="P15">A digit (0..9)</text:p>
          </table:table-cell>
        </table:table-row>
        <table:table-row>
          <table:table-cell table:style-name="Table4.A2" office:value-type="string">
            <text:p text:style-name="P18">X*</text:p>
          </table:table-cell>
          <table:table-cell table:style-name="Table4.B2" office:value-type="string">
            <text:p text:style-name="P15">0 or more repetitions of the X expression.</text:p>
          </table:table-cell>
        </table:table-row>
        <table:table-row>
          <table:table-cell table:style-name="Table4.A2" office:value-type="string">
            <text:p text:style-name="P18">X+</text:p>
          </table:table-cell>
          <table:table-cell table:style-name="Table4.B2" office:value-type="string">
            <text:p text:style-name="P15">1 or more repetitions of the X expression.</text:p>
          </table:table-cell>
        </table:table-row>
        <table:table-row>
          <table:table-cell table:style-name="Table4.A2" office:value-type="string">
            <text:p text:style-name="P18">^</text:p>
          </table:table-cell>
          <table:table-cell table:style-name="Table4.B2" office:value-type="string">
            <text:p text:style-name="P15">The beginning of the line or string.</text:p>
          </table:table-cell>
        </table:table-row>
        <table:table-row>
          <table:table-cell table:style-name="Table4.A2" office:value-type="string">
            <text:p text:style-name="P18">$</text:p>
          </table:table-cell>
          <table:table-cell table:style-name="Table4.B2" office:value-type="string">
            <text:p text:style-name="P15">The end of the line or string</text:p>
          </table:table-cell>
        </table:table-row>
        <table:table-row>
          <table:table-cell table:style-name="Table4.A2" office:value-type="string">
            <text:p text:style-name="P16">other</text:p>
          </table:table-cell>
          <table:table-cell table:style-name="Table4.B2" office:value-type="string">
            <text:p text:style-name="P15">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59">A</text:p>
          <text:p text:style-name="P58">again<text:tab/>24</text:p>
          <text:p text:style-name="P58">Array<text:tab/>46</text:p>
          <text:p text:style-name="P59">B</text:p>
          <text:p text:style-name="P58">begin<text:tab/>23</text:p>
          <text:p text:style-name="P59">C</text:p>
          <text:p text:style-name="P58">Class<text:tab/>57</text:p>
          <text:p text:style-name="P58">Classes<text:tab/>32</text:p>
          <text:p text:style-name="P58">Commands<text:tab/>60, 101</text:p>
          <text:p text:style-name="P58">Complex<text:tab/>62</text:p>
          <text:p text:style-name="P59">D</text:p>
          <text:p text:style-name="P58">Declarations<text:tab/>25</text:p>
          <text:p text:style-name="P58">Demo.rb<text:tab/>11</text:p>
          <text:p text:style-name="P58">distinct?<text:tab/>85</text:p>
          <text:p text:style-name="P58">do<text:tab/>22</text:p>
          <text:p text:style-name="P58">do_map_name<text:tab/>36</text:p>
          <text:p text:style-name="P58">drop<text:tab/>18</text:p>
          <text:p text:style-name="P58">Duck Typing<text:tab/>25</text:p>
          <text:p text:style-name="P58">dup<text:tab/>18</text:p>
          <text:p text:style-name="P59">E</text:p>
          <text:p text:style-name="P58">else<text:tab/>20</text:p>
          <text:p text:style-name="P59">F</text:p>
          <text:p text:style-name="P58">FalseClass<text:tab/>65</text:p>
          <text:p text:style-name="P58">Float<text:tab/>67</text:p>
          <text:p text:style-name="P59">H</text:p>
          <text:p text:style-name="P58">Hash<text:tab/>68</text:p>
          <text:p text:style-name="P59">I</text:p>
          <text:p text:style-name="P58">i<text:tab/>22</text:p>
          <text:p text:style-name="P58">identical?<text:tab/>86</text:p>
          <text:p text:style-name="P58">if<text:tab/>20</text:p>
          <text:p text:style-name="P58">Inheritance<text:tab/>33</text:p>
          <text:p text:style-name="P58">inst:<text:tab/>79</text:p>
          <text:p text:style-name="P58">InStream<text:tab/>69</text:p>
          <text:p text:style-name="P58">Integer<text:tab/>70</text:p>
          <text:p text:style-name="P59">J</text:p>
          <text:p text:style-name="P58">j<text:tab/>22</text:p>
          <text:p text:style-name="P59">L</text:p>
          <text:p text:style-name="P58">Late Binding<text:tab/>33</text:p>
          <text:p text:style-name="P58">local:<text:tab/>79</text:p>
          <text:p text:style-name="P58">loop<text:tab/>22</text:p>
          <text:p text:style-name="P59">M</text:p>
          <text:p text:style-name="P58">max<text:tab/>86</text:p>
          <text:p text:style-name="P58">MaxNumeric<text:tab/>72</text:p>
          <text:p text:style-name="P58">Method Mapping<text:tab/>34</text:p>
          <text:p text:style-name="P58">Methods<text:tab/>33</text:p>
          <text:p text:style-name="P58">min<text:tab/>86</text:p>
          <text:p text:style-name="P58">MinNumeric<text:tab/>73</text:p>
          <text:p text:style-name="P58">Mutation<text:tab/>27</text:p>
          <text:p text:style-name="P59">N</text:p>
          <text:p text:style-name="P58">nil&lt;&gt;<text:tab/>87</text:p>
          <text:p text:style-name="P58">nil=<text:tab/>87</text:p>
          <text:p text:style-name="P58">NilClass<text:tab/>74</text:p>
          <text:p text:style-name="P58">nip<text:tab/>18</text:p>
          <text:p text:style-name="P58">not<text:tab/>87</text:p>
          <text:p text:style-name="P58">Numeric<text:tab/>75</text:p>
          <text:p text:style-name="P59">O</text:p>
          <text:p text:style-name="P58">Object<text:tab/>78</text:p>
          <text:p text:style-name="P58">OutStream<text:tab/>88</text:p>
          <text:p text:style-name="P58">over<text:tab/>18</text:p>
          <text:p text:style-name="P59">P</text:p>
          <text:p text:style-name="P58">pick<text:tab/>18</text:p>
          <text:p text:style-name="P58">Polymorphism<text:tab/>33</text:p>
          <text:p text:style-name="P58">Procedure<text:tab/>90</text:p>
          <text:p text:style-name="P59">Q</text:p>
          <text:p text:style-name="P58">Queue<text:tab/>91</text:p>
          <text:p text:style-name="P59">R</text:p>
          <text:p text:style-name="P58">Rake<text:tab/>11</text:p>
          <text:p text:style-name="P58">Rational<text:tab/>92</text:p>
          <text:p text:style-name="P58">Referencing<text:tab/>26</text:p>
          <text:p text:style-name="P58">repeat<text:tab/>24</text:p>
          <text:p text:style-name="P58">Routing<text:tab/>35</text:p>
          <text:p text:style-name="P59">S</text:p>
          <text:p text:style-name="P58">Scoping<text:tab/>25</text:p>
          <text:p text:style-name="P58">Stack<text:tab/>94</text:p>
          <text:p text:style-name="P58">String<text:tab/>95</text:p>
          <text:p text:style-name="P58">super<text:tab/>58, 79</text:p>
          <text:p text:style-name="P58">swap<text:tab/>19</text:p>
          <text:p text:style-name="P58">switch<text:tab/>20</text:p>
          <text:p text:style-name="P58">SymbolMap<text:tab/>34</text:p>
          <text:p text:style-name="P59">T</text:p>
          <text:p text:style-name="P58">Thanks<text:tab/>9</text:p>
          <text:p text:style-name="P58">then<text:tab/>20</text:p>
          <text:p text:style-name="P58">Thread<text:tab/>97</text:p>
          <text:p text:style-name="P58">TrueClass<text:tab/>98</text:p>
          <text:p text:style-name="P58">tuck<text:tab/>19</text:p>
          <text:p text:style-name="P58">Typing<text:tab/>25</text:p>
          <text:p text:style-name="P59">U</text:p>
          <text:p text:style-name="P58">until<text:tab/>24</text:p>
          <text:p text:style-name="P59">V</text:p>
          <text:p text:style-name="P58">val:<text:tab/>25, 58</text:p>
          <text:p text:style-name="P58">val@:<text:tab/>26, 58</text:p>
          <text:p text:style-name="P58">val#:<text:tab/>26</text:p>
          <text:p text:style-name="P58">val$:<text:tab/>26</text:p>
          <text:p text:style-name="P58">var:<text:tab/>25, 58</text:p>
          <text:p text:style-name="P58">var@:<text:tab/>26, 59</text:p>
          <text:p text:style-name="P58">var#:<text:tab/>26</text:p>
          <text:p text:style-name="P58">var$:<text:tab/>26</text:p>
          <text:p text:style-name="P58">VirtualMachine<text:tab/>99</text:p>
          <text:p text:style-name="P59">X</text:p>
          <text:p text:style-name="P58">x<text:tab/>47</text:p>
          <text:p text:style-name="P59">^</text:p>
          <text:p text:style-name="P58">^^<text:tab/>65, 74, 85</text:p>
          <text:p text:style-name="P59">-</text:p>
          <text:p text:style-name="P58">-i<text:tab/>22</text:p>
          <text:p text:style-name="P58">-j<text:tab/>22</text:p>
          <text:p text:style-name="P59">;</text:p>
          <text:p text:style-name="P58">;<text:tab/>59, 79</text:p>
          <text:p text:style-name="P59">:</text:p>
          <text:p text:style-name="P58">:<text:tab/>35</text:p>
          <text:p text:style-name="P59">!</text:p>
          <text:p text:style-name="P58">!<text:tab/>49</text:p>
          <text:p text:style-name="P59">.</text:p>
          <text:p text:style-name="P58">.<text:tab/>78</text:p>
          <text:p text:style-name="P58">.-left<text:tab/>50</text:p>
          <text:p text:style-name="P58">.-mid<text:tab/>51</text:p>
          <text:p text:style-name="P58">.-midlr<text:tab/>51</text:p>
          <text:p text:style-name="P58">.-right<text:tab/>51</text:p>
          <text:p text:style-name="P58">.:<text:tab/>35, 57</text:p>
          <text:p text:style-name="P58">.::<text:tab/>35, 79</text:p>
          <text:p text:style-name="P58">.[]!<text:tab/>51</text:p>
          <text:p text:style-name="P58">.[]@<text:tab/>52</text:p>
          <text:p text:style-name="P58">.+left<text:tab/>49</text:p>
          <text:p text:style-name="P58">.+mid<text:tab/>50</text:p>
          <text:p text:style-name="P58">.+midlr<text:tab/>50</text:p>
          <text:p text:style-name="P58">.+right<text:tab/>50</text:p>
          <text:p text:style-name="P58">.cbrt<text:tab/>63</text:p>
          <text:p text:style-name="P58">.class<text:tab/>79</text:p>
          <text:p text:style-name="P58">.clone<text:tab/>80</text:p>
          <text:p text:style-name="P58">.copy<text:tab/>80</text:p>
          <text:p text:style-name="P58">.e**<text:tab/>63</text:p>
          <text:p text:style-name="P58">.init<text:tab/>26, 80</text:p>
          <text:p text:style-name="P58">.is_class?<text:tab/>59, 80</text:p>
          <text:p text:style-name="P58">.left<text:tab/>52</text:p>
          <text:p text:style-name="P58">.length<text:tab/>52</text:p>
          <text:p text:style-name="P58">.max<text:tab/>53</text:p>
          <text:p text:style-name="P58">.mid<text:tab/>53</text:p>
          <text:p text:style-name="P58">.midlr<text:tab/>53</text:p>
          <text:p text:style-name="P58">.min<text:tab/>54</text:p>
          <text:p text:style-name="P58">.name<text:tab/>81</text:p>
          <text:p text:style-name="P58">.new<text:tab/>47, 59</text:p>
          <text:p text:style-name="P58">.new_size<text:tab/>48</text:p>
          <text:p text:style-name="P58">.new_value<text:tab/>48</text:p>
          <text:p text:style-name="P58">.new_values<text:tab/>48</text:p>
          <text:p text:style-name="P58">.new{<text:tab/>47</text:p>
          <text:p text:style-name="P58">.parent_class<text:tab/>60</text:p>
          <text:p text:style-name="P58">.pp<text:tab/>54</text:p>
          <text:p text:style-name="P58">.reverse<text:tab/>54</text:p>
          <text:p text:style-name="P58">.right<text:tab/>54</text:p>
          <text:p text:style-name="P58">.shuffle<text:tab/>55</text:p>
          <text:p text:style-name="P58">.sort<text:tab/>55</text:p>
          <text:p text:style-name="P58">.split<text:tab/>63, 92</text:p>
          <text:p text:style-name="P58">.sqrt<text:tab/>63</text:p>
          <text:p text:style-name="P58">.strlen<text:tab/>81</text:p>
          <text:p text:style-name="P58">.strmax<text:tab/>55</text:p>
          <text:p text:style-name="P58">.subclass:<text:tab/>60</text:p>
          <text:p text:style-name="P58">.to_f<text:tab/>81</text:p>
          <text:p text:style-name="P58">.to_f!<text:tab/>82</text:p>
          <text:p text:style-name="P58">.to_i<text:tab/>82</text:p>
          <text:p text:style-name="P58">.to_i!<text:tab/>82</text:p>
          <text:p text:style-name="P58"><text:soft-page-break/>.to_n<text:tab/>82</text:p>
          <text:p text:style-name="P58">.to_n!<text:tab/>83</text:p>
          <text:p text:style-name="P58">.to_r<text:tab/>83</text:p>
          <text:p text:style-name="P58">.to_r!<text:tab/>84</text:p>
          <text:p text:style-name="P58">.to_s<text:tab/>60, 84</text:p>
          <text:p text:style-name="P58">.to_x<text:tab/>84</text:p>
          <text:p text:style-name="P58">.to_x!<text:tab/>85</text:p>
          <text:p text:style-name="P59">)</text:p>
          <text:p text:style-name="P58">)entries<text:tab/>103</text:p>
          <text:p text:style-name="P58">)methods<text:tab/>61, 78</text:p>
          <text:p text:style-name="P58">)stubs<text:tab/>61</text:p>
          <text:p text:style-name="P59">}</text:p>
          <text:p text:style-name="P58">}<text:tab/>47</text:p>
          <text:p text:style-name="P59">@</text:p>
          <text:p text:style-name="P58">@<text:tab/>56</text:p>
          <text:p text:style-name="P59">&amp;</text:p>
          <text:p text:style-name="P58">&amp;&amp;<text:tab/>65, 74, 78</text:p>
          <text:p text:style-name="P59">+</text:p>
          <text:p text:style-name="P58">+<text:tab/>49</text:p>
          <text:p text:style-name="P58">+loop<text:tab/>22</text:p>
          <text:p text:style-name="P59">&lt;</text:p>
          <text:p text:style-name="P58">&lt;&lt;<text:tab/>56</text:p>
          <text:p text:style-name="P58">&lt;&gt;<text:tab/>85</text:p>
          <text:p text:style-name="P59">=</text:p>
          <text:p text:style-name="P58">=<text:tab/>85</text:p>
          <text:p text:style-name="P59">|</text:p>
          <text:p text:style-name="P58">||<text:tab/>65, 74, 87</text:p>
        </text:index-body>
      </text:alphabetical-index>
      <text:p text:style-name="P3"/>
      <text:h text:style-name="Heading_20_1" text:outline-level="1">Edit History:</text:h>
      <text:p text:style-name="Text_20_body"/>
      <text:p text:style-name="P3">PCC – December 14, 2014 – Initial draft of User's Guide started. </text:p>
      <text:p text:style-name="P3"/>
      <text:p text:style-name="P3"/>
      <text:p text:style-name="P3"/>
      <text:p text:style-name="P3">– Stored here for use throughout. Delete before release.</text:p>
      <text:p text:style-name="P3"/>
      <table:table table:name="Table58" table:style-name="Table58">
        <table:table-column table:style-name="Table58.A"/>
        <table:table-column table:style-name="Table58.B"/>
        <table:table-row table:style-name="Table58.1">
          <table:table-cell table:style-name="Table58.A1" table:number-columns-spanned="2" office:value-type="string">
            <text:p text:style-name="P15">[before] word [after] (h3)</text:p>
            <text:p text:style-name="Text_20_body">Routing:</text:p>
            <text:p text:style-name="P3">description</text:p>
          </table:table-cell>
          <table:covered-table-cell/>
        </table:table-row>
        <table:table-row table:style-name="Table58.1">
          <table:table-cell table:style-name="Table58.A2" office:value-type="string">
            <text:p text:style-name="P13">Code</text:p>
          </table:table-cell>
          <table:table-cell table:style-name="Table58.B2" office:value-type="string">
            <text:p text:style-name="P13">Result</text:p>
          </table:table-cell>
        </table:table-row>
        <table:table-row table:style-name="Table58.1">
          <table:table-cell table:style-name="Table58.A2" office:value-type="string">
            <text:p text:style-name="Snippet"/>
          </table:table-cell>
          <table:table-cell table:style-name="Table58.B2" office:value-type="string">
            <text:p text:style-name="P15"/>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15">[before] word [after] (h4)</text:p>
            <text:p text:style-name="Text_20_body">Routing:<text:span text:style-name="T12"> Compiler Context.</text:span></text:p>
            <text:p text:style-name="P3">description</text:p>
          </table:table-cell>
          <table:covered-table-cell/>
        </table:table-row>
        <table:table-row table:style-name="Table61.2">
          <table:table-cell table:style-name="Table61.A2" office:value-type="string">
            <text:p text:style-name="P13">Code</text:p>
          </table:table-cell>
          <table:table-cell table:style-name="Table61.B2" office:value-type="string">
            <text:p text:style-name="P13">Result</text:p>
          </table:table-cell>
        </table:table-row>
        <table:table-row table:style-name="Table61.2">
          <table:table-cell table:style-name="Table61.A2" office:value-type="string">
            <text:p text:style-name="Snippet"/>
          </table:table-cell>
          <table:table-cell table:style-name="Table61.B2" office:value-type="string">
            <text:p text:style-name="P15"/>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3">Code</text:p>
          </table:table-cell>
          <table:table-cell table:style-name="Table102.B1" office:value-type="string">
            <text:p text:style-name="P13">Result</text:p>
          </table:table-cell>
        </table:table-row>
        <table:table-row table:style-name="Table102.1">
          <table:table-cell table:style-name="Table102.A2" office:value-type="string">
            <text:p text:style-name="Snippet"/>
          </table:table-cell>
          <table:table-cell table:style-name="Table102.B2" office:value-type="string">
            <text:p text:style-name="P15"/>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06</text:page-number> of <text:page-count>108</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6DT10H24M49S</meta:editing-duration>
    <meta:editing-cycles>1601</meta:editing-cycles>
    <meta:generator>OpenOffice/4.1.1$Win32 OpenOffice.org_project/411m6$Build-9775</meta:generator>
    <dc:date>2015-04-06T11:12:18.63</dc:date>
    <dc:creator>Peter Camilleri</dc:creator>
    <meta:printed-by>Peter Camilleri</meta:printed-by>
    <meta:print-date>2015-02-10T10:49:15.76</meta:print-date>
    <meta:document-statistic meta:table-count="101" meta:image-count="0" meta:object-count="0" meta:page-count="108" meta:paragraph-count="3468" meta:word-count="18981" meta:character-count="109268"/>
    <meta:template xlink:type="simple" xlink:actuate="onRequest" xlink:title="MyDefault" xlink:href="../../../../OpenOffice.org/3/user/template/MyDefault.ott" meta:date="2014-06-26T22:09:00.24"/>
  </office:meta>
</office:document-meta>
</file>